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5.77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office:automatic-styles>
  <office:body>
    <office:spreadsheet>
      <table:table table:name="Sheet1" table:style-name="ta1" table:print="false">
        <table:table-column table:style-name="co3" table:number-columns-repeated="3" table:default-cell-style-name="Default"/>
        <table:table-column table:style-name="co2" table:default-cell-style-name="Default"/>
        <table:table-column table:style-name="co3" table:default-cell-style-name="Default"/>
        <table:table-column table:style-name="co2" table:number-columns-repeated="1017" table:default-cell-style-name="Default"/>
        <table:table-row table:style-name="ro2">
          <table:table-cell table:style-name="ce1" table:number-columns-repeated="3"/>
          <table:table-cell table:style-name="ce1" office:value-type="string">
            <text:p>Filename</text:p>
          </table:table-cell>
          <table:table-cell table:style-name="ce1" office:value-type="string">
            <text:p>Name</text:p>
          </table:table-cell>
          <table:table-cell table:style-name="ce1" office:value-type="string">
            <text:p>Rarity</text:p>
          </table:table-cell>
          <table:table-cell table:style-name="ce1" office:value-type="string">
            <text:p>Type</text:p>
          </table:table-cell>
          <table:table-cell table:style-name="ce1" office:value-type="string">
            <text:p>Cost</text:p>
          </table:table-cell>
          <table:table-cell table:style-name="ce1" office:value-type="string">
            <text:p>Cost Type</text:p>
          </table:table-cell>
          <table:table-cell table:style-name="ce1" office:value-type="string">
            <text:p>Cancel</text:p>
          </table:table-cell>
          <table:table-cell table:style-name="ce1" office:value-type="string">
            <text:p>Cancel Type</text:p>
          </table:table-cell>
          <table:table-cell table:style-name="ce1" office:value-type="string">
            <text:p>Wealth</text:p>
          </table:table-cell>
          <table:table-cell table:style-name="ce1" office:value-type="string">
            <text:p>Attack</text:p>
          </table:table-cell>
          <table:table-cell table:style-name="ce1" office:value-type="string">
            <text:p>Parry</text:p>
          </table:table-cell>
          <table:table-cell table:style-name="ce1" office:value-type="string">
            <text:p>Cannon</text:p>
          </table:table-cell>
          <table:table-cell table:style-name="ce1" office:value-type="string">
            <text:p>Sailing</text:p>
          </table:table-cell>
          <table:table-cell table:style-name="ce1" office:value-type="string">
            <text:p>Adventuring</text:p>
          </table:table-cell>
          <table:table-cell table:style-name="ce1" office:value-type="string">
            <text:p>Influence</text:p>
          </table:table-cell>
          <table:table-cell table:style-name="ce1" office:value-type="string">
            <text:p>Swashbuckling</text:p>
          </table:table-cell>
          <table:table-cell table:style-name="ce1" office:value-type="string">
            <text:p>Crew Max.</text:p>
          </table:table-cell>
          <table:table-cell table:style-name="ce1" office:value-type="string">
            <text:p>Move Cost</text:p>
          </table:table-cell>
          <table:table-cell table:style-name="ce1" office:value-type="string">
            <text:p>Faction</text:p>
          </table:table-cell>
          <table:table-cell table:style-name="ce1" office:value-type="string">
            <text:p>Text</text:p>
          </table:table-cell>
          <table:table-cell table:style-name="ce1" table:number-columns-repeated="999"/>
        </table:table-row>
        <table:table-row table:style-name="ro2">
          <table:table-cell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office:value-type="string" office:string-value="  &lt;card id=~158a0582-05a7-456d-a1e7-213772ef04fc~ name=~Alesio's Sacrific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ate 1 Knack React: Tack Alesio’s Sacrifice after one of your Crew with an Influence cost greater than 3 is sunk. Place the Crew in your discard pile.~ /&gt;&lt;/card&gt;">
            <text:p><text:s text:c="2"/>&lt;card id=~158a0582-05a7-456d-a1e7-213772ef04fc~ name=~Alesio's Sacrific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ate 1 Knack React: Tack Alesio’s Sacrifice after one of your Crew with an Influence cost greater than 3 is sunk. Place the Crew in your discard pile.~ /&gt;&lt;/card&gt;</text:p>
          </table:table-cell>
          <table:table-cell table:formula="of:=CONCATENATE(&quot; &lt;Relationship Target=~/cards/&quot;;[.D2];&quot;.jpg~ Id=~C&quot;;[.C2];&quot;~ Type=~http://schemas.octgn.org/picture~/&gt;&quot;)" office:value-type="string" office:string-value=" &lt;Relationship Target=~/cards/HE_alesiossacrifice.jpg~ Id=~C158a0582-05a7-456d-a1e7-213772ef04fc~ Type=~http://schemas.octgn.org/picture~/&gt;">
            <text:p><text:s/>&lt;Relationship Target=~/cards/HE_alesiossacrifice.jpg~ Id=~C158a0582-05a7-456d-a1e7-213772ef04fc~ Type=~http://schemas.octgn.org/picture~/&gt;</text:p>
          </table:table-cell>
          <table:table-cell office:value-type="string">
            <text:p>158a0582-05a7-456d-a1e7-213772ef04fc</text:p>
          </table:table-cell>
          <table:table-cell office:value-type="string">
            <text:p>HE_alesiossacrifice</text:p>
          </table:table-cell>
          <table:table-cell office:value-type="string">
            <text:p>Alesio's Sacrifice</text:p>
          </table:table-cell>
          <table:table-cell office:value-type="string">
            <text:p>U</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Fate 1 Knack React: Tack Alesio’s Sacrifice after one of your Crew with an Influence cost greater than 3 is sunk. Place the Crew in your discard pile.</text:p>
          </table:table-cell>
          <table:table-cell table:number-columns-repeated="999"/>
        </table:table-row>
        <table:table-row table:style-name="ro2">
          <table:table-cell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office:value-type="string" office:string-value="  &lt;card id=~7627de17-56e6-49d9-8889-03995f40ae5d~ name=~Allende 's Rescue~&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entering a Boarding. Tack one of your Crew aligned to your Captain’s faction to untack your Captain if your Captain has the Heroic trait.~ /&gt;&lt;/card&gt;">
            <text:p><text:s text:c="2"/>&lt;card id=~7627de17-56e6-49d9-8889-03995f40ae5d~ name=~Allende 's Rescue~&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entering a Boarding. Tack one of your Crew aligned to your Captain’s faction to untack your Captain if your Captain has the Heroic trait.~ /&gt;&lt;/card&gt;</text:p>
          </table:table-cell>
          <table:table-cell table:formula="of:=CONCATENATE(&quot; &lt;Relationship Target=~/cards/&quot;;[.D3];&quot;.jpg~ Id=~C&quot;;[.C3];&quot;~ Type=~http://schemas.octgn.org/picture~/&gt;&quot;)" office:value-type="string" office:string-value=" &lt;Relationship Target=~/cards/HE_allendesrescue.jpg~ Id=~C7627de17-56e6-49d9-8889-03995f40ae5d~ Type=~http://schemas.octgn.org/picture~/&gt;">
            <text:p><text:s/>&lt;Relationship Target=~/cards/HE_allendesrescue.jpg~ Id=~C7627de17-56e6-49d9-8889-03995f40ae5d~ Type=~http://schemas.octgn.org/picture~/&gt;</text:p>
          </table:table-cell>
          <table:table-cell office:value-type="string">
            <text:p>7627de17-56e6-49d9-8889-03995f40ae5d</text:p>
          </table:table-cell>
          <table:table-cell office:value-type="string">
            <text:p>HE_allendesrescue</text:p>
          </table:table-cell>
          <table:table-cell office:value-type="string">
            <text:p>Allende 's Rescue</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when you are entering a Boarding. Tack one of your Crew aligned to your Captain’s faction to untack your Captain if your Captain has the Heroic trait.</text:p>
          </table:table-cell>
          <table:table-cell table:number-columns-repeated="999"/>
        </table:table-row>
        <table:table-row table:style-name="ro2">
          <table:table-cell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office:value-type="string" office:string-value="  &lt;card id=~45551ade-5162-490d-b76b-cf839fdd873d~ name=~Andare de Castillo~&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astille~ /&gt;&lt;property name=~Text~ value=~Holy Andare has +2 Influence and +1 Swashbuckling while you have one or more cards in play with the Oath trait.~ /&gt;&lt;/card&gt;">
            <text:p><text:s text:c="2"/>&lt;card id=~45551ade-5162-490d-b76b-cf839fdd873d~ name=~Andare de Castillo~&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astille~ /&gt;&lt;property name=~Text~ value=~Holy Andare has +2 Influence and +1 Swashbuckling while you have one or more cards in play with the Oath trait.~ /&gt;&lt;/card&gt;</text:p>
          </table:table-cell>
          <table:table-cell table:formula="of:=CONCATENATE(&quot; &lt;Relationship Target=~/cards/&quot;;[.D4];&quot;.jpg~ Id=~C&quot;;[.C4];&quot;~ Type=~http://schemas.octgn.org/picture~/&gt;&quot;)" office:value-type="string" office:string-value=" &lt;Relationship Target=~/cards/HE_andaredecastillo.jpg~ Id=~C45551ade-5162-490d-b76b-cf839fdd873d~ Type=~http://schemas.octgn.org/picture~/&gt;">
            <text:p><text:s/>&lt;Relationship Target=~/cards/HE_andaredecastillo.jpg~ Id=~C45551ade-5162-490d-b76b-cf839fdd873d~ Type=~http://schemas.octgn.org/picture~/&gt;</text:p>
          </table:table-cell>
          <table:table-cell office:value-type="string">
            <text:p>45551ade-5162-490d-b76b-cf839fdd873d</text:p>
          </table:table-cell>
          <table:table-cell office:value-type="string">
            <text:p>HE_andaredecastillo</text:p>
          </table:table-cell>
          <table:table-cell office:value-type="string">
            <text:p>Andare de Castillo</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table:number-columns-repeated="2"/>
          <table:table-cell office:value-type="string">
            <text:p>Castille</text:p>
          </table:table-cell>
          <table:table-cell office:value-type="string">
            <text:p>Holy Andare has +2 Influence and +1 Swashbuckling while you have one or more cards in play with the Oath trait.</text:p>
          </table:table-cell>
          <table:table-cell table:number-columns-repeated="999"/>
        </table:table-row>
        <table:table-row table:style-name="ro2">
          <table:table-cell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office:value-type="string" office:string-value="  &lt;card id=~2e6a6df2-3a11-4432-b88f-482a9a11d4c3~ name=~Andre Braudel (Experienced)~&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Gosse's Gentlemen~ /&gt;&lt;property name=~Text~ value=~Experienced • Unique • First Mate Heroic • Loyal • Swordsman +2 (Andre inflicts 2 extra hits during Boarding Attacks) Act: Tack Andre to suffer 2 fewer Hits from all cannon attacks (minimum 0) until the end of the turn.~ /&gt;&lt;/card&gt;">
            <text:p><text:s text:c="2"/>&lt;card id=~2e6a6df2-3a11-4432-b88f-482a9a11d4c3~ name=~Andre Braudel (Experienced)~&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Gosse's Gentlemen~ /&gt;&lt;property name=~Text~ value=~Experienced • Unique • First Mate Heroic • Loyal • Swordsman +2 (Andre inflicts 2 extra hits during Boarding Attacks) Act: Tack Andre to suffer 2 fewer Hits from all cannon attacks (minimum 0) until the end of the turn.~ /&gt;&lt;/card&gt;</text:p>
          </table:table-cell>
          <table:table-cell table:formula="of:=CONCATENATE(&quot; &lt;Relationship Target=~/cards/&quot;;[.D5];&quot;.jpg~ Id=~C&quot;;[.C5];&quot;~ Type=~http://schemas.octgn.org/picture~/&gt;&quot;)" office:value-type="string" office:string-value=" &lt;Relationship Target=~/cards/HE_andrebraudelx.jpg~ Id=~C2e6a6df2-3a11-4432-b88f-482a9a11d4c3~ Type=~http://schemas.octgn.org/picture~/&gt;">
            <text:p><text:s/>&lt;Relationship Target=~/cards/HE_andrebraudelx.jpg~ Id=~C2e6a6df2-3a11-4432-b88f-482a9a11d4c3~ Type=~http://schemas.octgn.org/picture~/&gt;</text:p>
          </table:table-cell>
          <table:table-cell office:value-type="string">
            <text:p>2e6a6df2-3a11-4432-b88f-482a9a11d4c3</text:p>
          </table:table-cell>
          <table:table-cell office:value-type="string">
            <text:p>HE_andrebraudelx</text:p>
          </table:table-cell>
          <table:table-cell office:value-type="string">
            <text:p>Andre Braudel (Experienced)</text:p>
          </table:table-cell>
          <table:table-cell office:value-type="string">
            <text:p>F</text:p>
          </table:table-cell>
          <table:table-cell office:value-type="string">
            <text:p>crew</text:p>
          </table:table-cell>
          <table:table-cell office:value-type="float" office:value="9">
            <text:p>9</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2"/>
          <table:table-cell office:value-type="string">
            <text:p>Gosse's Gentlemen</text:p>
          </table:table-cell>
          <table:table-cell office:value-type="string">
            <text:p>Experienced • Unique • First Mate Heroic • Loyal • Swordsman +2 (Andre inflicts 2 extra hits during Boarding Attacks) Act: Tack Andre to suffer 2 fewer Hits from all cannon attacks (minimum 0) until the end of the turn.</text:p>
          </table:table-cell>
          <table:table-cell table:number-columns-repeated="999"/>
        </table:table-row>
        <table:table-row table:style-name="ro2">
          <table:table-cell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office:value-type="string" office:string-value="  &lt;card id=~810ceca9-9cfc-4f71-990e-f639c29168f9~ name=~Benny Gimbl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1~ /&gt;&lt;property name=~Crew Max.~ value=~~ /&gt;&lt;property name=~Move Cost~ value=~~ /&gt;&lt;property name=~Faction~ value=~Sea Dogs~ /&gt;&lt;property name=~Text~ value=~Experienced • Unique • Loyal Glamour 2 React: Discard an Attachment attached to Benny when you are suffering Hits to reduce the Hits suffered by 2.~ /&gt;&lt;/card&gt;">
            <text:p><text:s text:c="2"/>&lt;card id=~810ceca9-9cfc-4f71-990e-f639c29168f9~ name=~Benny Gimbl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1~ /&gt;&lt;property name=~Crew Max.~ value=~~ /&gt;&lt;property name=~Move Cost~ value=~~ /&gt;&lt;property name=~Faction~ value=~Sea Dogs~ /&gt;&lt;property name=~Text~ value=~Experienced • Unique • Loyal Glamour 2 React: Discard an Attachment attached to Benny when you are suffering Hits to reduce the Hits suffered by 2.~ /&gt;&lt;/card&gt;</text:p>
          </table:table-cell>
          <table:table-cell table:formula="of:=CONCATENATE(&quot; &lt;Relationship Target=~/cards/&quot;;[.D6];&quot;.jpg~ Id=~C&quot;;[.C6];&quot;~ Type=~http://schemas.octgn.org/picture~/&gt;&quot;)" office:value-type="string" office:string-value=" &lt;Relationship Target=~/cards/HE_bennygimble.jpg~ Id=~C810ceca9-9cfc-4f71-990e-f639c29168f9~ Type=~http://schemas.octgn.org/picture~/&gt;">
            <text:p><text:s/>&lt;Relationship Target=~/cards/HE_bennygimble.jpg~ Id=~C810ceca9-9cfc-4f71-990e-f639c29168f9~ Type=~http://schemas.octgn.org/picture~/&gt;</text:p>
          </table:table-cell>
          <table:table-cell office:value-type="string">
            <text:p>810ceca9-9cfc-4f71-990e-f639c29168f9</text:p>
          </table:table-cell>
          <table:table-cell office:value-type="string">
            <text:p>HE_bennygimble</text:p>
          </table:table-cell>
          <table:table-cell office:value-type="string">
            <text:p>Benny Gimble</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2"/>
          <table:table-cell office:value-type="string">
            <text:p>Sea Dogs</text:p>
          </table:table-cell>
          <table:table-cell office:value-type="string">
            <text:p>Experienced • Unique • Loyal Glamour 2 React: Discard an Attachment attached to Benny when you are suffering Hits to reduce the Hits suffered by 2.</text:p>
          </table:table-cell>
          <table:table-cell table:number-columns-repeated="999"/>
        </table:table-row>
        <table:table-row table:style-name="ro2">
          <table:table-cell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office:value-type="string" office:string-value="  &lt;card id=~5947eeef-7cc9-48fb-9eca-f2b992b384a3~ name=~Blink Attac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orte of 1 or more. Crew Attachment • Porte 1 Knack: Act: Tack this Crew to target another player’s untacked, non-Captain Crew. Play a card out of your hand as a Boarding Attack to begin a Duel between this Crew and the target Crew.~ /&gt;&lt;/card&gt;">
            <text:p><text:s text:c="2"/>&lt;card id=~5947eeef-7cc9-48fb-9eca-f2b992b384a3~ name=~Blink Attac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orte of 1 or more. Crew Attachment • Porte 1 Knack: Act: Tack this Crew to target another player’s untacked, non-Captain Crew. Play a card out of your hand as a Boarding Attack to begin a Duel between this Crew and the target Crew.~ /&gt;&lt;/card&gt;</text:p>
          </table:table-cell>
          <table:table-cell table:formula="of:=CONCATENATE(&quot; &lt;Relationship Target=~/cards/&quot;;[.D7];&quot;.jpg~ Id=~C&quot;;[.C7];&quot;~ Type=~http://schemas.octgn.org/picture~/&gt;&quot;)" office:value-type="string" office:string-value=" &lt;Relationship Target=~/cards/HE_blinkattack.jpg~ Id=~C5947eeef-7cc9-48fb-9eca-f2b992b384a3~ Type=~http://schemas.octgn.org/picture~/&gt;">
            <text:p><text:s/>&lt;Relationship Target=~/cards/HE_blinkattack.jpg~ Id=~C5947eeef-7cc9-48fb-9eca-f2b992b384a3~ Type=~http://schemas.octgn.org/picture~/&gt;</text:p>
          </table:table-cell>
          <table:table-cell office:value-type="string">
            <text:p>5947eeef-7cc9-48fb-9eca-f2b992b384a3</text:p>
          </table:table-cell>
          <table:table-cell office:value-type="string">
            <text:p>HE_blinkattack</text:p>
          </table:table-cell>
          <table:table-cell office:value-type="string">
            <text:p>Blink Attack</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one of your Sorcerers with Porte of 1 or more. Crew Attachment • Porte 1 Knack: Act: Tack this Crew to target another player’s untacked, non-Captain Crew. Play a card out of your hand as a Boarding Attack to begin a Duel between this Crew and the target Crew.</text:p>
          </table:table-cell>
          <table:table-cell table:number-columns-repeated="999"/>
        </table:table-row>
        <table:table-row table:style-name="ro2">
          <table:table-cell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office:value-type="string" office:string-value="  &lt;card id=~3bcbddc1-d690-4f27-94be-1f8aa0a89b7f~ name=~Bones of Our Ancestors~&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Patron • You may tack one of your Lærdom Sorcerers when attaching this card to your Captain to reduce the Influence cost of this card to 0. React: Tack this card when you inflict Hits on another Ship in this Sea. That Ship suffers 3 additional Hits.~ /&gt;&lt;/card&gt;">
            <text:p><text:s text:c="2"/>&lt;card id=~3bcbddc1-d690-4f27-94be-1f8aa0a89b7f~ name=~Bones of Our Ancestors~&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Patron • You may tack one of your Lærdom Sorcerers when attaching this card to your Captain to reduce the Influence cost of this card to 0. React: Tack this card when you inflict Hits on another Ship in this Sea. That Ship suffers 3 additional Hits.~ /&gt;&lt;/card&gt;</text:p>
          </table:table-cell>
          <table:table-cell table:formula="of:=CONCATENATE(&quot; &lt;Relationship Target=~/cards/&quot;;[.D8];&quot;.jpg~ Id=~C&quot;;[.C8];&quot;~ Type=~http://schemas.octgn.org/picture~/&gt;&quot;)" office:value-type="string" office:string-value=" &lt;Relationship Target=~/cards/HE_bonesofourancestors.jpg~ Id=~C3bcbddc1-d690-4f27-94be-1f8aa0a89b7f~ Type=~http://schemas.octgn.org/picture~/&gt;">
            <text:p><text:s/>&lt;Relationship Target=~/cards/HE_bonesofourancestors.jpg~ Id=~C3bcbddc1-d690-4f27-94be-1f8aa0a89b7f~ Type=~http://schemas.octgn.org/picture~/&gt;</text:p>
          </table:table-cell>
          <table:table-cell office:value-type="string">
            <text:p>3bcbddc1-d690-4f27-94be-1f8aa0a89b7f</text:p>
          </table:table-cell>
          <table:table-cell office:value-type="string">
            <text:p>HE_bonesofourancestors</text:p>
          </table:table-cell>
          <table:table-cell office:value-type="string">
            <text:p>Bones of Our Ancestors</text:p>
          </table:table-cell>
          <table:table-cell office:value-type="string">
            <text:p>R</text:p>
          </table:table-cell>
          <table:table-cell office:value-type="string">
            <text:p>attachments</text:p>
          </table:table-cell>
          <table:table-cell office:value-type="float" office:value="4">
            <text:p>4</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VESTEN CAPTAIN ATTACHMENT Patron • You may tack one of your Lærdom Sorcerers when attaching this card to your Captain to reduce the Influence cost of this card to 0. React: Tack this card when you inflict Hits on another Ship in this Sea. That Ship suffers 3 additional Hits.</text:p>
          </table:table-cell>
          <table:table-cell table:number-columns-repeated="999"/>
        </table:table-row>
        <table:table-row table:style-name="ro2">
          <table:table-cell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office:value-type="string" office:string-value="  &lt;card id=~e8448fdb-90cf-4677-bf7e-3de7efa9e08a~ name=~Cathwulf Vogt~&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4~ /&gt;&lt;property name=~Sailing~ value=~2~ /&gt;&lt;property name=~Adventuring~ value=~2~ /&gt;&lt;property name=~Influence~ value=~1~ /&gt;&lt;property name=~Swashbuckling~ value=~3~ /&gt;&lt;property name=~Crew Max.~ value=~~ /&gt;&lt;property name=~Move Cost~ value=~~ /&gt;&lt;property name=~Faction~ value=~Montaigne~ /&gt;&lt;property name=~Text~ value=~Experienced • Unique Gunner Attachments which increase Cathwulf’s Cannon skill each provide an addtional +1 Cannon.~ /&gt;&lt;/card&gt;">
            <text:p><text:s text:c="2"/>&lt;card id=~e8448fdb-90cf-4677-bf7e-3de7efa9e08a~ name=~Cathwulf Vogt~&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4~ /&gt;&lt;property name=~Sailing~ value=~2~ /&gt;&lt;property name=~Adventuring~ value=~2~ /&gt;&lt;property name=~Influence~ value=~1~ /&gt;&lt;property name=~Swashbuckling~ value=~3~ /&gt;&lt;property name=~Crew Max.~ value=~~ /&gt;&lt;property name=~Move Cost~ value=~~ /&gt;&lt;property name=~Faction~ value=~Montaigne~ /&gt;&lt;property name=~Text~ value=~Experienced • Unique Gunner Attachments which increase Cathwulf’s Cannon skill each provide an addtional +1 Cannon.~ /&gt;&lt;/card&gt;</text:p>
          </table:table-cell>
          <table:table-cell table:formula="of:=CONCATENATE(&quot; &lt;Relationship Target=~/cards/&quot;;[.D9];&quot;.jpg~ Id=~C&quot;;[.C9];&quot;~ Type=~http://schemas.octgn.org/picture~/&gt;&quot;)" office:value-type="string" office:string-value=" &lt;Relationship Target=~/cards/HE_cathwulfvogt.jpg~ Id=~Ce8448fdb-90cf-4677-bf7e-3de7efa9e08a~ Type=~http://schemas.octgn.org/picture~/&gt;">
            <text:p><text:s/>&lt;Relationship Target=~/cards/HE_cathwulfvogt.jpg~ Id=~Ce8448fdb-90cf-4677-bf7e-3de7efa9e08a~ Type=~http://schemas.octgn.org/picture~/&gt;</text:p>
          </table:table-cell>
          <table:table-cell office:value-type="string">
            <text:p>e8448fdb-90cf-4677-bf7e-3de7efa9e08a</text:p>
          </table:table-cell>
          <table:table-cell office:value-type="string">
            <text:p>HE_cathwulfvogt</text:p>
          </table:table-cell>
          <table:table-cell office:value-type="string">
            <text:p>Cathwulf Vogt</text:p>
          </table:table-cell>
          <table:table-cell office:value-type="string">
            <text:p>R</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4">
            <text:p>4</text:p>
          </table:table-cell>
          <table:table-cell table:number-columns-repeated="2" office:value-type="float" office:value="2">
            <text:p>2</text:p>
          </table:table-cell>
          <table:table-cell office:value-type="float" office:value="1">
            <text:p>1</text:p>
          </table:table-cell>
          <table:table-cell office:value-type="float" office:value="3">
            <text:p>3</text:p>
          </table:table-cell>
          <table:table-cell table:number-columns-repeated="2"/>
          <table:table-cell office:value-type="string">
            <text:p>Montaigne</text:p>
          </table:table-cell>
          <table:table-cell office:value-type="string">
            <text:p>Experienced • Unique Gunner Attachments which increase Cathwulf’s Cannon skill each provide an addtional +1 Cannon.</text:p>
          </table:table-cell>
          <table:table-cell table:style-name="ce2"/>
          <table:table-cell office:value-type="string">
            <text:p>Horizon's Edge</text:p>
          </table:table-cell>
          <table:table-cell table:number-columns-repeated="997"/>
        </table:table-row>
        <table:table-row table:style-name="ro2">
          <table:table-cell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office:value-type="string" office:string-value="  &lt;card id=~a50c2ac2-d318-47c2-8ba1-48cbaf717004~ name=~Connor Lyn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4~ /&gt;&lt;property name=~Crew Max.~ value=~~ /&gt;&lt;property name=~Move Cost~ value=~~ /&gt;&lt;property name=~Faction~ value=~Gosse's Gentlemen~ /&gt;&lt;property name=~Text~ value=~Experienced • Unique • Heroic Swordsman +1 (Connor inflicts 1 extra hit during Boarding Attacks) During a Boarding, Connor has a bonus to his Swashbuckling equal to the number of Crew on the other Ship with an Influence cost less than 3.~ /&gt;&lt;/card&gt;">
            <text:p><text:s text:c="2"/>&lt;card id=~a50c2ac2-d318-47c2-8ba1-48cbaf717004~ name=~Connor Lyn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4~ /&gt;&lt;property name=~Crew Max.~ value=~~ /&gt;&lt;property name=~Move Cost~ value=~~ /&gt;&lt;property name=~Faction~ value=~Gosse's Gentlemen~ /&gt;&lt;property name=~Text~ value=~Experienced • Unique • Heroic Swordsman +1 (Connor inflicts 1 extra hit during Boarding Attacks) During a Boarding, Connor has a bonus to his Swashbuckling equal to the number of Crew on the other Ship with an Influence cost less than 3.~ /&gt;&lt;/card&gt;</text:p>
          </table:table-cell>
          <table:table-cell table:formula="of:=CONCATENATE(&quot; &lt;Relationship Target=~/cards/&quot;;[.D10];&quot;.jpg~ Id=~C&quot;;[.C10];&quot;~ Type=~http://schemas.octgn.org/picture~/&gt;&quot;)" office:value-type="string" office:string-value=" &lt;Relationship Target=~/cards/HE_connorlynch.jpg~ Id=~Ca50c2ac2-d318-47c2-8ba1-48cbaf717004~ Type=~http://schemas.octgn.org/picture~/&gt;">
            <text:p><text:s/>&lt;Relationship Target=~/cards/HE_connorlynch.jpg~ Id=~Ca50c2ac2-d318-47c2-8ba1-48cbaf717004~ Type=~http://schemas.octgn.org/picture~/&gt;</text:p>
          </table:table-cell>
          <table:table-cell office:value-type="string">
            <text:p>a50c2ac2-d318-47c2-8ba1-48cbaf717004</text:p>
          </table:table-cell>
          <table:table-cell office:value-type="string">
            <text:p>HE_connorlynch</text:p>
          </table:table-cell>
          <table:table-cell office:value-type="string">
            <text:p>Connor Lynch</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4">
            <text:p>4</text:p>
          </table:table-cell>
          <table:table-cell table:number-columns-repeated="2"/>
          <table:table-cell office:value-type="string">
            <text:p>Gosse's Gentlemen</text:p>
          </table:table-cell>
          <table:table-cell office:value-type="string">
            <text:p>Experienced • Unique • Heroic Swordsman +1 (Connor inflicts 1 extra hit during Boarding Attacks) During a Boarding, Connor has a bonus to his Swashbuckling equal to the number of Crew on the other Ship with an Influence cost less than 3.</text:p>
          </table:table-cell>
          <table:table-cell table:number-columns-repeated="999"/>
        </table:table-row>
        <table:table-row table:style-name="ro2">
          <table:table-cell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office:value-type="string" office:string-value="  &lt;card id=~6a87c564-918e-4c6e-8a22-d8793fa77c9c~ name=~Daring Fools~&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Sea Dogs~ /&gt;&lt;property name=~Text~ value=~Loyal • No Attachments Act: Tack and sink the Daring Fools to draw 2 cards from your deck. You may only use this ability if you have no cards in your hand.~ /&gt;&lt;/card&gt;">
            <text:p><text:s text:c="2"/>&lt;card id=~6a87c564-918e-4c6e-8a22-d8793fa77c9c~ name=~Daring Fools~&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Sea Dogs~ /&gt;&lt;property name=~Text~ value=~Loyal • No Attachments Act: Tack and sink the Daring Fools to draw 2 cards from your deck. You may only use this ability if you have no cards in your hand.~ /&gt;&lt;/card&gt;</text:p>
          </table:table-cell>
          <table:table-cell table:formula="of:=CONCATENATE(&quot; &lt;Relationship Target=~/cards/&quot;;[.D11];&quot;.jpg~ Id=~C&quot;;[.C11];&quot;~ Type=~http://schemas.octgn.org/picture~/&gt;&quot;)" office:value-type="string" office:string-value=" &lt;Relationship Target=~/cards/HE_daringfools.jpg~ Id=~C6a87c564-918e-4c6e-8a22-d8793fa77c9c~ Type=~http://schemas.octgn.org/picture~/&gt;">
            <text:p><text:s/>&lt;Relationship Target=~/cards/HE_daringfools.jpg~ Id=~C6a87c564-918e-4c6e-8a22-d8793fa77c9c~ Type=~http://schemas.octgn.org/picture~/&gt;</text:p>
          </table:table-cell>
          <table:table-cell office:value-type="string">
            <text:p>6a87c564-918e-4c6e-8a22-d8793fa77c9c</text:p>
          </table:table-cell>
          <table:table-cell office:value-type="string">
            <text:p>HE_daringfools</text:p>
          </table:table-cell>
          <table:table-cell office:value-type="string">
            <text:p>Daring Fools</text:p>
          </table:table-cell>
          <table:table-cell office:value-type="string">
            <text:p>U</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string">
            <text:p>Sea Dogs</text:p>
          </table:table-cell>
          <table:table-cell office:value-type="string">
            <text:p>Loyal • No Attachments Act: Tack and sink the Daring Fools to draw 2 cards from your deck. You may only use this ability if you have no cards in your hand.</text:p>
          </table:table-cell>
          <table:table-cell table:number-columns-repeated="999"/>
        </table:table-row>
        <table:table-row table:style-name="ro2">
          <table:table-cell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office:value-type="string" office:string-value="  &lt;card id=~91cc6ddf-6bf6-4855-a7d8-9c99ece6117f~ name=~Death Star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 /&gt;&lt;/card&gt;">
            <text:p><text:s text:c="2"/>&lt;card id=~91cc6ddf-6bf6-4855-a7d8-9c99ece6117f~ name=~Death Star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 /&gt;&lt;/card&gt;</text:p>
          </table:table-cell>
          <table:table-cell table:formula="of:=CONCATENATE(&quot; &lt;Relationship Target=~/cards/&quot;;[.D12];&quot;.jpg~ Id=~C&quot;;[.C12];&quot;~ Type=~http://schemas.octgn.org/picture~/&gt;&quot;)" office:value-type="string" office:string-value=" &lt;Relationship Target=~/cards/HE_deathstare.jpg~ Id=~C91cc6ddf-6bf6-4855-a7d8-9c99ece6117f~ Type=~http://schemas.octgn.org/picture~/&gt;">
            <text:p><text:s/>&lt;Relationship Target=~/cards/HE_deathstare.jpg~ Id=~C91cc6ddf-6bf6-4855-a7d8-9c99ece6117f~ Type=~http://schemas.octgn.org/picture~/&gt;</text:p>
          </table:table-cell>
          <table:table-cell office:value-type="string">
            <text:p>91cc6ddf-6bf6-4855-a7d8-9c99ece6117f</text:p>
          </table:table-cell>
          <table:table-cell office:value-type="string">
            <text:p>HE_deathstare</text:p>
          </table:table-cell>
          <table:table-cell office:value-type="string">
            <text:p>Death Stare</text:p>
          </table:table-cell>
          <table:table-cell office:value-type="string">
            <text:p>R</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text:p>
          </table:table-cell>
          <table:table-cell table:number-columns-repeated="999"/>
        </table:table-row>
        <table:table-row table:style-name="ro2">
          <table:table-cell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office:value-type="string" office:string-value="  &lt;card id=~1bab36d6-db83-4394-bd79-a040c72c6a41~ name=~Destiny and Loyalt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React: Play when your Captain tacks to produce skill points. Your Captain produces extra skill points equal to the number of Loyal Crew you have on Board.~ /&gt;&lt;/card&gt;">
            <text:p><text:s text:c="2"/>&lt;card id=~1bab36d6-db83-4394-bd79-a040c72c6a41~ name=~Destiny and Loyalt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React: Play when your Captain tacks to produce skill points. Your Captain produces extra skill points equal to the number of Loyal Crew you have on Board.~ /&gt;&lt;/card&gt;</text:p>
          </table:table-cell>
          <table:table-cell table:formula="of:=CONCATENATE(&quot; &lt;Relationship Target=~/cards/&quot;;[.D13];&quot;.jpg~ Id=~C&quot;;[.C13];&quot;~ Type=~http://schemas.octgn.org/picture~/&gt;&quot;)" office:value-type="string" office:string-value=" &lt;Relationship Target=~/cards/HE_destinyandloyalty.jpg~ Id=~C1bab36d6-db83-4394-bd79-a040c72c6a41~ Type=~http://schemas.octgn.org/picture~/&gt;">
            <text:p><text:s/>&lt;Relationship Target=~/cards/HE_destinyandloyalty.jpg~ Id=~C1bab36d6-db83-4394-bd79-a040c72c6a41~ Type=~http://schemas.octgn.org/picture~/&gt;</text:p>
          </table:table-cell>
          <table:table-cell office:value-type="string">
            <text:p>1bab36d6-db83-4394-bd79-a040c72c6a41</text:p>
          </table:table-cell>
          <table:table-cell office:value-type="string">
            <text:p>HE_destinyandloyalty</text:p>
          </table:table-cell>
          <table:table-cell office:value-type="string">
            <text:p>Destiny and Loyalty</text:p>
          </table:table-cell>
          <table:table-cell office:value-type="string">
            <text:p>C</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You may not play this card if you have a Villainous Captain. React: Play when your Captain tacks to produce skill points. Your Captain produces extra skill points equal to the number of Loyal Crew you have on Board.</text:p>
          </table:table-cell>
          <table:table-cell table:number-columns-repeated="999"/>
        </table:table-row>
        <table:table-row table:style-name="ro2">
          <table:table-cell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office:value-type="string" office:string-value="  &lt;card id=~c554ed96-fd5c-477e-8af4-5735b39bc0ed~ name=~The Discovery Atta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Swashbuckling. Tack one of your Ally cards in this Sea to produce 4 Swashbuckling~ /&gt;&lt;/card&gt;">
            <text:p><text:s text:c="2"/>&lt;card id=~c554ed96-fd5c-477e-8af4-5735b39bc0ed~ name=~The Discovery Atta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Swashbuckling. Tack one of your Ally cards in this Sea to produce 4 Swashbuckling~ /&gt;&lt;/card&gt;</text:p>
          </table:table-cell>
          <table:table-cell table:formula="of:=CONCATENATE(&quot; &lt;Relationship Target=~/cards/&quot;;[.D14];&quot;.jpg~ Id=~C&quot;;[.C14];&quot;~ Type=~http://schemas.octgn.org/picture~/&gt;&quot;)" office:value-type="string" office:string-value=" &lt;Relationship Target=~/cards/HE_discoveryattacks.jpg~ Id=~Cc554ed96-fd5c-477e-8af4-5735b39bc0ed~ Type=~http://schemas.octgn.org/picture~/&gt;">
            <text:p><text:s/>&lt;Relationship Target=~/cards/HE_discoveryattacks.jpg~ Id=~Cc554ed96-fd5c-477e-8af4-5735b39bc0ed~ Type=~http://schemas.octgn.org/picture~/&gt;</text:p>
          </table:table-cell>
          <table:table-cell office:value-type="string">
            <text:p>c554ed96-fd5c-477e-8af4-5735b39bc0ed</text:p>
          </table:table-cell>
          <table:table-cell office:value-type="string">
            <text:p>HE_discoveryattacks</text:p>
          </table:table-cell>
          <table:table-cell office:value-type="string">
            <text:p>The Discovery Attacks</text:p>
          </table:table-cell>
          <table:table-cell office:value-type="string">
            <text:p>C</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Play when you are paying Swashbuckling. Tack one of your Ally cards in this Sea to produce 4 Swashbuckling</text:p>
          </table:table-cell>
          <table:table-cell table:number-columns-repeated="999"/>
        </table:table-row>
        <table:table-row table:style-name="ro2">
          <table:table-cell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office:value-type="string" office:string-value="  &lt;card id=~043d56c3-b336-440d-ab07-2a528355f5ac~ name=~The Eternal Grav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Fear 2 Knack React: Sink this card when another player inflicts Hits on your Ship. Reduce the Hits to zero.~ /&gt;&lt;/card&gt;">
            <text:p><text:s text:c="2"/>&lt;card id=~043d56c3-b336-440d-ab07-2a528355f5ac~ name=~The Eternal Grav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Fear 2 Knack React: Sink this card when another player inflicts Hits on your Ship. Reduce the Hits to zero.~ /&gt;&lt;/card&gt;</text:p>
          </table:table-cell>
          <table:table-cell table:formula="of:=CONCATENATE(&quot; &lt;Relationship Target=~/cards/&quot;;[.D15];&quot;.jpg~ Id=~C&quot;;[.C15];&quot;~ Type=~http://schemas.octgn.org/picture~/&gt;&quot;)" office:value-type="string" office:string-value=" &lt;Relationship Target=~/cards/HE_eternalgrave.jpg~ Id=~C043d56c3-b336-440d-ab07-2a528355f5ac~ Type=~http://schemas.octgn.org/picture~/&gt;">
            <text:p><text:s/>&lt;Relationship Target=~/cards/HE_eternalgrave.jpg~ Id=~C043d56c3-b336-440d-ab07-2a528355f5ac~ Type=~http://schemas.octgn.org/picture~/&gt;</text:p>
          </table:table-cell>
          <table:table-cell office:value-type="string">
            <text:p>043d56c3-b336-440d-ab07-2a528355f5ac</text:p>
          </table:table-cell>
          <table:table-cell office:value-type="string">
            <text:p>HE_eternalgrave</text:p>
          </table:table-cell>
          <table:table-cell office:value-type="string">
            <text:p>The Eternal Grave</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Unique • Fear 2 Knack React: Sink this card when another player inflicts Hits on your Ship. Reduce the Hits to zero.</text:p>
          </table:table-cell>
          <table:table-cell table:number-columns-repeated="999"/>
        </table:table-row>
        <table:table-row table:style-name="ro2">
          <table:table-cell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office:value-type="string" office:string-value="  &lt;card id=~d40311d9-240b-4829-9992-05b91fce5792~ name=~First Mate's Duel~&gt;&lt;property name=~Rarity~ value=~U~ /&gt;&lt;property name=~Type~ value=~actions~ /&gt;&lt;property name=~Cost~ value=~~ /&gt;&lt;property name=~Cost Type~ value=~~ /&gt;&lt;property name=~Cancel~ value=~4~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in this Sea. That player must target one of his or her Crew. Target one of your Crew and play a card from your hand to begin a Duel between both of the targeted Crew. The Crew playing the final Boarding Attack in the Duel inflicts 4 extra Hits.~ /&gt;&lt;/card&gt;">
            <text:p><text:s text:c="2"/>&lt;card id=~d40311d9-240b-4829-9992-05b91fce5792~ name=~First Mate's Duel~&gt;&lt;property name=~Rarity~ value=~U~ /&gt;&lt;property name=~Type~ value=~actions~ /&gt;&lt;property name=~Cost~ value=~~ /&gt;&lt;property name=~Cost Type~ value=~~ /&gt;&lt;property name=~Cancel~ value=~4~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in this Sea. That player must target one of his or her Crew. Target one of your Crew and play a card from your hand to begin a Duel between both of the targeted Crew. The Crew playing the final Boarding Attack in the Duel inflicts 4 extra Hits.~ /&gt;&lt;/card&gt;</text:p>
          </table:table-cell>
          <table:table-cell table:formula="of:=CONCATENATE(&quot; &lt;Relationship Target=~/cards/&quot;;[.D16];&quot;.jpg~ Id=~C&quot;;[.C16];&quot;~ Type=~http://schemas.octgn.org/picture~/&gt;&quot;)" office:value-type="string" office:string-value=" &lt;Relationship Target=~/cards/HE_firstmatesduel.jpg~ Id=~Cd40311d9-240b-4829-9992-05b91fce5792~ Type=~http://schemas.octgn.org/picture~/&gt;">
            <text:p><text:s/>&lt;Relationship Target=~/cards/HE_firstmatesduel.jpg~ Id=~Cd40311d9-240b-4829-9992-05b91fce5792~ Type=~http://schemas.octgn.org/picture~/&gt;</text:p>
          </table:table-cell>
          <table:table-cell office:value-type="string">
            <text:p>d40311d9-240b-4829-9992-05b91fce5792</text:p>
          </table:table-cell>
          <table:table-cell office:value-type="string">
            <text:p>HE_firstmatesduel</text:p>
          </table:table-cell>
          <table:table-cell office:value-type="string">
            <text:p>First Mate's Duel</text:p>
          </table:table-cell>
          <table:table-cell office:value-type="string">
            <text:p>U</text:p>
          </table:table-cell>
          <table:table-cell office:value-type="string">
            <text:p>actions</text:p>
          </table:table-cell>
          <table:table-cell table:number-columns-repeated="2"/>
          <table:table-cell office:value-type="float" office:value="4">
            <text:p>4</text:p>
          </table:table-cell>
          <table:table-cell office:value-type="string">
            <text:p>Sw</text:p>
          </table:table-cell>
          <table:table-cell/>
          <table:table-cell office:value-type="string">
            <text:p>D</text:p>
          </table:table-cell>
          <table:table-cell office:value-type="string">
            <text:p>p,t</text:p>
          </table:table-cell>
          <table:table-cell table:number-columns-repeated="8"/>
          <table:table-cell office:value-type="string">
            <text:p>Target another player’s Ship in this Sea. That player must target one of his or her Crew. Target one of your Crew and play a card from your hand to begin a Duel between both of the targeted Crew. The Crew playing the final Boarding Attack in the Duel inflicts 4 extra Hits.</text:p>
          </table:table-cell>
          <table:table-cell table:number-columns-repeated="999"/>
        </table:table-row>
        <table:table-row table:style-name="ro2">
          <table:table-cell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office:value-type="string" office:string-value="  &lt;card id=~d82c46b6-b46d-41be-9403-22b01bee8c36~ name=~Foul Weather Jack~&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2~ /&gt;&lt;property name=~Influence~ value=~2~ /&gt;&lt;property name=~Swashbuckling~ value=~2~ /&gt;&lt;property name=~Crew Max.~ value=~~ /&gt;&lt;property name=~Move Cost~ value=~~ /&gt;&lt;property name=~Faction~ value=~Explorer's Society~ /&gt;&lt;property name=~Text~ value=~Experienced • Unique Loyal • Gunner You must discard the top card of your deck when Jack tacks to produce Cannon. If the Boarding Attack on the discard is a Slash, Jack produces 2 less Cannon (minimum 0).~ /&gt;&lt;/card&gt;">
            <text:p><text:s text:c="2"/>&lt;card id=~d82c46b6-b46d-41be-9403-22b01bee8c36~ name=~Foul Weather Jack~&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2~ /&gt;&lt;property name=~Influence~ value=~2~ /&gt;&lt;property name=~Swashbuckling~ value=~2~ /&gt;&lt;property name=~Crew Max.~ value=~~ /&gt;&lt;property name=~Move Cost~ value=~~ /&gt;&lt;property name=~Faction~ value=~Explorer's Society~ /&gt;&lt;property name=~Text~ value=~Experienced • Unique Loyal • Gunner You must discard the top card of your deck when Jack tacks to produce Cannon. If the Boarding Attack on the discard is a Slash, Jack produces 2 less Cannon (minimum 0).~ /&gt;&lt;/card&gt;</text:p>
          </table:table-cell>
          <table:table-cell table:formula="of:=CONCATENATE(&quot; &lt;Relationship Target=~/cards/&quot;;[.D17];&quot;.jpg~ Id=~C&quot;;[.C17];&quot;~ Type=~http://schemas.octgn.org/picture~/&gt;&quot;)" office:value-type="string" office:string-value=" &lt;Relationship Target=~/cards/HE_foulweatherjack.jpg~ Id=~Cd82c46b6-b46d-41be-9403-22b01bee8c36~ Type=~http://schemas.octgn.org/picture~/&gt;">
            <text:p><text:s/>&lt;Relationship Target=~/cards/HE_foulweatherjack.jpg~ Id=~Cd82c46b6-b46d-41be-9403-22b01bee8c36~ Type=~http://schemas.octgn.org/picture~/&gt;</text:p>
          </table:table-cell>
          <table:table-cell office:value-type="string">
            <text:p>d82c46b6-b46d-41be-9403-22b01bee8c36</text:p>
          </table:table-cell>
          <table:table-cell office:value-type="string">
            <text:p>HE_foulweatherjack</text:p>
          </table:table-cell>
          <table:table-cell office:value-type="string">
            <text:p>Foul Weather Jack</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4">
            <text:p>4</text:p>
          </table:table-cell>
          <table:table-cell office:value-type="float" office:value="0">
            <text:p>0</text:p>
          </table:table-cell>
          <table:table-cell table:number-columns-repeated="3" office:value-type="float" office:value="2">
            <text:p>2</text:p>
          </table:table-cell>
          <table:table-cell table:number-columns-repeated="2"/>
          <table:table-cell office:value-type="string">
            <text:p>Explorer's Society</text:p>
          </table:table-cell>
          <table:table-cell office:value-type="string">
            <text:p>Experienced • Unique Loyal • Gunner You must discard the top card of your deck when Jack tacks to produce Cannon. If the Boarding Attack on the discard is a Slash, Jack produces 2 less Cannon (minimum 0).</text:p>
          </table:table-cell>
          <table:table-cell table:number-columns-repeated="999"/>
        </table:table-row>
        <table:table-row table:style-name="ro2">
          <table:table-cell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office:value-type="string" office:string-value="  &lt;card id=~8f6c03e7-7d31-4953-b10d-12b0debcefa8~ name=~Franco Vesef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1~ /&gt;&lt;property name=~Swashbuckling~ value=~2~ /&gt;&lt;property name=~Crew Max.~ value=~~ /&gt;&lt;property name=~Move Cost~ value=~~ /&gt;&lt;property name=~Faction~ value=~Explorer's Society~ /&gt;&lt;property name=~Text~ value=~Unique • Heroic Your Captain has +1 Adventuring and +1 Influence while Franco is on board your Ship.~ /&gt;&lt;/card&gt;">
            <text:p><text:s text:c="2"/>&lt;card id=~8f6c03e7-7d31-4953-b10d-12b0debcefa8~ name=~Franco Vesef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1~ /&gt;&lt;property name=~Swashbuckling~ value=~2~ /&gt;&lt;property name=~Crew Max.~ value=~~ /&gt;&lt;property name=~Move Cost~ value=~~ /&gt;&lt;property name=~Faction~ value=~Explorer's Society~ /&gt;&lt;property name=~Text~ value=~Unique • Heroic Your Captain has +1 Adventuring and +1 Influence while Franco is on board your Ship.~ /&gt;&lt;/card&gt;</text:p>
          </table:table-cell>
          <table:table-cell table:formula="of:=CONCATENATE(&quot; &lt;Relationship Target=~/cards/&quot;;[.D18];&quot;.jpg~ Id=~C&quot;;[.C18];&quot;~ Type=~http://schemas.octgn.org/picture~/&gt;&quot;)" office:value-type="string" office:string-value=" &lt;Relationship Target=~/cards/HE_francovesefe.jpg~ Id=~C8f6c03e7-7d31-4953-b10d-12b0debcefa8~ Type=~http://schemas.octgn.org/picture~/&gt;">
            <text:p><text:s/>&lt;Relationship Target=~/cards/HE_francovesefe.jpg~ Id=~C8f6c03e7-7d31-4953-b10d-12b0debcefa8~ Type=~http://schemas.octgn.org/picture~/&gt;</text:p>
          </table:table-cell>
          <table:table-cell office:value-type="string">
            <text:p>8f6c03e7-7d31-4953-b10d-12b0debcefa8</text:p>
          </table:table-cell>
          <table:table-cell office:value-type="string">
            <text:p>HE_francovesefe</text:p>
          </table:table-cell>
          <table:table-cell office:value-type="string">
            <text:p>Franco Vesefe</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table:number-columns-repeated="2"/>
          <table:table-cell office:value-type="string">
            <text:p>Explorer's Society</text:p>
          </table:table-cell>
          <table:table-cell office:value-type="string">
            <text:p>Unique • Heroic Your Captain has +1 Adventuring and +1 Influence while Franco is on board your Ship.</text:p>
          </table:table-cell>
          <table:table-cell table:number-columns-repeated="999"/>
        </table:table-row>
        <table:table-row table:style-name="ro2">
          <table:table-cell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office:value-type="string" office:string-value="  &lt;card id=~6510c0f8-e26f-44d8-a45f-0a4ff1c92eac~ name=~Get To 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ear 2 Knack Eye (A Crew may not have more than 1 Eye attachment) React: Tack this card when one of your other Crew tacks to produce skill points. That Crew produces extra skill points equal to this Crew’s Fear level.~ /&gt;&lt;/card&gt;">
            <text:p><text:s text:c="2"/>&lt;card id=~6510c0f8-e26f-44d8-a45f-0a4ff1c92eac~ name=~Get To 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ear 2 Knack Eye (A Crew may not have more than 1 Eye attachment) React: Tack this card when one of your other Crew tacks to produce skill points. That Crew produces extra skill points equal to this Crew’s Fear level.~ /&gt;&lt;/card&gt;</text:p>
          </table:table-cell>
          <table:table-cell table:formula="of:=CONCATENATE(&quot; &lt;Relationship Target=~/cards/&quot;;[.D19];&quot;.jpg~ Id=~C&quot;;[.C19];&quot;~ Type=~http://schemas.octgn.org/picture~/&gt;&quot;)" office:value-type="string" office:string-value=" &lt;Relationship Target=~/cards/HE_gettoit.jpg~ Id=~C6510c0f8-e26f-44d8-a45f-0a4ff1c92eac~ Type=~http://schemas.octgn.org/picture~/&gt;">
            <text:p><text:s/>&lt;Relationship Target=~/cards/HE_gettoit.jpg~ Id=~C6510c0f8-e26f-44d8-a45f-0a4ff1c92eac~ Type=~http://schemas.octgn.org/picture~/&gt;</text:p>
          </table:table-cell>
          <table:table-cell office:value-type="string">
            <text:p>6510c0f8-e26f-44d8-a45f-0a4ff1c92eac</text:p>
          </table:table-cell>
          <table:table-cell office:value-type="string">
            <text:p>HE_gettoit</text:p>
          </table:table-cell>
          <table:table-cell office:value-type="string">
            <text:p>Get To It!</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Fear 2 Knack Eye (A Crew may not have more than 1 Eye attachment) React: Tack this card when one of your other Crew tacks to produce skill points. That Crew produces extra skill points equal to this Crew’s Fear level.</text:p>
          </table:table-cell>
          <table:table-cell table:number-columns-repeated="999"/>
        </table:table-row>
        <table:table-row table:style-name="ro2">
          <table:table-cell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office:value-type="string" office:string-value="  &lt;card id=~59ecb61e-c996-4d27-8771-7117a8623431~ name=~Grandmother Ussura~&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yeryem of 1 or more. Crew Attachment Pyeryem 1 Knack: React: Tack this card when this Crew tacks to absorb Hits during a Boarding. The other player in the Boarding must sink 2 cards from their hand.~ /&gt;&lt;/card&gt;">
            <text:p><text:s text:c="2"/>&lt;card id=~59ecb61e-c996-4d27-8771-7117a8623431~ name=~Grandmother Ussura~&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yeryem of 1 or more. Crew Attachment Pyeryem 1 Knack: React: Tack this card when this Crew tacks to absorb Hits during a Boarding. The other player in the Boarding must sink 2 cards from their hand.~ /&gt;&lt;/card&gt;</text:p>
          </table:table-cell>
          <table:table-cell table:formula="of:=CONCATENATE(&quot; &lt;Relationship Target=~/cards/&quot;;[.D20];&quot;.jpg~ Id=~C&quot;;[.C20];&quot;~ Type=~http://schemas.octgn.org/picture~/&gt;&quot;)" office:value-type="string" office:string-value=" &lt;Relationship Target=~/cards/HE_grandmotherussura.jpg~ Id=~C59ecb61e-c996-4d27-8771-7117a8623431~ Type=~http://schemas.octgn.org/picture~/&gt;">
            <text:p><text:s/>&lt;Relationship Target=~/cards/HE_grandmotherussura.jpg~ Id=~C59ecb61e-c996-4d27-8771-7117a8623431~ Type=~http://schemas.octgn.org/picture~/&gt;</text:p>
          </table:table-cell>
          <table:table-cell office:value-type="string">
            <text:p>59ecb61e-c996-4d27-8771-7117a8623431</text:p>
          </table:table-cell>
          <table:table-cell office:value-type="string">
            <text:p>HE_grandmotherussura</text:p>
          </table:table-cell>
          <table:table-cell office:value-type="string">
            <text:p>Grandmother Ussura</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one of your Sorcerers with Pyeryem of 1 or more. Crew Attachment Pyeryem 1 Knack: React: Tack this card when this Crew tacks to absorb Hits during a Boarding. The other player in the Boarding must sink 2 cards from their hand.</text:p>
          </table:table-cell>
          <table:table-cell table:number-columns-repeated="999"/>
        </table:table-row>
        <table:table-row table:style-name="ro2">
          <table:table-cell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office:value-type="string" office:string-value="  &lt;card id=~6b868dc7-9fa8-4d10-9c91-729c7bc0084f~ name=~Grut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0~ /&gt;&lt;property name=~Swashbuckling~ value=~2~ /&gt;&lt;property name=~Crew Max.~ value=~~ /&gt;&lt;property name=~Move Cost~ value=~~ /&gt;&lt;property name=~Faction~ value=~Crimson Rogers~ /&gt;&lt;property name=~Text~ value=~Unique • Villainous • Loyal When hiring Grutch, you may pay an additional 3 Influence to give him +3 Cannon and the trait Gunner until the end of the game.~ /&gt;&lt;/card&gt;">
            <text:p><text:s text:c="2"/>&lt;card id=~6b868dc7-9fa8-4d10-9c91-729c7bc0084f~ name=~Grut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0~ /&gt;&lt;property name=~Swashbuckling~ value=~2~ /&gt;&lt;property name=~Crew Max.~ value=~~ /&gt;&lt;property name=~Move Cost~ value=~~ /&gt;&lt;property name=~Faction~ value=~Crimson Rogers~ /&gt;&lt;property name=~Text~ value=~Unique • Villainous • Loyal When hiring Grutch, you may pay an additional 3 Influence to give him +3 Cannon and the trait Gunner until the end of the game.~ /&gt;&lt;/card&gt;</text:p>
          </table:table-cell>
          <table:table-cell table:formula="of:=CONCATENATE(&quot; &lt;Relationship Target=~/cards/&quot;;[.D21];&quot;.jpg~ Id=~C&quot;;[.C21];&quot;~ Type=~http://schemas.octgn.org/picture~/&gt;&quot;)" office:value-type="string" office:string-value=" &lt;Relationship Target=~/cards/HE_grutch.jpg~ Id=~C6b868dc7-9fa8-4d10-9c91-729c7bc0084f~ Type=~http://schemas.octgn.org/picture~/&gt;">
            <text:p><text:s/>&lt;Relationship Target=~/cards/HE_grutch.jpg~ Id=~C6b868dc7-9fa8-4d10-9c91-729c7bc0084f~ Type=~http://schemas.octgn.org/picture~/&gt;</text:p>
          </table:table-cell>
          <table:table-cell office:value-type="string">
            <text:p>6b868dc7-9fa8-4d10-9c91-729c7bc0084f</text:p>
          </table:table-cell>
          <table:table-cell office:value-type="string">
            <text:p>HE_grutch</text:p>
          </table:table-cell>
          <table:table-cell office:value-type="string">
            <text:p>Grutch</text:p>
          </table:table-cell>
          <table:table-cell office:value-type="string">
            <text:p>R</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2">
            <text:p>2</text:p>
          </table:table-cell>
          <table:table-cell table:number-columns-repeated="2"/>
          <table:table-cell office:value-type="string">
            <text:p>Crimson Rogers</text:p>
          </table:table-cell>
          <table:table-cell office:value-type="string">
            <text:p>Unique • Villainous • Loyal When hiring Grutch, you may pay an additional 3 Influence to give him +3 Cannon and the trait Gunner until the end of the game.</text:p>
          </table:table-cell>
          <table:table-cell table:number-columns-repeated="999"/>
        </table:table-row>
        <table:table-row table:style-name="ro2">
          <table:table-cell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office:value-type="string" office:string-value="  &lt;card id=~e90f5b18-ac2c-4c05-8b3e-6a15602ad462~ name=~Gullbait Friedri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0~ /&gt;&lt;property name=~Swashbuckling~ value=~1~ /&gt;&lt;property name=~Crew Max.~ value=~~ /&gt;&lt;property name=~Move Cost~ value=~~ /&gt;&lt;property name=~Faction~ value=~Black Freighter~ /&gt;&lt;property name=~Text~ value=~Unique • Villainous • Loyal When hiring Friedrich, you may pay an additional 3 Influence to give him the trait: Fear 1 and +3 Swashbuckling until the end of the game.~ /&gt;&lt;/card&gt;">
            <text:p><text:s text:c="2"/>&lt;card id=~e90f5b18-ac2c-4c05-8b3e-6a15602ad462~ name=~Gullbait Friedri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0~ /&gt;&lt;property name=~Swashbuckling~ value=~1~ /&gt;&lt;property name=~Crew Max.~ value=~~ /&gt;&lt;property name=~Move Cost~ value=~~ /&gt;&lt;property name=~Faction~ value=~Black Freighter~ /&gt;&lt;property name=~Text~ value=~Unique • Villainous • Loyal When hiring Friedrich, you may pay an additional 3 Influence to give him the trait: Fear 1 and +3 Swashbuckling until the end of the game.~ /&gt;&lt;/card&gt;</text:p>
          </table:table-cell>
          <table:table-cell table:formula="of:=CONCATENATE(&quot; &lt;Relationship Target=~/cards/&quot;;[.D22];&quot;.jpg~ Id=~C&quot;;[.C22];&quot;~ Type=~http://schemas.octgn.org/picture~/&gt;&quot;)" office:value-type="string" office:string-value=" &lt;Relationship Target=~/cards/HE_gullbaitfriedrich.jpg~ Id=~Ce90f5b18-ac2c-4c05-8b3e-6a15602ad462~ Type=~http://schemas.octgn.org/picture~/&gt;">
            <text:p><text:s/>&lt;Relationship Target=~/cards/HE_gullbaitfriedrich.jpg~ Id=~Ce90f5b18-ac2c-4c05-8b3e-6a15602ad462~ Type=~http://schemas.octgn.org/picture~/&gt;</text:p>
          </table:table-cell>
          <table:table-cell office:value-type="string">
            <text:p>e90f5b18-ac2c-4c05-8b3e-6a15602ad462</text:p>
          </table:table-cell>
          <table:table-cell office:value-type="string">
            <text:p>HE_gullbaitfriedrich</text:p>
          </table:table-cell>
          <table:table-cell office:value-type="string">
            <text:p>Gullbait Friedrich</text:p>
          </table:table-cell>
          <table:table-cell office:value-type="string">
            <text:p>R</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2"/>
          <table:table-cell office:value-type="string">
            <text:p>Black Freighter</text:p>
          </table:table-cell>
          <table:table-cell office:value-type="string">
            <text:p>Unique • Villainous • Loyal When hiring Friedrich, you may pay an additional 3 Influence to give him the trait: Fear 1 and +3 Swashbuckling until the end of the game.</text:p>
          </table:table-cell>
          <table:table-cell table:number-columns-repeated="999"/>
        </table:table-row>
        <table:table-row table:style-name="ro2">
          <table:table-cell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office:value-type="string" office:string-value="  &lt;card id=~6e7f84a7-323b-472a-9050-829d9c59a540~ name=~Heinrich Loga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Castille~ /&gt;&lt;property name=~Text~ value=~Heroic • Gunner Heinrich has +3 Cannon if another Ship in this Sea has a Sorcerer on Board.~ /&gt;&lt;/card&gt;">
            <text:p><text:s text:c="2"/>&lt;card id=~6e7f84a7-323b-472a-9050-829d9c59a540~ name=~Heinrich Loga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Castille~ /&gt;&lt;property name=~Text~ value=~Heroic • Gunner Heinrich has +3 Cannon if another Ship in this Sea has a Sorcerer on Board.~ /&gt;&lt;/card&gt;</text:p>
          </table:table-cell>
          <table:table-cell table:formula="of:=CONCATENATE(&quot; &lt;Relationship Target=~/cards/&quot;;[.D23];&quot;.jpg~ Id=~C&quot;;[.C23];&quot;~ Type=~http://schemas.octgn.org/picture~/&gt;&quot;)" office:value-type="string" office:string-value=" &lt;Relationship Target=~/cards/HE_heinrichlogan.jpg~ Id=~C6e7f84a7-323b-472a-9050-829d9c59a540~ Type=~http://schemas.octgn.org/picture~/&gt;">
            <text:p><text:s/>&lt;Relationship Target=~/cards/HE_heinrichlogan.jpg~ Id=~C6e7f84a7-323b-472a-9050-829d9c59a540~ Type=~http://schemas.octgn.org/picture~/&gt;</text:p>
          </table:table-cell>
          <table:table-cell office:value-type="string">
            <text:p>6e7f84a7-323b-472a-9050-829d9c59a540</text:p>
          </table:table-cell>
          <table:table-cell office:value-type="string">
            <text:p>HE_heinrichlogan</text:p>
          </table:table-cell>
          <table:table-cell office:value-type="string">
            <text:p>Heinrich Logan</text:p>
          </table:table-cell>
          <table:table-cell office:value-type="string">
            <text:p>U</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2"/>
          <table:table-cell office:value-type="string">
            <text:p>Castille</text:p>
          </table:table-cell>
          <table:table-cell office:value-type="string">
            <text:p>Heroic • Gunner Heinrich has +3 Cannon if another Ship in this Sea has a Sorcerer on Board.</text:p>
          </table:table-cell>
          <table:table-cell table:number-columns-repeated="999"/>
        </table:table-row>
        <table:table-row table:style-name="ro2">
          <table:table-cell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office:value-type="string" office:string-value="  &lt;card id=~81d0bdc6-6798-477a-9a51-5361aa5551b5~ name=~Hidden Fa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Forbidden Sea or if you have a Fate Sorcerer on Board) Crew Attachment (You may not attach this card to a Crew with the Fate trait): This Crew has the trait Fate 1.~ /&gt;&lt;/card&gt;">
            <text:p><text:s text:c="2"/>&lt;card id=~81d0bdc6-6798-477a-9a51-5361aa5551b5~ name=~Hidden Fa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Forbidden Sea or if you have a Fate Sorcerer on Board) Crew Attachment (You may not attach this card to a Crew with the Fate trait): This Crew has the trait Fate 1.~ /&gt;&lt;/card&gt;</text:p>
          </table:table-cell>
          <table:table-cell table:formula="of:=CONCATENATE(&quot; &lt;Relationship Target=~/cards/&quot;;[.D24];&quot;.jpg~ Id=~C&quot;;[.C24];&quot;~ Type=~http://schemas.octgn.org/picture~/&gt;&quot;)" office:value-type="string" office:string-value=" &lt;Relationship Target=~/cards/HE_hiddenfateheritage.jpg~ Id=~C81d0bdc6-6798-477a-9a51-5361aa5551b5~ Type=~http://schemas.octgn.org/picture~/&gt;">
            <text:p><text:s/>&lt;Relationship Target=~/cards/HE_hiddenfateheritage.jpg~ Id=~C81d0bdc6-6798-477a-9a51-5361aa5551b5~ Type=~http://schemas.octgn.org/picture~/&gt;</text:p>
          </table:table-cell>
          <table:table-cell office:value-type="string">
            <text:p>81d0bdc6-6798-477a-9a51-5361aa5551b5</text:p>
          </table:table-cell>
          <table:table-cell office:value-type="string">
            <text:p>HE_hiddenfateheritage</text:p>
          </table:table-cell>
          <table:table-cell office:value-type="string">
            <text:p>Hidden Fate Heritage</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Pay 5 Adventuring (3 if completed in the Forbidden Sea or if you have a Fate Sorcerer on Board) Crew Attachment (You may not attach this card to a Crew with the Fate trait): This Crew has the trait Fate 1.</text:p>
          </table:table-cell>
          <table:table-cell table:number-columns-repeated="999"/>
        </table:table-row>
        <table:table-row table:style-name="ro2">
          <table:table-cell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office:value-type="string" office:string-value="  &lt;card id=~a4993aa7-9398-441f-a40d-c686b9fcc34e~ name=~Hidden Glamour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Frothing Sea or if you have a Glamour Sorcerer on Board) Crew Attachment (You may not attach this card to a Crew with the Glamour trait): This Crew has the trait Glamour 1.~ /&gt;&lt;/card&gt;">
            <text:p><text:s text:c="2"/>&lt;card id=~a4993aa7-9398-441f-a40d-c686b9fcc34e~ name=~Hidden Glamour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Frothing Sea or if you have a Glamour Sorcerer on Board) Crew Attachment (You may not attach this card to a Crew with the Glamour trait): This Crew has the trait Glamour 1.~ /&gt;&lt;/card&gt;</text:p>
          </table:table-cell>
          <table:table-cell table:formula="of:=CONCATENATE(&quot; &lt;Relationship Target=~/cards/&quot;;[.D25];&quot;.jpg~ Id=~C&quot;;[.C25];&quot;~ Type=~http://schemas.octgn.org/picture~/&gt;&quot;)" office:value-type="string" office:string-value=" &lt;Relationship Target=~/cards/HE_hiddenglamourheritage.jpg~ Id=~Ca4993aa7-9398-441f-a40d-c686b9fcc34e~ Type=~http://schemas.octgn.org/picture~/&gt;">
            <text:p><text:s/>&lt;Relationship Target=~/cards/HE_hiddenglamourheritage.jpg~ Id=~Ca4993aa7-9398-441f-a40d-c686b9fcc34e~ Type=~http://schemas.octgn.org/picture~/&gt;</text:p>
          </table:table-cell>
          <table:table-cell office:value-type="string">
            <text:p>a4993aa7-9398-441f-a40d-c686b9fcc34e</text:p>
          </table:table-cell>
          <table:table-cell office:value-type="string">
            <text:p>HE_hiddenglamourheritage</text:p>
          </table:table-cell>
          <table:table-cell office:value-type="string">
            <text:p>Hidden Glamour Heritage</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Pay 5 Adventuring (3 if completed in Frothing Sea or if you have a Glamour Sorcerer on Board) Crew Attachment (You may not attach this card to a Crew with the Glamour trait): This Crew has the trait Glamour 1.</text:p>
          </table:table-cell>
          <table:table-cell table:number-columns-repeated="999"/>
        </table:table-row>
        <table:table-row table:style-name="ro2">
          <table:table-cell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office:value-type="string" office:string-value="  &lt;card id=~699fd856-9eec-48e6-a26f-827fb04da48a~ name=~Hidden Lærdo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Trade Sea or if you have a Lærdom Sorcerer on Board) Crew Attachment (You may not attach this card to a Crew with the Lærdom trait): This Crew has the trait Lærdom 1.~ /&gt;&lt;/card&gt;">
            <text:p><text:s text:c="2"/>&lt;card id=~699fd856-9eec-48e6-a26f-827fb04da48a~ name=~Hidden Lærdo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Trade Sea or if you have a Lærdom Sorcerer on Board) Crew Attachment (You may not attach this card to a Crew with the Lærdom trait): This Crew has the trait Lærdom 1.~ /&gt;&lt;/card&gt;</text:p>
          </table:table-cell>
          <table:table-cell table:formula="of:=CONCATENATE(&quot; &lt;Relationship Target=~/cards/&quot;;[.D26];&quot;.jpg~ Id=~C&quot;;[.C26];&quot;~ Type=~http://schemas.octgn.org/picture~/&gt;&quot;)" office:value-type="string" office:string-value=" &lt;Relationship Target=~/cards/HE_hiddenlaerdomheritage.jpg~ Id=~C699fd856-9eec-48e6-a26f-827fb04da48a~ Type=~http://schemas.octgn.org/picture~/&gt;">
            <text:p><text:s/>&lt;Relationship Target=~/cards/HE_hiddenlaerdomheritage.jpg~ Id=~C699fd856-9eec-48e6-a26f-827fb04da48a~ Type=~http://schemas.octgn.org/picture~/&gt;</text:p>
          </table:table-cell>
          <table:table-cell office:value-type="string">
            <text:p>699fd856-9eec-48e6-a26f-827fb04da48a</text:p>
          </table:table-cell>
          <table:table-cell office:value-type="string">
            <text:p>HE_hiddenlaerdomheritage</text:p>
          </table:table-cell>
          <table:table-cell office:value-type="string">
            <text:p>Hidden Lærdom Heritage</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Pay 5 Adventuring (3 if completed in the Trade Sea or if you have a Lærdom Sorcerer on Board) Crew Attachment (You may not attach this card to a Crew with the Lærdom trait): This Crew has the trait Lærdom 1.</text:p>
          </table:table-cell>
          <table:table-cell table:number-columns-repeated="999"/>
        </table:table-row>
        <table:table-row table:style-name="ro2">
          <table:table-cell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office:value-type="string" office:string-value="  &lt;card id=~a061b905-b4a8-42db-a6f4-f8ad839941f1~ name=~Hidden Por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La Boca or if you have a Porte Sorcerer on Board) Crew Attachment (You may not attach this card to a Crew with the Porte trait): This Crew has the trait Porte 1.~ /&gt;&lt;/card&gt;">
            <text:p><text:s text:c="2"/>&lt;card id=~a061b905-b4a8-42db-a6f4-f8ad839941f1~ name=~Hidden Por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La Boca or if you have a Porte Sorcerer on Board) Crew Attachment (You may not attach this card to a Crew with the Porte trait): This Crew has the trait Porte 1.~ /&gt;&lt;/card&gt;</text:p>
          </table:table-cell>
          <table:table-cell table:formula="of:=CONCATENATE(&quot; &lt;Relationship Target=~/cards/&quot;;[.D27];&quot;.jpg~ Id=~C&quot;;[.C27];&quot;~ Type=~http://schemas.octgn.org/picture~/&gt;&quot;)" office:value-type="string" office:string-value=" &lt;Relationship Target=~/cards/HE_hiddenporteheritage.jpg~ Id=~Ca061b905-b4a8-42db-a6f4-f8ad839941f1~ Type=~http://schemas.octgn.org/picture~/&gt;">
            <text:p><text:s/>&lt;Relationship Target=~/cards/HE_hiddenporteheritage.jpg~ Id=~Ca061b905-b4a8-42db-a6f4-f8ad839941f1~ Type=~http://schemas.octgn.org/picture~/&gt;</text:p>
          </table:table-cell>
          <table:table-cell office:value-type="string">
            <text:p>a061b905-b4a8-42db-a6f4-f8ad839941f1</text:p>
          </table:table-cell>
          <table:table-cell office:value-type="string">
            <text:p>HE_hiddenporteheritage</text:p>
          </table:table-cell>
          <table:table-cell office:value-type="string">
            <text:p>Hidden Porte Heritage</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Pay 5 Adventuring (3 if completed in La Boca or if you have a Porte Sorcerer on Board) Crew Attachment (You may not attach this card to a Crew with the Porte trait): This Crew has the trait Porte 1.</text:p>
          </table:table-cell>
          <table:table-cell table:number-columns-repeated="999"/>
        </table:table-row>
        <table:table-row table:style-name="ro2">
          <table:table-cell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office:value-type="string" office:string-value="  &lt;card id=~b969de0c-2c01-47a1-8703-47932d25030a~ name=~Hidden Pyerye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Mirror or if you have a Pyeryem Sorcerer on Board) Crew Attachment (You may not attach this card to a Crew with the Pyeryem trait): This Crew has the trait Pyeryem 1.~ /&gt;&lt;/card&gt;">
            <text:p><text:s text:c="2"/>&lt;card id=~b969de0c-2c01-47a1-8703-47932d25030a~ name=~Hidden Pyerye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Mirror or if you have a Pyeryem Sorcerer on Board) Crew Attachment (You may not attach this card to a Crew with the Pyeryem trait): This Crew has the trait Pyeryem 1.~ /&gt;&lt;/card&gt;</text:p>
          </table:table-cell>
          <table:table-cell table:formula="of:=CONCATENATE(&quot; &lt;Relationship Target=~/cards/&quot;;[.D28];&quot;.jpg~ Id=~C&quot;;[.C28];&quot;~ Type=~http://schemas.octgn.org/picture~/&gt;&quot;)" office:value-type="string" office:string-value=" &lt;Relationship Target=~/cards/HE_hiddenpyeryemheritage.jpg~ Id=~Cb969de0c-2c01-47a1-8703-47932d25030a~ Type=~http://schemas.octgn.org/picture~/&gt;">
            <text:p><text:s/>&lt;Relationship Target=~/cards/HE_hiddenpyeryemheritage.jpg~ Id=~Cb969de0c-2c01-47a1-8703-47932d25030a~ Type=~http://schemas.octgn.org/picture~/&gt;</text:p>
          </table:table-cell>
          <table:table-cell office:value-type="string">
            <text:p>b969de0c-2c01-47a1-8703-47932d25030a</text:p>
          </table:table-cell>
          <table:table-cell office:value-type="string">
            <text:p>HE_hiddenpyeryemheritage</text:p>
          </table:table-cell>
          <table:table-cell office:value-type="string">
            <text:p>Hidden Pyeryem Heritage</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Pay 5 Adventuring (3 if completed in The Mirror or if you have a Pyeryem Sorcerer on Board) Crew Attachment (You may not attach this card to a Crew with the Pyeryem trait): This Crew has the trait Pyeryem 1.</text:p>
          </table:table-cell>
          <table:table-cell table:number-columns-repeated="999"/>
        </table:table-row>
        <table:table-row table:style-name="ro2">
          <table:table-cell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office:value-type="string" office:string-value="  &lt;card id=~19297920-837a-4c1e-8e87-f91a67ddfb53~ name=~Hit to the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 /&gt;&lt;/card&gt;">
            <text:p><text:s text:c="2"/>&lt;card id=~19297920-837a-4c1e-8e87-f91a67ddfb53~ name=~Hit to the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 /&gt;&lt;/card&gt;</text:p>
          </table:table-cell>
          <table:table-cell table:formula="of:=CONCATENATE(&quot; &lt;Relationship Target=~/cards/&quot;;[.D29];&quot;.jpg~ Id=~C&quot;;[.C29];&quot;~ Type=~http://schemas.octgn.org/picture~/&gt;&quot;)" office:value-type="string" office:string-value=" &lt;Relationship Target=~/cards/HE_hittothedeck.jpg~ Id=~C19297920-837a-4c1e-8e87-f91a67ddfb53~ Type=~http://schemas.octgn.org/picture~/&gt;">
            <text:p><text:s/>&lt;Relationship Target=~/cards/HE_hittothedeck.jpg~ Id=~C19297920-837a-4c1e-8e87-f91a67ddfb53~ Type=~http://schemas.octgn.org/picture~/&gt;</text:p>
          </table:table-cell>
          <table:table-cell office:value-type="string">
            <text:p>19297920-837a-4c1e-8e87-f91a67ddfb53</text:p>
          </table:table-cell>
          <table:table-cell office:value-type="string">
            <text:p>HE_hittothedeck</text:p>
          </table:table-cell>
          <table:table-cell office:value-type="string">
            <text:p>Hit to the Deck</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text:p>
          </table:table-cell>
          <table:table-cell table:number-columns-repeated="999"/>
        </table:table-row>
        <table:table-row table:style-name="ro2">
          <table:table-cell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office:value-type="string" office:string-value="  &lt;card id=~c1935a5e-90c3-4649-89fd-e6660bf992a3~ name=~Ilya &amp;quot;Gadalka&amp;quot; Letinovic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0~ /&gt;&lt;property name=~Swashbuckling~ value=~2~ /&gt;&lt;property name=~Crew Max.~ value=~~ /&gt;&lt;property name=~Move Cost~ value=~~ /&gt;&lt;property name=~Faction~ value=~Vesten~ /&gt;&lt;property name=~Text~ value=~Gunner • Pyeryem 0~ /&gt;&lt;/card&gt;">
            <text:p><text:s text:c="2"/>&lt;card id=~c1935a5e-90c3-4649-89fd-e6660bf992a3~ name=~Ilya &amp;quot;Gadalka&amp;quot; Letinovic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0~ /&gt;&lt;property name=~Swashbuckling~ value=~2~ /&gt;&lt;property name=~Crew Max.~ value=~~ /&gt;&lt;property name=~Move Cost~ value=~~ /&gt;&lt;property name=~Faction~ value=~Vesten~ /&gt;&lt;property name=~Text~ value=~Gunner • Pyeryem 0~ /&gt;&lt;/card&gt;</text:p>
          </table:table-cell>
          <table:table-cell table:formula="of:=CONCATENATE(&quot; &lt;Relationship Target=~/cards/&quot;;[.D30];&quot;.jpg~ Id=~C&quot;;[.C30];&quot;~ Type=~http://schemas.octgn.org/picture~/&gt;&quot;)" office:value-type="string" office:string-value=" &lt;Relationship Target=~/cards/HE_ilyagadalkaletinovich.jpg~ Id=~Cc1935a5e-90c3-4649-89fd-e6660bf992a3~ Type=~http://schemas.octgn.org/picture~/&gt;">
            <text:p><text:s/>&lt;Relationship Target=~/cards/HE_ilyagadalkaletinovich.jpg~ Id=~Cc1935a5e-90c3-4649-89fd-e6660bf992a3~ Type=~http://schemas.octgn.org/picture~/&gt;</text:p>
          </table:table-cell>
          <table:table-cell office:value-type="string">
            <text:p>c1935a5e-90c3-4649-89fd-e6660bf992a3</text:p>
          </table:table-cell>
          <table:table-cell office:value-type="string">
            <text:p>HE_ilyagadalkaletinovich</text:p>
          </table:table-cell>
          <table:table-cell office:value-type="string">
            <text:p>Ilya &amp;quot;Gadalka&amp;quot; Letinovich</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4">
            <text:p>4</text:p>
          </table:table-cell>
          <table:table-cell table:number-columns-repeated="3" office:value-type="float" office:value="0">
            <text:p>0</text:p>
          </table:table-cell>
          <table:table-cell office:value-type="float" office:value="2">
            <text:p>2</text:p>
          </table:table-cell>
          <table:table-cell table:number-columns-repeated="2"/>
          <table:table-cell office:value-type="string">
            <text:p>Vesten</text:p>
          </table:table-cell>
          <table:table-cell office:value-type="string">
            <text:p>Gunner • Pyeryem 0</text:p>
          </table:table-cell>
          <table:table-cell table:number-columns-repeated="999"/>
        </table:table-row>
        <table:table-row table:style-name="ro2">
          <table:table-cell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office:value-type="string" office:string-value="  &lt;card id=~baab7c14-e8e6-44e9-a36f-a3a51db5e0eb~ name=~Inquisition Witch Hunt~&gt;&lt;property name=~Rarity~ value=~U~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tack all Sorcery Knacks and non-Captain Sorcerers in play.~ /&gt;&lt;/card&gt;">
            <text:p><text:s text:c="2"/>&lt;card id=~baab7c14-e8e6-44e9-a36f-a3a51db5e0eb~ name=~Inquisition Witch Hunt~&gt;&lt;property name=~Rarity~ value=~U~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tack all Sorcery Knacks and non-Captain Sorcerers in play.~ /&gt;&lt;/card&gt;</text:p>
          </table:table-cell>
          <table:table-cell table:formula="of:=CONCATENATE(&quot; &lt;Relationship Target=~/cards/&quot;;[.D31];&quot;.jpg~ Id=~C&quot;;[.C31];&quot;~ Type=~http://schemas.octgn.org/picture~/&gt;&quot;)" office:value-type="string" office:string-value=" &lt;Relationship Target=~/cards/HE_inquisitionwitchhunt.jpg~ Id=~Cbaab7c14-e8e6-44e9-a36f-a3a51db5e0eb~ Type=~http://schemas.octgn.org/picture~/&gt;">
            <text:p><text:s/>&lt;Relationship Target=~/cards/HE_inquisitionwitchhunt.jpg~ Id=~Cbaab7c14-e8e6-44e9-a36f-a3a51db5e0eb~ Type=~http://schemas.octgn.org/picture~/&gt;</text:p>
          </table:table-cell>
          <table:table-cell office:value-type="string">
            <text:p>baab7c14-e8e6-44e9-a36f-a3a51db5e0eb</text:p>
          </table:table-cell>
          <table:table-cell office:value-type="string">
            <text:p>HE_inquisitionwitchhunt</text:p>
          </table:table-cell>
          <table:table-cell office:value-type="string">
            <text:p>Inquisition Witch Hunt</text:p>
          </table:table-cell>
          <table:table-cell office:value-type="string">
            <text:p>U</text:p>
          </table:table-cell>
          <table:table-cell office:value-type="string">
            <text:p>actions</text:p>
          </table:table-cell>
          <table:table-cell office:value-type="float" office:value="3">
            <text:p>3</text:p>
          </table:table-cell>
          <table:table-cell office:value-type="string">
            <text:p>Ad</text:p>
          </table:table-cell>
          <table:table-cell table:number-columns-repeated="3"/>
          <table:table-cell office:value-type="string">
            <text:p>D</text:p>
          </table:table-cell>
          <table:table-cell office:value-type="string">
            <text:p>p,t</text:p>
          </table:table-cell>
          <table:table-cell table:number-columns-repeated="8"/>
          <table:table-cell office:value-type="string">
            <text:p>Target and tack all Sorcery Knacks and non-Captain Sorcerers in play.</text:p>
          </table:table-cell>
          <table:table-cell table:number-columns-repeated="999"/>
        </table:table-row>
        <table:table-row table:style-name="ro2">
          <table:table-cell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office:value-type="string" office:string-value="  &lt;card id=~03fbdd8a-e00c-49ff-b442-456b8e02202c~ name=~Into the Tower~&gt;&lt;property name=~Rarity~ value=~U~ /&gt;&lt;property name=~Type~ value=~chanteys~ /&gt;&lt;property name=~Cost~ value=~~ /&gt;&lt;property name=~Cost Type~ value=~~ /&gt;&lt;property name=~Cancel~ value=~2~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are considered to have the following ability: Act: Once per turn, tack your Captain to search your deck for a card with the Oath trait. Show it to your opponent(s) and place it in your hand.~ /&gt;&lt;/card&gt;">
            <text:p><text:s text:c="2"/>&lt;card id=~03fbdd8a-e00c-49ff-b442-456b8e02202c~ name=~Into the Tower~&gt;&lt;property name=~Rarity~ value=~U~ /&gt;&lt;property name=~Type~ value=~chanteys~ /&gt;&lt;property name=~Cost~ value=~~ /&gt;&lt;property name=~Cost Type~ value=~~ /&gt;&lt;property name=~Cancel~ value=~2~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are considered to have the following ability: Act: Once per turn, tack your Captain to search your deck for a card with the Oath trait. Show it to your opponent(s) and place it in your hand.~ /&gt;&lt;/card&gt;</text:p>
          </table:table-cell>
          <table:table-cell table:formula="of:=CONCATENATE(&quot; &lt;Relationship Target=~/cards/&quot;;[.D32];&quot;.jpg~ Id=~C&quot;;[.C32];&quot;~ Type=~http://schemas.octgn.org/picture~/&gt;&quot;)" office:value-type="string" office:string-value=" &lt;Relationship Target=~/cards/HE_intothetower.jpg~ Id=~C03fbdd8a-e00c-49ff-b442-456b8e02202c~ Type=~http://schemas.octgn.org/picture~/&gt;">
            <text:p><text:s/>&lt;Relationship Target=~/cards/HE_intothetower.jpg~ Id=~C03fbdd8a-e00c-49ff-b442-456b8e02202c~ Type=~http://schemas.octgn.org/picture~/&gt;</text:p>
          </table:table-cell>
          <table:table-cell office:value-type="string">
            <text:p>03fbdd8a-e00c-49ff-b442-456b8e02202c</text:p>
          </table:table-cell>
          <table:table-cell office:value-type="string">
            <text:p>HE_intothetower</text:p>
          </table:table-cell>
          <table:table-cell office:value-type="string">
            <text:p>Into the Tower</text:p>
          </table:table-cell>
          <table:table-cell office:value-type="string">
            <text:p>U</text:p>
          </table:table-cell>
          <table:table-cell office:value-type="string">
            <text:p>chanteys</text:p>
          </table:table-cell>
          <table:table-cell table:number-columns-repeated="2"/>
          <table:table-cell office:value-type="float" office:value="2">
            <text:p>2</text:p>
          </table:table-cell>
          <table:table-cell office:value-type="string">
            <text:p>In</text:p>
          </table:table-cell>
          <table:table-cell/>
          <table:table-cell office:value-type="string">
            <text:p>D</text:p>
          </table:table-cell>
          <table:table-cell office:value-type="string">
            <text:p>p,t</text:p>
          </table:table-cell>
          <table:table-cell table:number-columns-repeated="8"/>
          <table:table-cell office:value-type="string">
            <text:p>All Captains are considered to have the following ability: Act: Once per turn, tack your Captain to search your deck for a card with the Oath trait. Show it to your opponent(s) and place it in your hand.</text:p>
          </table:table-cell>
          <table:table-cell table:number-columns-repeated="999"/>
        </table:table-row>
        <table:table-row table:style-name="ro2">
          <table:table-cell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office:value-type="string" office:string-value="  &lt;card id=~798ae298-0078-4a3c-abb2-5478614ec190~ name=~Iron Mask~&gt;&lt;property name=~Rarity~ value=~C~ /&gt;&lt;property name=~Type~ value=~actions~ /&gt;&lt;property name=~Cost~ value=~4~ /&gt;&lt;property name=~Cost Type~ value=~Sw~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 /&gt;&lt;/card&gt;">
            <text:p><text:s text:c="2"/>&lt;card id=~798ae298-0078-4a3c-abb2-5478614ec190~ name=~Iron Mask~&gt;&lt;property name=~Rarity~ value=~C~ /&gt;&lt;property name=~Type~ value=~actions~ /&gt;&lt;property name=~Cost~ value=~4~ /&gt;&lt;property name=~Cost Type~ value=~Sw~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 /&gt;&lt;/card&gt;</text:p>
          </table:table-cell>
          <table:table-cell table:formula="of:=CONCATENATE(&quot; &lt;Relationship Target=~/cards/&quot;;[.D33];&quot;.jpg~ Id=~C&quot;;[.C33];&quot;~ Type=~http://schemas.octgn.org/picture~/&gt;&quot;)" office:value-type="string" office:string-value=" &lt;Relationship Target=~/cards/HE_ironmask.jpg~ Id=~C798ae298-0078-4a3c-abb2-5478614ec190~ Type=~http://schemas.octgn.org/picture~/&gt;">
            <text:p><text:s/>&lt;Relationship Target=~/cards/HE_ironmask.jpg~ Id=~C798ae298-0078-4a3c-abb2-5478614ec190~ Type=~http://schemas.octgn.org/picture~/&gt;</text:p>
          </table:table-cell>
          <table:table-cell office:value-type="string">
            <text:p>798ae298-0078-4a3c-abb2-5478614ec190</text:p>
          </table:table-cell>
          <table:table-cell office:value-type="string">
            <text:p>HE_ironmask</text:p>
          </table:table-cell>
          <table:table-cell office:value-type="string">
            <text:p>Iron Mask</text:p>
          </table:table-cell>
          <table:table-cell office:value-type="string">
            <text:p>C</text:p>
          </table:table-cell>
          <table:table-cell office:value-type="string">
            <text:p>actions</text:p>
          </table:table-cell>
          <table:table-cell office:value-type="float" office:value="4">
            <text:p>4</text:p>
          </table:table-cell>
          <table:table-cell office:value-type="string">
            <text:p>Sw</text:p>
          </table:table-cell>
          <table:table-cell table:number-columns-repeated="3"/>
          <table:table-cell office:value-type="string">
            <text:p>S</text:p>
          </table:table-cell>
          <table:table-cell office:value-type="string">
            <text:p>d,p</text:p>
          </table:table-cell>
          <table:table-cell table:number-columns-repeated="8"/>
          <table:table-cell office:value-type="string">
            <text:p>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text:p>
          </table:table-cell>
          <table:table-cell table:number-columns-repeated="999"/>
        </table:table-row>
        <table:table-row table:style-name="ro2">
          <table:table-cell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office:value-type="string" office:string-value="  &lt;card id=~2465b04f-af53-4867-8193-b29e4b9ad120~ name=~James Stille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Unique • Heroic • Loyal When hiring James, you may pay an additional 3 Influence to give him the trait: Swordsman +2 and +1 Swashbuckling until the end of the game.~ /&gt;&lt;/card&gt;">
            <text:p><text:s text:c="2"/>&lt;card id=~2465b04f-af53-4867-8193-b29e4b9ad120~ name=~James Stille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Unique • Heroic • Loyal When hiring James, you may pay an additional 3 Influence to give him the trait: Swordsman +2 and +1 Swashbuckling until the end of the game.~ /&gt;&lt;/card&gt;</text:p>
          </table:table-cell>
          <table:table-cell table:formula="of:=CONCATENATE(&quot; &lt;Relationship Target=~/cards/&quot;;[.D34];&quot;.jpg~ Id=~C&quot;;[.C34];&quot;~ Type=~http://schemas.octgn.org/picture~/&gt;&quot;)" office:value-type="string" office:string-value=" &lt;Relationship Target=~/cards/HE_jamesstiller.jpg~ Id=~C2465b04f-af53-4867-8193-b29e4b9ad120~ Type=~http://schemas.octgn.org/picture~/&gt;">
            <text:p><text:s/>&lt;Relationship Target=~/cards/HE_jamesstiller.jpg~ Id=~C2465b04f-af53-4867-8193-b29e4b9ad120~ Type=~http://schemas.octgn.org/picture~/&gt;</text:p>
          </table:table-cell>
          <table:table-cell office:value-type="string">
            <text:p>2465b04f-af53-4867-8193-b29e4b9ad120</text:p>
          </table:table-cell>
          <table:table-cell office:value-type="string">
            <text:p>HE_jamesstiller</text:p>
          </table:table-cell>
          <table:table-cell office:value-type="string">
            <text:p>James Stiller</text:p>
          </table:table-cell>
          <table:table-cell office:value-type="string">
            <text:p>R</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
          <table:table-cell office:value-type="string">
            <text:p>Gosse's Gentlemen</text:p>
          </table:table-cell>
          <table:table-cell office:value-type="string">
            <text:p>Unique • Heroic • Loyal When hiring James, you may pay an additional 3 Influence to give him the trait: Swordsman +2 and +1 Swashbuckling until the end of the game.</text:p>
          </table:table-cell>
          <table:table-cell table:number-columns-repeated="999"/>
        </table:table-row>
        <table:table-row table:style-name="ro2">
          <table:table-cell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office:value-type="string" office:string-value="  &lt;card id=~80b21468-8cdb-4d75-98c5-1b6d2ede192a~ name=~Josephina Culpepp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2~ /&gt;&lt;property name=~Crew Max.~ value=~~ /&gt;&lt;property name=~Move Cost~ value=~~ /&gt;&lt;property name=~Faction~ value=~Crimson Rogers~ /&gt;&lt;property name=~Text~ value=~Villainous • Glamour 0~ /&gt;&lt;/card&gt;">
            <text:p><text:s text:c="2"/>&lt;card id=~80b21468-8cdb-4d75-98c5-1b6d2ede192a~ name=~Josephina Culpepp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2~ /&gt;&lt;property name=~Crew Max.~ value=~~ /&gt;&lt;property name=~Move Cost~ value=~~ /&gt;&lt;property name=~Faction~ value=~Crimson Rogers~ /&gt;&lt;property name=~Text~ value=~Villainous • Glamour 0~ /&gt;&lt;/card&gt;</text:p>
          </table:table-cell>
          <table:table-cell table:formula="of:=CONCATENATE(&quot; &lt;Relationship Target=~/cards/&quot;;[.D35];&quot;.jpg~ Id=~C&quot;;[.C35];&quot;~ Type=~http://schemas.octgn.org/picture~/&gt;&quot;)" office:value-type="string" office:string-value=" &lt;Relationship Target=~/cards/HE_josephinaculpepper.jpg~ Id=~C80b21468-8cdb-4d75-98c5-1b6d2ede192a~ Type=~http://schemas.octgn.org/picture~/&gt;">
            <text:p><text:s/>&lt;Relationship Target=~/cards/HE_josephinaculpepper.jpg~ Id=~C80b21468-8cdb-4d75-98c5-1b6d2ede192a~ Type=~http://schemas.octgn.org/picture~/&gt;</text:p>
          </table:table-cell>
          <table:table-cell office:value-type="string">
            <text:p>80b21468-8cdb-4d75-98c5-1b6d2ede192a</text:p>
          </table:table-cell>
          <table:table-cell office:value-type="string">
            <text:p>HE_josephinaculpepper</text:p>
          </table:table-cell>
          <table:table-cell office:value-type="string">
            <text:p>Josephina Culpepper</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table:table-cell office:value-type="string">
            <text:p>Crimson Rogers</text:p>
          </table:table-cell>
          <table:table-cell office:value-type="string">
            <text:p>Villainous • Glamour 0</text:p>
          </table:table-cell>
          <table:table-cell table:number-columns-repeated="999"/>
        </table:table-row>
        <table:table-row table:style-name="ro2">
          <table:table-cell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office:value-type="string" office:string-value="  &lt;card id=~aa44c697-1d77-48f0-bf57-523c9acfd5ab~ name=~J.P. Wardbradd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Sea Dogs~ /&gt;&lt;property name=~Text~ value=~Unique • Heroic • Loyal When hiring J.P., you may pay an additional 3 Influence to give him the trait Glamour 1 and +3 Influence until the end of the game.~ /&gt;&lt;/card&gt;">
            <text:p><text:s text:c="2"/>&lt;card id=~aa44c697-1d77-48f0-bf57-523c9acfd5ab~ name=~J.P. Wardbradd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Sea Dogs~ /&gt;&lt;property name=~Text~ value=~Unique • Heroic • Loyal When hiring J.P., you may pay an additional 3 Influence to give him the trait Glamour 1 and +3 Influence until the end of the game.~ /&gt;&lt;/card&gt;</text:p>
          </table:table-cell>
          <table:table-cell table:formula="of:=CONCATENATE(&quot; &lt;Relationship Target=~/cards/&quot;;[.D36];&quot;.jpg~ Id=~C&quot;;[.C36];&quot;~ Type=~http://schemas.octgn.org/picture~/&gt;&quot;)" office:value-type="string" office:string-value=" &lt;Relationship Target=~/cards/HE_jpwardbraddon.jpg~ Id=~Caa44c697-1d77-48f0-bf57-523c9acfd5ab~ Type=~http://schemas.octgn.org/picture~/&gt;">
            <text:p><text:s/>&lt;Relationship Target=~/cards/HE_jpwardbraddon.jpg~ Id=~Caa44c697-1d77-48f0-bf57-523c9acfd5ab~ Type=~http://schemas.octgn.org/picture~/&gt;</text:p>
          </table:table-cell>
          <table:table-cell office:value-type="string">
            <text:p>aa44c697-1d77-48f0-bf57-523c9acfd5ab</text:p>
          </table:table-cell>
          <table:table-cell office:value-type="string">
            <text:p>HE_jpwardbraddon</text:p>
          </table:table-cell>
          <table:table-cell office:value-type="string">
            <text:p>J.P. Wardbraddon</text:p>
          </table:table-cell>
          <table:table-cell office:value-type="string">
            <text:p>R</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cell office:value-type="string">
            <text:p>Sea Dogs</text:p>
          </table:table-cell>
          <table:table-cell office:value-type="string">
            <text:p>Unique • Heroic • Loyal When hiring J.P., you may pay an additional 3 Influence to give him the trait Glamour 1 and +3 Influence until the end of the game.</text:p>
          </table:table-cell>
          <table:table-cell table:number-columns-repeated="999"/>
        </table:table-row>
        <table:table-row table:style-name="ro2">
          <table:table-cell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office:value-type="string" office:string-value="  &lt;card id=~8c78be11-4af3-4228-ae75-6a1629c73404~ name=~Korintine Nicolovich~&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3~ /&gt;&lt;property name=~Influence~ value=~3~ /&gt;&lt;property name=~Swashbuckling~ value=~3~ /&gt;&lt;property name=~Crew Max.~ value=~~ /&gt;&lt;property name=~Move Cost~ value=~~ /&gt;&lt;property name=~Faction~ value=~Explorer's Society~ /&gt;&lt;property name=~Text~ value=~Experienced • Unique • Loyal First Mate • Pyeryem 2 When Korintine is Experienced or Hired you may search your deck and discard pile for an Attachment card that is a Pyeryem Knack, attach it to Korintine and then shuffle your deck.~ /&gt;&lt;/card&gt;">
            <text:p><text:s text:c="2"/>&lt;card id=~8c78be11-4af3-4228-ae75-6a1629c73404~ name=~Korintine Nicolovich~&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3~ /&gt;&lt;property name=~Influence~ value=~3~ /&gt;&lt;property name=~Swashbuckling~ value=~3~ /&gt;&lt;property name=~Crew Max.~ value=~~ /&gt;&lt;property name=~Move Cost~ value=~~ /&gt;&lt;property name=~Faction~ value=~Explorer's Society~ /&gt;&lt;property name=~Text~ value=~Experienced • Unique • Loyal First Mate • Pyeryem 2 When Korintine is Experienced or Hired you may search your deck and discard pile for an Attachment card that is a Pyeryem Knack, attach it to Korintine and then shuffle your deck.~ /&gt;&lt;/card&gt;</text:p>
          </table:table-cell>
          <table:table-cell table:formula="of:=CONCATENATE(&quot; &lt;Relationship Target=~/cards/&quot;;[.D37];&quot;.jpg~ Id=~C&quot;;[.C37];&quot;~ Type=~http://schemas.octgn.org/picture~/&gt;&quot;)" office:value-type="string" office:string-value=" &lt;Relationship Target=~/cards/HE_korintinenicolovichx.jpg~ Id=~C8c78be11-4af3-4228-ae75-6a1629c73404~ Type=~http://schemas.octgn.org/picture~/&gt;">
            <text:p><text:s/>&lt;Relationship Target=~/cards/HE_korintinenicolovichx.jpg~ Id=~C8c78be11-4af3-4228-ae75-6a1629c73404~ Type=~http://schemas.octgn.org/picture~/&gt;</text:p>
          </table:table-cell>
          <table:table-cell office:value-type="string">
            <text:p>8c78be11-4af3-4228-ae75-6a1629c73404</text:p>
          </table:table-cell>
          <table:table-cell office:value-type="string">
            <text:p>HE_korintinenicolovichx</text:p>
          </table:table-cell>
          <table:table-cell office:value-type="string">
            <text:p>Korintine Nicolovich</text:p>
          </table:table-cell>
          <table:table-cell office:value-type="string">
            <text:p>F</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4">
            <text:p>4</text:p>
          </table:table-cell>
          <table:table-cell table:number-columns-repeated="3" office:value-type="float" office:value="3">
            <text:p>3</text:p>
          </table:table-cell>
          <table:table-cell table:number-columns-repeated="2"/>
          <table:table-cell office:value-type="string">
            <text:p>Explorer's Society</text:p>
          </table:table-cell>
          <table:table-cell office:value-type="string">
            <text:p>Experienced • Unique • Loyal First Mate • Pyeryem 2 When Korintine is Experienced or Hired you may search your deck and discard pile for an Attachment card that is a Pyeryem Knack, attach it to Korintine and then shuffle your deck.</text:p>
          </table:table-cell>
          <table:table-cell table:number-columns-repeated="999"/>
        </table:table-row>
        <table:table-row table:style-name="ro2">
          <table:table-cell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office:value-type="string" office:string-value="  &lt;card id=~043ff9cf-bb4d-435c-a667-f28ed0e3cde4~ name=~A Little On-Shore Help~&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dventuring. Tack one of your Ally cards in this Sea to produce 4 Adventuring~ /&gt;&lt;/card&gt;">
            <text:p><text:s text:c="2"/>&lt;card id=~043ff9cf-bb4d-435c-a667-f28ed0e3cde4~ name=~A Little On-Shore Help~&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dventuring. Tack one of your Ally cards in this Sea to produce 4 Adventuring~ /&gt;&lt;/card&gt;</text:p>
          </table:table-cell>
          <table:table-cell table:formula="of:=CONCATENATE(&quot; &lt;Relationship Target=~/cards/&quot;;[.D38];&quot;.jpg~ Id=~C&quot;;[.C38];&quot;~ Type=~http://schemas.octgn.org/picture~/&gt;&quot;)" office:value-type="string" office:string-value=" &lt;Relationship Target=~/cards/HE_littleonshorehelp.jpg~ Id=~C043ff9cf-bb4d-435c-a667-f28ed0e3cde4~ Type=~http://schemas.octgn.org/picture~/&gt;">
            <text:p><text:s/>&lt;Relationship Target=~/cards/HE_littleonshorehelp.jpg~ Id=~C043ff9cf-bb4d-435c-a667-f28ed0e3cde4~ Type=~http://schemas.octgn.org/picture~/&gt;</text:p>
          </table:table-cell>
          <table:table-cell office:value-type="string">
            <text:p>043ff9cf-bb4d-435c-a667-f28ed0e3cde4</text:p>
          </table:table-cell>
          <table:table-cell office:value-type="string">
            <text:p>HE_littleonshorehelp</text:p>
          </table:table-cell>
          <table:table-cell office:value-type="string">
            <text:p>A Little On-Shore Help</text:p>
          </table:table-cell>
          <table:table-cell office:value-type="string">
            <text:p>U</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Play when you are paying Adventuring. Tack one of your Ally cards in this Sea to produce 4 Adventuring</text:p>
          </table:table-cell>
          <table:table-cell table:number-columns-repeated="999"/>
        </table:table-row>
        <table:table-row table:style-name="ro2">
          <table:table-cell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office:value-type="string" office:string-value="  &lt;card id=~46709c00-e219-4317-8d3c-961e6d3fb1a6~ name=~Local Assistan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Act: Tack this card to target another Ship in this Sea. If you are in your Captain’s Starting Sea, inflict 3 Hits on the target Ship.~ /&gt;&lt;/card&gt;">
            <text:p><text:s text:c="2"/>&lt;card id=~46709c00-e219-4317-8d3c-961e6d3fb1a6~ name=~Local Assistan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Act: Tack this card to target another Ship in this Sea. If you are in your Captain’s Starting Sea, inflict 3 Hits on the target Ship.~ /&gt;&lt;/card&gt;</text:p>
          </table:table-cell>
          <table:table-cell table:formula="of:=CONCATENATE(&quot; &lt;Relationship Target=~/cards/&quot;;[.D39];&quot;.jpg~ Id=~C&quot;;[.C39];&quot;~ Type=~http://schemas.octgn.org/picture~/&gt;&quot;)" office:value-type="string" office:string-value=" &lt;Relationship Target=~/cards/HE_localassistance.jpg~ Id=~C46709c00-e219-4317-8d3c-961e6d3fb1a6~ Type=~http://schemas.octgn.org/picture~/&gt;">
            <text:p><text:s/>&lt;Relationship Target=~/cards/HE_localassistance.jpg~ Id=~C46709c00-e219-4317-8d3c-961e6d3fb1a6~ Type=~http://schemas.octgn.org/picture~/&gt;</text:p>
          </table:table-cell>
          <table:table-cell office:value-type="string">
            <text:p>46709c00-e219-4317-8d3c-961e6d3fb1a6</text:p>
          </table:table-cell>
          <table:table-cell office:value-type="string">
            <text:p>HE_localassistance</text:p>
          </table:table-cell>
          <table:table-cell office:value-type="string">
            <text:p>Local Assistance</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APTAIN ATTACHMENT Unique Act: Tack this card to target another Ship in this Sea. If you are in your Captain’s Starting Sea, inflict 3 Hits on the target Ship.</text:p>
          </table:table-cell>
          <table:table-cell table:number-columns-repeated="999"/>
        </table:table-row>
        <table:table-row table:style-name="ro2">
          <table:table-cell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office:value-type="string" office:string-value="  &lt;card id=~e3c51861-04bc-4111-9d49-446e1c74cf9c~ name=~Louis Fontain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2~ /&gt;&lt;property name=~Crew Max.~ value=~~ /&gt;&lt;property name=~Move Cost~ value=~~ /&gt;&lt;property name=~Faction~ value=~Corsairs~ /&gt;&lt;property name=~Text~ value=~Unique • Captive • Loyal When hiring Louis, you may pay an additional 3 Influence to give him +2 Sailing, +1 Swashbuckling and the Rower trait until the end of the game.~ /&gt;&lt;/card&gt;">
            <text:p><text:s text:c="2"/>&lt;card id=~e3c51861-04bc-4111-9d49-446e1c74cf9c~ name=~Louis Fontain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2~ /&gt;&lt;property name=~Crew Max.~ value=~~ /&gt;&lt;property name=~Move Cost~ value=~~ /&gt;&lt;property name=~Faction~ value=~Corsairs~ /&gt;&lt;property name=~Text~ value=~Unique • Captive • Loyal When hiring Louis, you may pay an additional 3 Influence to give him +2 Sailing, +1 Swashbuckling and the Rower trait until the end of the game.~ /&gt;&lt;/card&gt;</text:p>
          </table:table-cell>
          <table:table-cell table:formula="of:=CONCATENATE(&quot; &lt;Relationship Target=~/cards/&quot;;[.D40];&quot;.jpg~ Id=~C&quot;;[.C40];&quot;~ Type=~http://schemas.octgn.org/picture~/&gt;&quot;)" office:value-type="string" office:string-value=" &lt;Relationship Target=~/cards/HE_louisfontaine.jpg~ Id=~Ce3c51861-04bc-4111-9d49-446e1c74cf9c~ Type=~http://schemas.octgn.org/picture~/&gt;">
            <text:p><text:s/>&lt;Relationship Target=~/cards/HE_louisfontaine.jpg~ Id=~Ce3c51861-04bc-4111-9d49-446e1c74cf9c~ Type=~http://schemas.octgn.org/picture~/&gt;</text:p>
          </table:table-cell>
          <table:table-cell office:value-type="string">
            <text:p>e3c51861-04bc-4111-9d49-446e1c74cf9c</text:p>
          </table:table-cell>
          <table:table-cell office:value-type="string">
            <text:p>HE_louisfontaine</text:p>
          </table:table-cell>
          <table:table-cell office:value-type="string">
            <text:p>Louis Fontaine</text:p>
          </table:table-cell>
          <table:table-cell office:value-type="string">
            <text:p>R</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table:number-columns-repeated="2"/>
          <table:table-cell office:value-type="string">
            <text:p>Corsairs</text:p>
          </table:table-cell>
          <table:table-cell office:value-type="string">
            <text:p>Unique • Captive • Loyal When hiring Louis, you may pay an additional 3 Influence to give him +2 Sailing, +1 Swashbuckling and the Rower trait until the end of the game.</text:p>
          </table:table-cell>
          <table:table-cell table:number-columns-repeated="999"/>
        </table:table-row>
        <table:table-row table:style-name="ro2">
          <table:table-cell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office:value-type="string" office:string-value="  &lt;card id=~9d5ed756-16e9-4e89-9b50-e1cb60e44e0a~ name=~Lyin' John's Fat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 /&gt;&lt;/card&gt;">
            <text:p><text:s text:c="2"/>&lt;card id=~9d5ed756-16e9-4e89-9b50-e1cb60e44e0a~ name=~Lyin' John's Fat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 /&gt;&lt;/card&gt;</text:p>
          </table:table-cell>
          <table:table-cell table:formula="of:=CONCATENATE(&quot; &lt;Relationship Target=~/cards/&quot;;[.D41];&quot;.jpg~ Id=~C&quot;;[.C41];&quot;~ Type=~http://schemas.octgn.org/picture~/&gt;&quot;)" office:value-type="string" office:string-value=" &lt;Relationship Target=~/cards/HE_lyinjohnsfate.jpg~ Id=~C9d5ed756-16e9-4e89-9b50-e1cb60e44e0a~ Type=~http://schemas.octgn.org/picture~/&gt;">
            <text:p><text:s/>&lt;Relationship Target=~/cards/HE_lyinjohnsfate.jpg~ Id=~C9d5ed756-16e9-4e89-9b50-e1cb60e44e0a~ Type=~http://schemas.octgn.org/picture~/&gt;</text:p>
          </table:table-cell>
          <table:table-cell office:value-type="string">
            <text:p>9d5ed756-16e9-4e89-9b50-e1cb60e44e0a</text:p>
          </table:table-cell>
          <table:table-cell office:value-type="string">
            <text:p>HE_lyinjohnsfate</text:p>
          </table:table-cell>
          <table:table-cell office:value-type="string">
            <text:p>Lyin' John's Fate</text:p>
          </table:table-cell>
          <table:table-cell office:value-type="string">
            <text:p>U</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text:p>
          </table:table-cell>
          <table:table-cell table:number-columns-repeated="999"/>
        </table:table-row>
        <table:table-row table:style-name="ro2">
          <table:table-cell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office:value-type="string" office:string-value="  &lt;card id=~cfbdfc50-2422-432d-b193-64aa43c7d587~ name=~Miguel Bascall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2~ /&gt;&lt;property name=~Crew Max.~ value=~~ /&gt;&lt;property name=~Move Cost~ value=~~ /&gt;&lt;property name=~Faction~ value=~Castille~ /&gt;&lt;property name=~Text~ value=~Unique • Heroic • Loyal When hiring Miguel, you may pay an additional 3 Influence to give him +2 Sailing, +2 Adventuring and the Holy trait until the end of the game.~ /&gt;&lt;/card&gt;">
            <text:p><text:s text:c="2"/>&lt;card id=~cfbdfc50-2422-432d-b193-64aa43c7d587~ name=~Miguel Bascall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2~ /&gt;&lt;property name=~Crew Max.~ value=~~ /&gt;&lt;property name=~Move Cost~ value=~~ /&gt;&lt;property name=~Faction~ value=~Castille~ /&gt;&lt;property name=~Text~ value=~Unique • Heroic • Loyal When hiring Miguel, you may pay an additional 3 Influence to give him +2 Sailing, +2 Adventuring and the Holy trait until the end of the game.~ /&gt;&lt;/card&gt;</text:p>
          </table:table-cell>
          <table:table-cell table:formula="of:=CONCATENATE(&quot; &lt;Relationship Target=~/cards/&quot;;[.D42];&quot;.jpg~ Id=~C&quot;;[.C42];&quot;~ Type=~http://schemas.octgn.org/picture~/&gt;&quot;)" office:value-type="string" office:string-value=" &lt;Relationship Target=~/cards/HE_miguelbascalle.jpg~ Id=~Ccfbdfc50-2422-432d-b193-64aa43c7d587~ Type=~http://schemas.octgn.org/picture~/&gt;">
            <text:p><text:s/>&lt;Relationship Target=~/cards/HE_miguelbascalle.jpg~ Id=~Ccfbdfc50-2422-432d-b193-64aa43c7d587~ Type=~http://schemas.octgn.org/picture~/&gt;</text:p>
          </table:table-cell>
          <table:table-cell office:value-type="string">
            <text:p>cfbdfc50-2422-432d-b193-64aa43c7d587</text:p>
          </table:table-cell>
          <table:table-cell office:value-type="string">
            <text:p>HE_miguelbascalle</text:p>
          </table:table-cell>
          <table:table-cell office:value-type="string">
            <text:p>Miguel Bascalle</text:p>
          </table:table-cell>
          <table:table-cell office:value-type="string">
            <text:p>R</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table:number-columns-repeated="2"/>
          <table:table-cell office:value-type="string">
            <text:p>Castille</text:p>
          </table:table-cell>
          <table:table-cell office:value-type="string">
            <text:p>Unique • Heroic • Loyal When hiring Miguel, you may pay an additional 3 Influence to give him +2 Sailing, +2 Adventuring and the Holy trait until the end of the game.</text:p>
          </table:table-cell>
          <table:table-cell table:number-columns-repeated="999"/>
        </table:table-row>
        <table:table-row table:style-name="ro2">
          <table:table-cell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office:value-type="string" office:string-value="  &lt;card id=~abaf2c4a-9e24-4787-81ba-f05b67e65421~ name=~Montaigne Muskete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Montaigne~ /&gt;&lt;property name=~Text~ value=~Loyal • No Attachments Swordsman +1 (The Musketeers inflict 1 extra hit during Boarding Attacks) Montaigne Musketeers may attach Swordsman Knacks.~ /&gt;&lt;/card&gt;">
            <text:p><text:s text:c="2"/>&lt;card id=~abaf2c4a-9e24-4787-81ba-f05b67e65421~ name=~Montaigne Muskete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Montaigne~ /&gt;&lt;property name=~Text~ value=~Loyal • No Attachments Swordsman +1 (The Musketeers inflict 1 extra hit during Boarding Attacks) Montaigne Musketeers may attach Swordsman Knacks.~ /&gt;&lt;/card&gt;</text:p>
          </table:table-cell>
          <table:table-cell table:formula="of:=CONCATENATE(&quot; &lt;Relationship Target=~/cards/&quot;;[.D43];&quot;.jpg~ Id=~C&quot;;[.C43];&quot;~ Type=~http://schemas.octgn.org/picture~/&gt;&quot;)" office:value-type="string" office:string-value=" &lt;Relationship Target=~/cards/HE_montaignemusketeers.jpg~ Id=~Cabaf2c4a-9e24-4787-81ba-f05b67e65421~ Type=~http://schemas.octgn.org/picture~/&gt;">
            <text:p><text:s/>&lt;Relationship Target=~/cards/HE_montaignemusketeers.jpg~ Id=~Cabaf2c4a-9e24-4787-81ba-f05b67e65421~ Type=~http://schemas.octgn.org/picture~/&gt;</text:p>
          </table:table-cell>
          <table:table-cell office:value-type="string">
            <text:p>abaf2c4a-9e24-4787-81ba-f05b67e65421</text:p>
          </table:table-cell>
          <table:table-cell office:value-type="string">
            <text:p>HE_montaignemusketeers</text:p>
          </table:table-cell>
          <table:table-cell office:value-type="string">
            <text:p>Montaigne Musketeers</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2"/>
          <table:table-cell office:value-type="string">
            <text:p>Montaigne</text:p>
          </table:table-cell>
          <table:table-cell office:value-type="string">
            <text:p>Loyal • No Attachments Swordsman +1 (The Musketeers inflict 1 extra hit during Boarding Attacks) Montaigne Musketeers may attach Swordsman Knacks.</text:p>
          </table:table-cell>
          <table:table-cell table:number-columns-repeated="999"/>
        </table:table-row>
        <table:table-row table:style-name="ro2">
          <table:table-cell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office:value-type="string" office:string-value="  &lt;card id=~b58acfc5-8406-442f-8b65-05935ecc9a36~ name=~No-Leg William~&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2~ /&gt;&lt;property name=~Influence~ value=~1~ /&gt;&lt;property name=~Swashbuckling~ value=~2~ /&gt;&lt;property name=~Crew Max.~ value=~~ /&gt;&lt;property name=~Move Cost~ value=~~ /&gt;&lt;property name=~Faction~ value=~Black Freighter~ /&gt;&lt;property name=~Text~ value=~Loyal • Experienced • Unique Topman William is considered to have two Leg attachments. Act: If William is untacked, pay 2 Sailing to attempt a Boarding with another Ship in this Sea (this may be canceled normally).~ /&gt;&lt;/card&gt;">
            <text:p><text:s text:c="2"/>&lt;card id=~b58acfc5-8406-442f-8b65-05935ecc9a36~ name=~No-Leg William~&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2~ /&gt;&lt;property name=~Influence~ value=~1~ /&gt;&lt;property name=~Swashbuckling~ value=~2~ /&gt;&lt;property name=~Crew Max.~ value=~~ /&gt;&lt;property name=~Move Cost~ value=~~ /&gt;&lt;property name=~Faction~ value=~Black Freighter~ /&gt;&lt;property name=~Text~ value=~Loyal • Experienced • Unique Topman William is considered to have two Leg attachments. Act: If William is untacked, pay 2 Sailing to attempt a Boarding with another Ship in this Sea (this may be canceled normally).~ /&gt;&lt;/card&gt;</text:p>
          </table:table-cell>
          <table:table-cell table:formula="of:=CONCATENATE(&quot; &lt;Relationship Target=~/cards/&quot;;[.D44];&quot;.jpg~ Id=~C&quot;;[.C44];&quot;~ Type=~http://schemas.octgn.org/picture~/&gt;&quot;)" office:value-type="string" office:string-value=" &lt;Relationship Target=~/cards/HE_nolegwilliam.jpg~ Id=~Cb58acfc5-8406-442f-8b65-05935ecc9a36~ Type=~http://schemas.octgn.org/picture~/&gt;">
            <text:p><text:s/>&lt;Relationship Target=~/cards/HE_nolegwilliam.jpg~ Id=~Cb58acfc5-8406-442f-8b65-05935ecc9a36~ Type=~http://schemas.octgn.org/picture~/&gt;</text:p>
          </table:table-cell>
          <table:table-cell office:value-type="string">
            <text:p>b58acfc5-8406-442f-8b65-05935ecc9a36</text:p>
          </table:table-cell>
          <table:table-cell office:value-type="string">
            <text:p>HE_nolegwilliam</text:p>
          </table:table-cell>
          <table:table-cell office:value-type="string">
            <text:p>No-Leg William</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string">
            <text:p>Black Freighter</text:p>
          </table:table-cell>
          <table:table-cell office:value-type="string">
            <text:p>Loyal • Experienced • Unique Topman William is considered to have two Leg attachments. Act: If William is untacked, pay 2 Sailing to attempt a Boarding with another Ship in this Sea (this may be canceled normally).</text:p>
          </table:table-cell>
          <table:table-cell table:number-columns-repeated="999"/>
        </table:table-row>
        <table:table-row table:style-name="ro2">
          <table:table-cell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office:value-type="string" office:string-value="  &lt;card id=~9dcf838d-f23d-46ef-adea-c72087b760f8~ name=~Northern Trade Route~&gt;&lt;property name=~Rarity~ value=~C~ /&gt;&lt;property name=~Type~ value=~actions~ /&gt;&lt;property name=~Cost~ value=~M+0~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Trade Sea (moving through each Sea, one at a time).~ /&gt;&lt;/card&gt;">
            <text:p><text:s text:c="2"/>&lt;card id=~9dcf838d-f23d-46ef-adea-c72087b760f8~ name=~Northern Trade Route~&gt;&lt;property name=~Rarity~ value=~C~ /&gt;&lt;property name=~Type~ value=~actions~ /&gt;&lt;property name=~Cost~ value=~M+0~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Trade Sea (moving through each Sea, one at a time).~ /&gt;&lt;/card&gt;</text:p>
          </table:table-cell>
          <table:table-cell table:formula="of:=CONCATENATE(&quot; &lt;Relationship Target=~/cards/&quot;;[.D45];&quot;.jpg~ Id=~C&quot;;[.C45];&quot;~ Type=~http://schemas.octgn.org/picture~/&gt;&quot;)" office:value-type="string" office:string-value=" &lt;Relationship Target=~/cards/HE_northerntraderoute.jpg~ Id=~C9dcf838d-f23d-46ef-adea-c72087b760f8~ Type=~http://schemas.octgn.org/picture~/&gt;">
            <text:p><text:s/>&lt;Relationship Target=~/cards/HE_northerntraderoute.jpg~ Id=~C9dcf838d-f23d-46ef-adea-c72087b760f8~ Type=~http://schemas.octgn.org/picture~/&gt;</text:p>
          </table:table-cell>
          <table:table-cell office:value-type="string">
            <text:p>9dcf838d-f23d-46ef-adea-c72087b760f8</text:p>
          </table:table-cell>
          <table:table-cell office:value-type="string">
            <text:p>HE_northerntraderoute</text:p>
          </table:table-cell>
          <table:table-cell office:value-type="string">
            <text:p>Northern Trade Route</text:p>
          </table:table-cell>
          <table:table-cell office:value-type="string">
            <text:p>C</text:p>
          </table:table-cell>
          <table:table-cell office:value-type="string">
            <text:p>actions</text:p>
          </table:table-cell>
          <table:table-cell office:value-type="string">
            <text:p>M+0</text:p>
          </table:table-cell>
          <table:table-cell office:value-type="string">
            <text:p>Sa</text:p>
          </table:table-cell>
          <table:table-cell table:number-columns-repeated="3"/>
          <table:table-cell office:value-type="string">
            <text:p>S</text:p>
          </table:table-cell>
          <table:table-cell office:value-type="string">
            <text:p>d,p</text:p>
          </table:table-cell>
          <table:table-cell table:number-columns-repeated="8"/>
          <table:table-cell office:value-type="string">
            <text:p>Move your Ship 2 Seas towards the Trade Sea (moving through each Sea, one at a time).</text:p>
          </table:table-cell>
          <table:table-cell table:number-columns-repeated="999"/>
        </table:table-row>
        <table:table-row table:style-name="ro2">
          <table:table-cell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office:value-type="string" office:string-value="  &lt;card id=~e051a583-acdb-47c4-ab00-53b101385ee7~ name=~One Shot - Make it Count~&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4 Influence as an action. Action cards are placed in the sunk pile instead of the discard pile after they have been canceled or resolved (except Action cards which become attachments).~ /&gt;&lt;/card&gt;">
            <text:p><text:s text:c="2"/>&lt;card id=~e051a583-acdb-47c4-ab00-53b101385ee7~ name=~One Shot - Make it Count~&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4 Influence as an action. Action cards are placed in the sunk pile instead of the discard pile after they have been canceled or resolved (except Action cards which become attachments).~ /&gt;&lt;/card&gt;</text:p>
          </table:table-cell>
          <table:table-cell table:formula="of:=CONCATENATE(&quot; &lt;Relationship Target=~/cards/&quot;;[.D46];&quot;.jpg~ Id=~C&quot;;[.C46];&quot;~ Type=~http://schemas.octgn.org/picture~/&gt;&quot;)" office:value-type="string" office:string-value=" &lt;Relationship Target=~/cards/HE_oneshotmakeitcount.jpg~ Id=~Ce051a583-acdb-47c4-ab00-53b101385ee7~ Type=~http://schemas.octgn.org/picture~/&gt;">
            <text:p><text:s/>&lt;Relationship Target=~/cards/HE_oneshotmakeitcount.jpg~ Id=~Ce051a583-acdb-47c4-ab00-53b101385ee7~ Type=~http://schemas.octgn.org/picture~/&gt;</text:p>
          </table:table-cell>
          <table:table-cell office:value-type="string">
            <text:p>e051a583-acdb-47c4-ab00-53b101385ee7</text:p>
          </table:table-cell>
          <table:table-cell office:value-type="string">
            <text:p>HE_oneshotmakeitcount</text:p>
          </table:table-cell>
          <table:table-cell office:value-type="string">
            <text:p>One Shot - Make it Count</text:p>
          </table:table-cell>
          <table:table-cell office:value-type="string">
            <text:p>C</text:p>
          </table:table-cell>
          <table:table-cell office:value-type="string">
            <text:p>chanteys</text:p>
          </table:table-cell>
          <table:table-cell table:number-columns-repeated="5"/>
          <table:table-cell office:value-type="string">
            <text:p>D</text:p>
          </table:table-cell>
          <table:table-cell office:value-type="string">
            <text:p>p,t</text:p>
          </table:table-cell>
          <table:table-cell table:number-columns-repeated="8"/>
          <table:table-cell office:value-type="string">
            <text:p>Any player may sink this Chantey by paying 4 Influence as an action. Action cards are placed in the sunk pile instead of the discard pile after they have been canceled or resolved (except Action cards which become attachments).</text:p>
          </table:table-cell>
          <table:table-cell table:number-columns-repeated="999"/>
        </table:table-row>
        <table:table-row table:style-name="ro2">
          <table:table-cell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office:value-type="string" office:string-value="  &lt;card id=~55590135-23e7-41b9-a758-a93f2cae9464~ name=~The Path to San Cristobal~&gt;&lt;property name=~Rarity~ value=~C~ /&gt;&lt;property name=~Type~ value=~actions~ /&gt;&lt;property name=~Cost~ value=~M+2~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any Sea with a Port card attached (moving through each Sea, one at a time).~ /&gt;&lt;/card&gt;">
            <text:p><text:s text:c="2"/>&lt;card id=~55590135-23e7-41b9-a758-a93f2cae9464~ name=~The Path to San Cristobal~&gt;&lt;property name=~Rarity~ value=~C~ /&gt;&lt;property name=~Type~ value=~actions~ /&gt;&lt;property name=~Cost~ value=~M+2~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any Sea with a Port card attached (moving through each Sea, one at a time).~ /&gt;&lt;/card&gt;</text:p>
          </table:table-cell>
          <table:table-cell table:formula="of:=CONCATENATE(&quot; &lt;Relationship Target=~/cards/&quot;;[.D47];&quot;.jpg~ Id=~C&quot;;[.C47];&quot;~ Type=~http://schemas.octgn.org/picture~/&gt;&quot;)" office:value-type="string" office:string-value=" &lt;Relationship Target=~/cards/HE_pathtosancristobal.jpg~ Id=~C55590135-23e7-41b9-a758-a93f2cae9464~ Type=~http://schemas.octgn.org/picture~/&gt;">
            <text:p><text:s/>&lt;Relationship Target=~/cards/HE_pathtosancristobal.jpg~ Id=~C55590135-23e7-41b9-a758-a93f2cae9464~ Type=~http://schemas.octgn.org/picture~/&gt;</text:p>
          </table:table-cell>
          <table:table-cell office:value-type="string">
            <text:p>55590135-23e7-41b9-a758-a93f2cae9464</text:p>
          </table:table-cell>
          <table:table-cell office:value-type="string">
            <text:p>HE_pathtosancristobal</text:p>
          </table:table-cell>
          <table:table-cell office:value-type="string">
            <text:p>The Path to San Cristobal</text:p>
          </table:table-cell>
          <table:table-cell office:value-type="string">
            <text:p>C</text:p>
          </table:table-cell>
          <table:table-cell office:value-type="string">
            <text:p>actions</text:p>
          </table:table-cell>
          <table:table-cell office:value-type="string">
            <text:p>M+2</text:p>
          </table:table-cell>
          <table:table-cell office:value-type="string">
            <text:p>Sa</text:p>
          </table:table-cell>
          <table:table-cell table:number-columns-repeated="3"/>
          <table:table-cell office:value-type="string">
            <text:p>D</text:p>
          </table:table-cell>
          <table:table-cell office:value-type="string">
            <text:p>p,t</text:p>
          </table:table-cell>
          <table:table-cell table:number-columns-repeated="8"/>
          <table:table-cell office:value-type="string">
            <text:p>Move your Ship to any Sea with a Port card attached (moving through each Sea, one at a time).</text:p>
          </table:table-cell>
          <table:table-cell table:number-columns-repeated="999"/>
        </table:table-row>
        <table:table-row table:style-name="ro2">
          <table:table-cell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office:value-type="string" office:string-value="  &lt;card id=~12511f02-42c0-47ea-94eb-b98b682e3471~ name=~Percival du Lac~&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1~ /&gt;&lt;property name=~Crew Max.~ value=~~ /&gt;&lt;property name=~Move Cost~ value=~~ /&gt;&lt;property name=~Faction~ value=~Montaigne~ /&gt;&lt;property name=~Text~ value=~Unique • Heroic • Loyal When hiring Percival, you may pay an additional 3 Influence to give him the trait: Porte 1 and +2 Cannon until the end of the game.~ /&gt;&lt;/card&gt;">
            <text:p><text:s text:c="2"/>&lt;card id=~12511f02-42c0-47ea-94eb-b98b682e3471~ name=~Percival du Lac~&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1~ /&gt;&lt;property name=~Crew Max.~ value=~~ /&gt;&lt;property name=~Move Cost~ value=~~ /&gt;&lt;property name=~Faction~ value=~Montaigne~ /&gt;&lt;property name=~Text~ value=~Unique • Heroic • Loyal When hiring Percival, you may pay an additional 3 Influence to give him the trait: Porte 1 and +2 Cannon until the end of the game.~ /&gt;&lt;/card&gt;</text:p>
          </table:table-cell>
          <table:table-cell table:formula="of:=CONCATENATE(&quot; &lt;Relationship Target=~/cards/&quot;;[.D48];&quot;.jpg~ Id=~C&quot;;[.C48];&quot;~ Type=~http://schemas.octgn.org/picture~/&gt;&quot;)" office:value-type="string" office:string-value=" &lt;Relationship Target=~/cards/HE_percivaldulac.jpg~ Id=~C12511f02-42c0-47ea-94eb-b98b682e3471~ Type=~http://schemas.octgn.org/picture~/&gt;">
            <text:p><text:s/>&lt;Relationship Target=~/cards/HE_percivaldulac.jpg~ Id=~C12511f02-42c0-47ea-94eb-b98b682e3471~ Type=~http://schemas.octgn.org/picture~/&gt;</text:p>
          </table:table-cell>
          <table:table-cell office:value-type="string">
            <text:p>12511f02-42c0-47ea-94eb-b98b682e3471</text:p>
          </table:table-cell>
          <table:table-cell office:value-type="string">
            <text:p>HE_percivaldulac</text:p>
          </table:table-cell>
          <table:table-cell office:value-type="string">
            <text:p>Percival du Lac</text:p>
          </table:table-cell>
          <table:table-cell office:value-type="string">
            <text:p>R</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table:table-cell office:value-type="string">
            <text:p>Montaigne</text:p>
          </table:table-cell>
          <table:table-cell office:value-type="string">
            <text:p>Unique • Heroic • Loyal When hiring Percival, you may pay an additional 3 Influence to give him the trait: Porte 1 and +2 Cannon until the end of the game.</text:p>
          </table:table-cell>
          <table:table-cell table:number-columns-repeated="999"/>
        </table:table-row>
        <table:table-row table:style-name="ro2">
          <table:table-cell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office:value-type="string" office:string-value="  &lt;card id=~a43d040a-6da8-478b-864f-2b521bc17b9e~ name=~Peter Silve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Gosse's Gentlemen~ /&gt;&lt;property name=~Text~ value=~Experienced • Unique Heroic • Swordsman +1 (Peter inflicts 2 extra hits during Boarding Attacks) React: Once per turn, when Peter is tacking to produce skill points, you may tack one of your other Crew to have Peter produce an extra 2 points of that skill.~ /&gt;&lt;/card&gt;">
            <text:p><text:s text:c="2"/>&lt;card id=~a43d040a-6da8-478b-864f-2b521bc17b9e~ name=~Peter Silve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Gosse's Gentlemen~ /&gt;&lt;property name=~Text~ value=~Experienced • Unique Heroic • Swordsman +1 (Peter inflicts 2 extra hits during Boarding Attacks) React: Once per turn, when Peter is tacking to produce skill points, you may tack one of your other Crew to have Peter produce an extra 2 points of that skill.~ /&gt;&lt;/card&gt;</text:p>
          </table:table-cell>
          <table:table-cell table:formula="of:=CONCATENATE(&quot; &lt;Relationship Target=~/cards/&quot;;[.D49];&quot;.jpg~ Id=~C&quot;;[.C49];&quot;~ Type=~http://schemas.octgn.org/picture~/&gt;&quot;)" office:value-type="string" office:string-value=" &lt;Relationship Target=~/cards/HE_petersilver.jpg~ Id=~Ca43d040a-6da8-478b-864f-2b521bc17b9e~ Type=~http://schemas.octgn.org/picture~/&gt;">
            <text:p><text:s/>&lt;Relationship Target=~/cards/HE_petersilver.jpg~ Id=~Ca43d040a-6da8-478b-864f-2b521bc17b9e~ Type=~http://schemas.octgn.org/picture~/&gt;</text:p>
          </table:table-cell>
          <table:table-cell office:value-type="string">
            <text:p>a43d040a-6da8-478b-864f-2b521bc17b9e</text:p>
          </table:table-cell>
          <table:table-cell office:value-type="string">
            <text:p>HE_petersilver</text:p>
          </table:table-cell>
          <table:table-cell office:value-type="string">
            <text:p>Peter Silver</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table:number-columns-repeated="2"/>
          <table:table-cell office:value-type="string">
            <text:p>Gosse's Gentlemen</text:p>
          </table:table-cell>
          <table:table-cell office:value-type="string">
            <text:p>Experienced • Unique Heroic • Swordsman +1 (Peter inflicts 2 extra hits during Boarding Attacks) React: Once per turn, when Peter is tacking to produce skill points, you may tack one of your other Crew to have Peter produce an extra 2 points of that skill.</text:p>
          </table:table-cell>
          <table:table-cell table:number-columns-repeated="999"/>
        </table:table-row>
        <table:table-row table:style-name="ro2">
          <table:table-cell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office:value-type="string" office:string-value="  &lt;card id=~826e30e7-7ca8-464e-94aa-fb357b7599b4~ name=~Predators of the Sea~&gt;&lt;property name=~Rarity~ value=~R~ /&gt;&lt;property name=~Type~ value=~actions~ /&gt;&lt;property name=~Cost~ value=~M+5~ /&gt;&lt;property name=~Cost Type~ value=~Sa~ /&gt;&lt;property name=~Cancel~ value=~M+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an adjacent Sea. Move your Ship to that Sea and begin a Boarding with that Ship.~ /&gt;&lt;/card&gt;">
            <text:p><text:s text:c="2"/>&lt;card id=~826e30e7-7ca8-464e-94aa-fb357b7599b4~ name=~Predators of the Sea~&gt;&lt;property name=~Rarity~ value=~R~ /&gt;&lt;property name=~Type~ value=~actions~ /&gt;&lt;property name=~Cost~ value=~M+5~ /&gt;&lt;property name=~Cost Type~ value=~Sa~ /&gt;&lt;property name=~Cancel~ value=~M+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an adjacent Sea. Move your Ship to that Sea and begin a Boarding with that Ship.~ /&gt;&lt;/card&gt;</text:p>
          </table:table-cell>
          <table:table-cell table:formula="of:=CONCATENATE(&quot; &lt;Relationship Target=~/cards/&quot;;[.D50];&quot;.jpg~ Id=~C&quot;;[.C50];&quot;~ Type=~http://schemas.octgn.org/picture~/&gt;&quot;)" office:value-type="string" office:string-value=" &lt;Relationship Target=~/cards/HE_predatorsofthesea.jpg~ Id=~C826e30e7-7ca8-464e-94aa-fb357b7599b4~ Type=~http://schemas.octgn.org/picture~/&gt;">
            <text:p><text:s/>&lt;Relationship Target=~/cards/HE_predatorsofthesea.jpg~ Id=~C826e30e7-7ca8-464e-94aa-fb357b7599b4~ Type=~http://schemas.octgn.org/picture~/&gt;</text:p>
          </table:table-cell>
          <table:table-cell office:value-type="string">
            <text:p>826e30e7-7ca8-464e-94aa-fb357b7599b4</text:p>
          </table:table-cell>
          <table:table-cell office:value-type="string">
            <text:p>HE_predatorsofthesea</text:p>
          </table:table-cell>
          <table:table-cell office:value-type="string">
            <text:p>Predators of the Sea</text:p>
          </table:table-cell>
          <table:table-cell office:value-type="string">
            <text:p>R</text:p>
          </table:table-cell>
          <table:table-cell office:value-type="string">
            <text:p>actions</text:p>
          </table:table-cell>
          <table:table-cell office:value-type="string">
            <text:p>M+5</text:p>
          </table:table-cell>
          <table:table-cell office:value-type="string">
            <text:p>Sa</text:p>
          </table:table-cell>
          <table:table-cell office:value-type="string">
            <text:p>M+3</text:p>
          </table:table-cell>
          <table:table-cell office:value-type="string">
            <text:p>Sa</text:p>
          </table:table-cell>
          <table:table-cell/>
          <table:table-cell office:value-type="string">
            <text:p>S</text:p>
          </table:table-cell>
          <table:table-cell office:value-type="string">
            <text:p>d,p</text:p>
          </table:table-cell>
          <table:table-cell table:number-columns-repeated="8"/>
          <table:table-cell office:value-type="string">
            <text:p>Target a Ship in an adjacent Sea. Move your Ship to that Sea and begin a Boarding with that Ship.</text:p>
          </table:table-cell>
          <table:table-cell table:number-columns-repeated="999"/>
        </table:table-row>
        <table:table-row table:style-name="ro2">
          <table:table-cell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office:value-type="string" office:string-value="  &lt;card id=~00a70628-eb54-41e2-a9f2-44134757dfa4~ name=~Pushing the Limit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ink a Sorcery Knack attached to one of your Crew to untack that Crew. Sink this card.~ /&gt;&lt;/card&gt;">
            <text:p><text:s text:c="2"/>&lt;card id=~00a70628-eb54-41e2-a9f2-44134757dfa4~ name=~Pushing the Limit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ink a Sorcery Knack attached to one of your Crew to untack that Crew. Sink this card.~ /&gt;&lt;/card&gt;</text:p>
          </table:table-cell>
          <table:table-cell table:formula="of:=CONCATENATE(&quot; &lt;Relationship Target=~/cards/&quot;;[.D51];&quot;.jpg~ Id=~C&quot;;[.C51];&quot;~ Type=~http://schemas.octgn.org/picture~/&gt;&quot;)" office:value-type="string" office:string-value=" &lt;Relationship Target=~/cards/HE_pushingthelimits.jpg~ Id=~C00a70628-eb54-41e2-a9f2-44134757dfa4~ Type=~http://schemas.octgn.org/picture~/&gt;">
            <text:p><text:s/>&lt;Relationship Target=~/cards/HE_pushingthelimits.jpg~ Id=~C00a70628-eb54-41e2-a9f2-44134757dfa4~ Type=~http://schemas.octgn.org/picture~/&gt;</text:p>
          </table:table-cell>
          <table:table-cell office:value-type="string">
            <text:p>00a70628-eb54-41e2-a9f2-44134757dfa4</text:p>
          </table:table-cell>
          <table:table-cell office:value-type="string">
            <text:p>HE_pushingthelimits</text:p>
          </table:table-cell>
          <table:table-cell office:value-type="string">
            <text:p>Pushing the Limits</text:p>
          </table:table-cell>
          <table:table-cell office:value-type="string">
            <text:p>R</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Sink a Sorcery Knack attached to one of your Crew to untack that Crew. Sink this card.</text:p>
          </table:table-cell>
          <table:table-cell table:number-columns-repeated="999"/>
        </table:table-row>
        <table:table-row table:style-name="ro2">
          <table:table-cell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office:value-type="string" office:string-value="  &lt;card id=~cfbcc714-9ddc-46d3-b9c0-8f2b860ea6ce~ name=~Reis' Fury~&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Face (A Crew may not have more than 1 Face Attachment) React: Tack Reis’ Fury when this Crew inflicts Hits with a Boarding Attack. Heroic Crew may not tack to absorb these Hits.~ /&gt;&lt;/card&gt;">
            <text:p><text:s text:c="2"/>&lt;card id=~cfbcc714-9ddc-46d3-b9c0-8f2b860ea6ce~ name=~Reis' Fury~&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Face (A Crew may not have more than 1 Face Attachment) React: Tack Reis’ Fury when this Crew inflicts Hits with a Boarding Attack. Heroic Crew may not tack to absorb these Hits.~ /&gt;&lt;/card&gt;</text:p>
          </table:table-cell>
          <table:table-cell table:formula="of:=CONCATENATE(&quot; &lt;Relationship Target=~/cards/&quot;;[.D52];&quot;.jpg~ Id=~C&quot;;[.C52];&quot;~ Type=~http://schemas.octgn.org/picture~/&gt;&quot;)" office:value-type="string" office:string-value=" &lt;Relationship Target=~/cards/HE_reisfury.jpg~ Id=~Ccfbcc714-9ddc-46d3-b9c0-8f2b860ea6ce~ Type=~http://schemas.octgn.org/picture~/&gt;">
            <text:p><text:s/>&lt;Relationship Target=~/cards/HE_reisfury.jpg~ Id=~Ccfbcc714-9ddc-46d3-b9c0-8f2b860ea6ce~ Type=~http://schemas.octgn.org/picture~/&gt;</text:p>
          </table:table-cell>
          <table:table-cell office:value-type="string">
            <text:p>cfbcc714-9ddc-46d3-b9c0-8f2b860ea6ce</text:p>
          </table:table-cell>
          <table:table-cell office:value-type="string">
            <text:p>HE_reisfury</text:p>
          </table:table-cell>
          <table:table-cell office:value-type="string">
            <text:p>Reis' Fury</text:p>
          </table:table-cell>
          <table:table-cell office:value-type="string">
            <text:p>C</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VILLAINOUS CREW ATTACHMENT Face (A Crew may not have more than 1 Face Attachment) React: Tack Reis’ Fury when this Crew inflicts Hits with a Boarding Attack. Heroic Crew may not tack to absorb these Hits.</text:p>
          </table:table-cell>
          <table:table-cell table:number-columns-repeated="999"/>
        </table:table-row>
        <table:table-row table:style-name="ro2">
          <table:table-cell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office:value-type="string" office:string-value="  &lt;card id=~00775eaf-65c6-4914-8ee0-ab0d19d9f6db~ name=~Rewrite the Rules~&gt;&lt;property name=~Rarity~ value=~C~ /&gt;&lt;property name=~Type~ value=~chanteys~ /&gt;&lt;property name=~Cost~ value=~~ /&gt;&lt;property name=~Cost Type~ value=~~ /&gt;&lt;property name=~Cancel~ value=~2~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nstead of drawing three cards at the end of the turn, players must draw cards from their deck until they reach their maximum hand size. All Captains have the following ability: Act: Discard all cards in your hand.~ /&gt;&lt;/card&gt;">
            <text:p><text:s text:c="2"/>&lt;card id=~00775eaf-65c6-4914-8ee0-ab0d19d9f6db~ name=~Rewrite the Rules~&gt;&lt;property name=~Rarity~ value=~C~ /&gt;&lt;property name=~Type~ value=~chanteys~ /&gt;&lt;property name=~Cost~ value=~~ /&gt;&lt;property name=~Cost Type~ value=~~ /&gt;&lt;property name=~Cancel~ value=~2~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nstead of drawing three cards at the end of the turn, players must draw cards from their deck until they reach their maximum hand size. All Captains have the following ability: Act: Discard all cards in your hand.~ /&gt;&lt;/card&gt;</text:p>
          </table:table-cell>
          <table:table-cell table:formula="of:=CONCATENATE(&quot; &lt;Relationship Target=~/cards/&quot;;[.D53];&quot;.jpg~ Id=~C&quot;;[.C53];&quot;~ Type=~http://schemas.octgn.org/picture~/&gt;&quot;)" office:value-type="string" office:string-value=" &lt;Relationship Target=~/cards/HE_rewritetherules.jpg~ Id=~C00775eaf-65c6-4914-8ee0-ab0d19d9f6db~ Type=~http://schemas.octgn.org/picture~/&gt;">
            <text:p><text:s/>&lt;Relationship Target=~/cards/HE_rewritetherules.jpg~ Id=~C00775eaf-65c6-4914-8ee0-ab0d19d9f6db~ Type=~http://schemas.octgn.org/picture~/&gt;</text:p>
          </table:table-cell>
          <table:table-cell office:value-type="string">
            <text:p>00775eaf-65c6-4914-8ee0-ab0d19d9f6db</text:p>
          </table:table-cell>
          <table:table-cell office:value-type="string">
            <text:p>HE_rewritetherules</text:p>
          </table:table-cell>
          <table:table-cell office:value-type="string">
            <text:p>Rewrite the Rules</text:p>
          </table:table-cell>
          <table:table-cell office:value-type="string">
            <text:p>C</text:p>
          </table:table-cell>
          <table:table-cell office:value-type="string">
            <text:p>chanteys</text:p>
          </table:table-cell>
          <table:table-cell table:number-columns-repeated="2"/>
          <table:table-cell office:value-type="float" office:value="2">
            <text:p>2</text:p>
          </table:table-cell>
          <table:table-cell office:value-type="string">
            <text:p>Sw</text:p>
          </table:table-cell>
          <table:table-cell/>
          <table:table-cell office:value-type="string">
            <text:p>C</text:p>
          </table:table-cell>
          <table:table-cell office:value-type="string">
            <text:p>d,s</text:p>
          </table:table-cell>
          <table:table-cell table:number-columns-repeated="8"/>
          <table:table-cell office:value-type="string">
            <text:p>Instead of drawing three cards at the end of the turn, players must draw cards from their deck until they reach their maximum hand size. All Captains have the following ability: Act: Discard all cards in your hand.</text:p>
          </table:table-cell>
          <table:table-cell table:number-columns-repeated="999"/>
        </table:table-row>
        <table:table-row table:style-name="ro2">
          <table:table-cell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office:value-type="string" office:string-value="  &lt;card id=~0349b08d-3208-482b-9cc7-0293497c9bd4~ name=~The Rise of Cabor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4 Adventuring (3 if completed in The Mirror). Crew Attachment: This Crew absorbs 3 extra Hits when tacking to absorb Hits.~ /&gt;&lt;/card&gt;">
            <text:p><text:s text:c="2"/>&lt;card id=~0349b08d-3208-482b-9cc7-0293497c9bd4~ name=~The Rise of Cabor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4 Adventuring (3 if completed in The Mirror). Crew Attachment: This Crew absorbs 3 extra Hits when tacking to absorb Hits.~ /&gt;&lt;/card&gt;</text:p>
          </table:table-cell>
          <table:table-cell table:formula="of:=CONCATENATE(&quot; &lt;Relationship Target=~/cards/&quot;;[.D54];&quot;.jpg~ Id=~C&quot;;[.C54];&quot;~ Type=~http://schemas.octgn.org/picture~/&gt;&quot;)" office:value-type="string" office:string-value=" &lt;Relationship Target=~/cards/HE_riseofcabora.jpg~ Id=~C0349b08d-3208-482b-9cc7-0293497c9bd4~ Type=~http://schemas.octgn.org/picture~/&gt;">
            <text:p><text:s/>&lt;Relationship Target=~/cards/HE_riseofcabora.jpg~ Id=~C0349b08d-3208-482b-9cc7-0293497c9bd4~ Type=~http://schemas.octgn.org/picture~/&gt;</text:p>
          </table:table-cell>
          <table:table-cell office:value-type="string">
            <text:p>0349b08d-3208-482b-9cc7-0293497c9bd4</text:p>
          </table:table-cell>
          <table:table-cell office:value-type="string">
            <text:p>HE_riseofcabora</text:p>
          </table:table-cell>
          <table:table-cell office:value-type="string">
            <text:p>The Rise of Cabora</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Pay 4 Adventuring (3 if completed in The Mirror). Crew Attachment: This Crew absorbs 3 extra Hits when tacking to absorb Hits.</text:p>
          </table:table-cell>
          <table:table-cell table:number-columns-repeated="999"/>
        </table:table-row>
        <table:table-row table:style-name="ro2">
          <table:table-cell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office:value-type="string" office:string-value="  &lt;card id=~26904b55-8b87-42ce-a109-25eb38f3856c~ name=~Roald Andreasso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2~ /&gt;&lt;property name=~Crew Max.~ value=~~ /&gt;&lt;property name=~Move Cost~ value=~~ /&gt;&lt;property name=~Faction~ value=~Vesten~ /&gt;&lt;property name=~Text~ value=~Villainous Roald may not be part of your starting Crew unless you have a Villainous Captain. You may not hire Roald unless you have more than one Villainous Crew in play. When Roald tacks to absorb Hits he absorbs 1 extra Hit.~ /&gt;&lt;/card&gt;">
            <text:p><text:s text:c="2"/>&lt;card id=~26904b55-8b87-42ce-a109-25eb38f3856c~ name=~Roald Andreasso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2~ /&gt;&lt;property name=~Crew Max.~ value=~~ /&gt;&lt;property name=~Move Cost~ value=~~ /&gt;&lt;property name=~Faction~ value=~Vesten~ /&gt;&lt;property name=~Text~ value=~Villainous Roald may not be part of your starting Crew unless you have a Villainous Captain. You may not hire Roald unless you have more than one Villainous Crew in play. When Roald tacks to absorb Hits he absorbs 1 extra Hit.~ /&gt;&lt;/card&gt;</text:p>
          </table:table-cell>
          <table:table-cell table:formula="of:=CONCATENATE(&quot; &lt;Relationship Target=~/cards/&quot;;[.D55];&quot;.jpg~ Id=~C&quot;;[.C55];&quot;~ Type=~http://schemas.octgn.org/picture~/&gt;&quot;)" office:value-type="string" office:string-value=" &lt;Relationship Target=~/cards/HE_roaldandreasson.jpg~ Id=~C26904b55-8b87-42ce-a109-25eb38f3856c~ Type=~http://schemas.octgn.org/picture~/&gt;">
            <text:p><text:s/>&lt;Relationship Target=~/cards/HE_roaldandreasson.jpg~ Id=~C26904b55-8b87-42ce-a109-25eb38f3856c~ Type=~http://schemas.octgn.org/picture~/&gt;</text:p>
          </table:table-cell>
          <table:table-cell office:value-type="string">
            <text:p>26904b55-8b87-42ce-a109-25eb38f3856c</text:p>
          </table:table-cell>
          <table:table-cell office:value-type="string">
            <text:p>HE_roaldandreasson</text:p>
          </table:table-cell>
          <table:table-cell office:value-type="string">
            <text:p>Roald Andreasson</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Vesten</text:p>
          </table:table-cell>
          <table:table-cell office:value-type="string">
            <text:p>Villainous Roald may not be part of your starting Crew unless you have a Villainous Captain. You may not hire Roald unless you have more than one Villainous Crew in play. When Roald tacks to absorb Hits he absorbs 1 extra Hit.</text:p>
          </table:table-cell>
          <table:table-cell table:number-columns-repeated="999"/>
        </table:table-row>
        <table:table-row table:style-name="ro2">
          <table:table-cell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office:value-type="string" office:string-value="  &lt;card id=~99568bf5-fbe8-4a6f-bc93-94c33c4dc8ab~ name=~Roberta Estrad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1~ /&gt;&lt;property name=~Swashbuckling~ value=~3~ /&gt;&lt;property name=~Crew Max.~ value=~~ /&gt;&lt;property name=~Move Cost~ value=~~ /&gt;&lt;property name=~Faction~ value=~Brotherhood~ /&gt;&lt;property name=~Text~ value=~Experienced • Unique • Loyal Heroic Act: Tack Roberta to get an Adventure from your discard pile and put it into play, uncompleted. You may immediately move your Ship one Sea towards that Adventure.~ /&gt;&lt;/card&gt;">
            <text:p><text:s text:c="2"/>&lt;card id=~99568bf5-fbe8-4a6f-bc93-94c33c4dc8ab~ name=~Roberta Estrad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1~ /&gt;&lt;property name=~Swashbuckling~ value=~3~ /&gt;&lt;property name=~Crew Max.~ value=~~ /&gt;&lt;property name=~Move Cost~ value=~~ /&gt;&lt;property name=~Faction~ value=~Brotherhood~ /&gt;&lt;property name=~Text~ value=~Experienced • Unique • Loyal Heroic Act: Tack Roberta to get an Adventure from your discard pile and put it into play, uncompleted. You may immediately move your Ship one Sea towards that Adventure.~ /&gt;&lt;/card&gt;</text:p>
          </table:table-cell>
          <table:table-cell table:formula="of:=CONCATENATE(&quot; &lt;Relationship Target=~/cards/&quot;;[.D56];&quot;.jpg~ Id=~C&quot;;[.C56];&quot;~ Type=~http://schemas.octgn.org/picture~/&gt;&quot;)" office:value-type="string" office:string-value=" &lt;Relationship Target=~/cards/HE_robertaestrada.jpg~ Id=~C99568bf5-fbe8-4a6f-bc93-94c33c4dc8ab~ Type=~http://schemas.octgn.org/picture~/&gt;">
            <text:p><text:s/>&lt;Relationship Target=~/cards/HE_robertaestrada.jpg~ Id=~C99568bf5-fbe8-4a6f-bc93-94c33c4dc8ab~ Type=~http://schemas.octgn.org/picture~/&gt;</text:p>
          </table:table-cell>
          <table:table-cell office:value-type="string">
            <text:p>99568bf5-fbe8-4a6f-bc93-94c33c4dc8ab</text:p>
          </table:table-cell>
          <table:table-cell office:value-type="string">
            <text:p>HE_robertaestrada</text:p>
          </table:table-cell>
          <table:table-cell office:value-type="string">
            <text:p>Roberta Estrada</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3">
            <text:p>3</text:p>
          </table:table-cell>
          <table:table-cell table:number-columns-repeated="2"/>
          <table:table-cell office:value-type="string">
            <text:p>Brotherhood</text:p>
          </table:table-cell>
          <table:table-cell office:value-type="string">
            <text:p>Experienced • Unique • Loyal Heroic Act: Tack Roberta to get an Adventure from your discard pile and put it into play, uncompleted. You may immediately move your Ship one Sea towards that Adventure.</text:p>
          </table:table-cell>
          <table:table-cell table:number-columns-repeated="999"/>
        </table:table-row>
        <table:table-row table:style-name="ro2">
          <table:table-cell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office:value-type="string" office:string-value="  &lt;card id=~508c5618-4411-4a42-a868-2425c06f64f6~ name=~Robin Goodfello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Glamour 1 Knack React: Tack this card when this Crew or a card attached to this Crew inflicts Hits on another player’s Ship. The Ship suffers 3 additional Hits.~ /&gt;&lt;/card&gt;">
            <text:p><text:s text:c="2"/>&lt;card id=~508c5618-4411-4a42-a868-2425c06f64f6~ name=~Robin Goodfello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Glamour 1 Knack React: Tack this card when this Crew or a card attached to this Crew inflicts Hits on another player’s Ship. The Ship suffers 3 additional Hits.~ /&gt;&lt;/card&gt;</text:p>
          </table:table-cell>
          <table:table-cell table:formula="of:=CONCATENATE(&quot; &lt;Relationship Target=~/cards/&quot;;[.D57];&quot;.jpg~ Id=~C&quot;;[.C57];&quot;~ Type=~http://schemas.octgn.org/picture~/&gt;&quot;)" office:value-type="string" office:string-value=" &lt;Relationship Target=~/cards/HE_robingoodfellow.jpg~ Id=~C508c5618-4411-4a42-a868-2425c06f64f6~ Type=~http://schemas.octgn.org/picture~/&gt;">
            <text:p><text:s/>&lt;Relationship Target=~/cards/HE_robingoodfellow.jpg~ Id=~C508c5618-4411-4a42-a868-2425c06f64f6~ Type=~http://schemas.octgn.org/picture~/&gt;</text:p>
          </table:table-cell>
          <table:table-cell office:value-type="string">
            <text:p>508c5618-4411-4a42-a868-2425c06f64f6</text:p>
          </table:table-cell>
          <table:table-cell office:value-type="string">
            <text:p>HE_robingoodfellow</text:p>
          </table:table-cell>
          <table:table-cell office:value-type="string">
            <text:p>Robin Goodfellow</text:p>
          </table:table-cell>
          <table:table-cell office:value-type="string">
            <text:p>U</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Glamour 1 Knack React: Tack this card when this Crew or a card attached to this Crew inflicts Hits on another player’s Ship. The Ship suffers 3 additional Hits.</text:p>
          </table:table-cell>
          <table:table-cell table:number-columns-repeated="999"/>
        </table:table-row>
        <table:table-row table:style-name="ro2">
          <table:table-cell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office:value-type="string" office:string-value="  &lt;card id=~92ec8908-3163-4dbe-a6f1-2138f9672f0f~ name=~Rosa Maria de Barci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4~ /&gt;&lt;property name=~Crew Max.~ value=~~ /&gt;&lt;property name=~Move Cost~ value=~~ /&gt;&lt;property name=~Faction~ value=~Castille~ /&gt;&lt;property name=~Text~ value=~Experienced • Unique Swordsman +1 (Rosa inflicts 1 extra hit during Boarding Attacks) React: After you have reversed a Boarding Attack with any one of your Crew, tack Rosa to tack the opposing Crew involved in the Boarding Attack.~ /&gt;&lt;/card&gt;">
            <text:p><text:s text:c="2"/>&lt;card id=~92ec8908-3163-4dbe-a6f1-2138f9672f0f~ name=~Rosa Maria de Barci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4~ /&gt;&lt;property name=~Crew Max.~ value=~~ /&gt;&lt;property name=~Move Cost~ value=~~ /&gt;&lt;property name=~Faction~ value=~Castille~ /&gt;&lt;property name=~Text~ value=~Experienced • Unique Swordsman +1 (Rosa inflicts 1 extra hit during Boarding Attacks) React: After you have reversed a Boarding Attack with any one of your Crew, tack Rosa to tack the opposing Crew involved in the Boarding Attack.~ /&gt;&lt;/card&gt;</text:p>
          </table:table-cell>
          <table:table-cell table:formula="of:=CONCATENATE(&quot; &lt;Relationship Target=~/cards/&quot;;[.D58];&quot;.jpg~ Id=~C&quot;;[.C58];&quot;~ Type=~http://schemas.octgn.org/picture~/&gt;&quot;)" office:value-type="string" office:string-value=" &lt;Relationship Target=~/cards/HE_rosamariadebarcino.jpg~ Id=~C92ec8908-3163-4dbe-a6f1-2138f9672f0f~ Type=~http://schemas.octgn.org/picture~/&gt;">
            <text:p><text:s/>&lt;Relationship Target=~/cards/HE_rosamariadebarcino.jpg~ Id=~C92ec8908-3163-4dbe-a6f1-2138f9672f0f~ Type=~http://schemas.octgn.org/picture~/&gt;</text:p>
          </table:table-cell>
          <table:table-cell office:value-type="string">
            <text:p>92ec8908-3163-4dbe-a6f1-2138f9672f0f</text:p>
          </table:table-cell>
          <table:table-cell office:value-type="string">
            <text:p>HE_rosamariadebarcino</text:p>
          </table:table-cell>
          <table:table-cell office:value-type="string">
            <text:p>Rosa Maria de Barcino</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3">
            <text:p>3</text:p>
          </table:table-cell>
          <table:table-cell office:value-type="float" office:value="4">
            <text:p>4</text:p>
          </table:table-cell>
          <table:table-cell table:number-columns-repeated="2"/>
          <table:table-cell office:value-type="string">
            <text:p>Castille</text:p>
          </table:table-cell>
          <table:table-cell office:value-type="string">
            <text:p>Experienced • Unique Swordsman +1 (Rosa inflicts 1 extra hit during Boarding Attacks) React: After you have reversed a Boarding Attack with any one of your Crew, tack Rosa to tack the opposing Crew involved in the Boarding Attack.</text:p>
          </table:table-cell>
          <table:table-cell table:number-columns-repeated="999"/>
        </table:table-row>
        <table:table-row table:style-name="ro2">
          <table:table-cell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office:value-type="string" office:string-value="  &lt;card id=~6ce2cf3a-71f2-4bce-9ebf-8018bb9b1381~ name=~San Cristobal Under Sieg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Attachment by paying 3 Swashbuckling as an action. Players in this Sea during the untack phase must sink the top card of their deck and the top card of their discard pile.~ /&gt;&lt;/card&gt;">
            <text:p><text:s text:c="2"/>&lt;card id=~6ce2cf3a-71f2-4bce-9ebf-8018bb9b1381~ name=~San Cristobal Under Sieg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Attachment by paying 3 Swashbuckling as an action. Players in this Sea during the untack phase must sink the top card of their deck and the top card of their discard pile.~ /&gt;&lt;/card&gt;</text:p>
          </table:table-cell>
          <table:table-cell table:formula="of:=CONCATENATE(&quot; &lt;Relationship Target=~/cards/&quot;;[.D59];&quot;.jpg~ Id=~C&quot;;[.C59];&quot;~ Type=~http://schemas.octgn.org/picture~/&gt;&quot;)" office:value-type="string" office:string-value=" &lt;Relationship Target=~/cards/HE_sancristobalundersiege.jpg~ Id=~C6ce2cf3a-71f2-4bce-9ebf-8018bb9b1381~ Type=~http://schemas.octgn.org/picture~/&gt;">
            <text:p><text:s/>&lt;Relationship Target=~/cards/HE_sancristobalundersiege.jpg~ Id=~C6ce2cf3a-71f2-4bce-9ebf-8018bb9b1381~ Type=~http://schemas.octgn.org/picture~/&gt;</text:p>
          </table:table-cell>
          <table:table-cell office:value-type="string">
            <text:p>6ce2cf3a-71f2-4bce-9ebf-8018bb9b1381</text:p>
          </table:table-cell>
          <table:table-cell office:value-type="string">
            <text:p>HE_sancristobalundersiege</text:p>
          </table:table-cell>
          <table:table-cell office:value-type="string">
            <text:p>San Cristobal Under Siege</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THIS SEA ATTACHMENT Any player in this Sea may sink this Attachment by paying 3 Swashbuckling as an action. Players in this Sea during the untack phase must sink the top card of their deck and the top card of their discard pile.</text:p>
          </table:table-cell>
          <table:table-cell table:number-columns-repeated="999"/>
        </table:table-row>
        <table:table-row table:style-name="ro2">
          <table:table-cell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office:value-type="string" office:string-value="  &lt;card id=~c0f573bf-ebb1-476f-88b1-20e593c078bb~ name=~Singing S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orsairs~ /&gt;&lt;property name=~Text~ value=~Captive • Rower Sal has +2 Sailing if there is a Chantey in play.~ /&gt;&lt;/card&gt;">
            <text:p><text:s text:c="2"/>&lt;card id=~c0f573bf-ebb1-476f-88b1-20e593c078bb~ name=~Singing S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orsairs~ /&gt;&lt;property name=~Text~ value=~Captive • Rower Sal has +2 Sailing if there is a Chantey in play.~ /&gt;&lt;/card&gt;</text:p>
          </table:table-cell>
          <table:table-cell table:formula="of:=CONCATENATE(&quot; &lt;Relationship Target=~/cards/&quot;;[.D60];&quot;.jpg~ Id=~C&quot;;[.C60];&quot;~ Type=~http://schemas.octgn.org/picture~/&gt;&quot;)" office:value-type="string" office:string-value=" &lt;Relationship Target=~/cards/HE_singingsal.jpg~ Id=~Cc0f573bf-ebb1-476f-88b1-20e593c078bb~ Type=~http://schemas.octgn.org/picture~/&gt;">
            <text:p><text:s/>&lt;Relationship Target=~/cards/HE_singingsal.jpg~ Id=~Cc0f573bf-ebb1-476f-88b1-20e593c078bb~ Type=~http://schemas.octgn.org/picture~/&gt;</text:p>
          </table:table-cell>
          <table:table-cell office:value-type="string">
            <text:p>c0f573bf-ebb1-476f-88b1-20e593c078bb</text:p>
          </table:table-cell>
          <table:table-cell office:value-type="string">
            <text:p>HE_singingsal</text:p>
          </table:table-cell>
          <table:table-cell office:value-type="string">
            <text:p>Singing Sal</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1">
            <text:p>1</text:p>
          </table:table-cell>
          <table:table-cell table:number-columns-repeated="2"/>
          <table:table-cell office:value-type="string">
            <text:p>Corsairs</text:p>
          </table:table-cell>
          <table:table-cell office:value-type="string">
            <text:p>Captive • Rower Sal has +2 Sailing if there is a Chantey in play.</text:p>
          </table:table-cell>
          <table:table-cell table:number-columns-repeated="999"/>
        </table:table-row>
        <table:table-row table:style-name="ro2">
          <table:table-cell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office:value-type="string" office:string-value="  &lt;card id=~06cb8b87-c7e0-4936-b994-f1644d79b17f~ name=~The Six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To Complete: Pay 8 Adventuring (5 if your Ship’s printed crew maximum is less than 9). Artifact • Ship Attachment: React: Tack this card after you tack a Crew to produce Adventuring to complete an Adventure (not this one). Untack that Crew.~ /&gt;&lt;/card&gt;">
            <text:p><text:s text:c="2"/>&lt;card id=~06cb8b87-c7e0-4936-b994-f1644d79b17f~ name=~The Six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To Complete: Pay 8 Adventuring (5 if your Ship’s printed crew maximum is less than 9). Artifact • Ship Attachment: React: Tack this card after you tack a Crew to produce Adventuring to complete an Adventure (not this one). Untack that Crew.~ /&gt;&lt;/card&gt;</text:p>
          </table:table-cell>
          <table:table-cell table:formula="of:=CONCATENATE(&quot; &lt;Relationship Target=~/cards/&quot;;[.D61];&quot;.jpg~ Id=~C&quot;;[.C61];&quot;~ Type=~http://schemas.octgn.org/picture~/&gt;&quot;)" office:value-type="string" office:string-value=" &lt;Relationship Target=~/cards/HE_sixthswitch.jpg~ Id=~C06cb8b87-c7e0-4936-b994-f1644d79b17f~ Type=~http://schemas.octgn.org/picture~/&gt;">
            <text:p><text:s/>&lt;Relationship Target=~/cards/HE_sixthswitch.jpg~ Id=~C06cb8b87-c7e0-4936-b994-f1644d79b17f~ Type=~http://schemas.octgn.org/picture~/&gt;</text:p>
          </table:table-cell>
          <table:table-cell office:value-type="string">
            <text:p>06cb8b87-c7e0-4936-b994-f1644d79b17f</text:p>
          </table:table-cell>
          <table:table-cell office:value-type="string">
            <text:p>HE_sixthswitch</text:p>
          </table:table-cell>
          <table:table-cell office:value-type="string">
            <text:p>The Sixth Switch</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Unique • 2 Seas Away To Complete: Pay 8 Adventuring (5 if your Ship’s printed crew maximum is less than 9). Artifact • Ship Attachment: React: Tack this card after you tack a Crew to produce Adventuring to complete an Adventure (not this one). Untack that Crew.</text:p>
          </table:table-cell>
          <table:table-cell table:number-columns-repeated="999"/>
        </table:table-row>
        <table:table-row table:style-name="ro2">
          <table:table-cell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office:value-type="string" office:string-value="  &lt;card id=~7e11b06e-bcf5-42a6-a86c-4ce913fd3dcd~ name=~Sorcerer's Lament~&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as an action, sink two of their Sorcery Knacks to sink this Chantey. Sorcery Knacks may not be untacked.~ /&gt;&lt;/card&gt;">
            <text:p><text:s text:c="2"/>&lt;card id=~7e11b06e-bcf5-42a6-a86c-4ce913fd3dcd~ name=~Sorcerer's Lament~&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as an action, sink two of their Sorcery Knacks to sink this Chantey. Sorcery Knacks may not be untacked.~ /&gt;&lt;/card&gt;</text:p>
          </table:table-cell>
          <table:table-cell table:formula="of:=CONCATENATE(&quot; &lt;Relationship Target=~/cards/&quot;;[.D62];&quot;.jpg~ Id=~C&quot;;[.C62];&quot;~ Type=~http://schemas.octgn.org/picture~/&gt;&quot;)" office:value-type="string" office:string-value=" &lt;Relationship Target=~/cards/HE_sorcererslament.jpg~ Id=~C7e11b06e-bcf5-42a6-a86c-4ce913fd3dcd~ Type=~http://schemas.octgn.org/picture~/&gt;">
            <text:p><text:s/>&lt;Relationship Target=~/cards/HE_sorcererslament.jpg~ Id=~C7e11b06e-bcf5-42a6-a86c-4ce913fd3dcd~ Type=~http://schemas.octgn.org/picture~/&gt;</text:p>
          </table:table-cell>
          <table:table-cell office:value-type="string">
            <text:p>7e11b06e-bcf5-42a6-a86c-4ce913fd3dcd</text:p>
          </table:table-cell>
          <table:table-cell office:value-type="string">
            <text:p>HE_sorcererslament</text:p>
          </table:table-cell>
          <table:table-cell office:value-type="string">
            <text:p>Sorcerer's Lament</text:p>
          </table:table-cell>
          <table:table-cell office:value-type="string">
            <text:p>U</text:p>
          </table:table-cell>
          <table:table-cell office:value-type="string">
            <text:p>chanteys</text:p>
          </table:table-cell>
          <table:table-cell table:number-columns-repeated="5"/>
          <table:table-cell office:value-type="string">
            <text:p>C</text:p>
          </table:table-cell>
          <table:table-cell office:value-type="string">
            <text:p>d,s</text:p>
          </table:table-cell>
          <table:table-cell table:number-columns-repeated="8"/>
          <table:table-cell office:value-type="string">
            <text:p>Any player may, as an action, sink two of their Sorcery Knacks to sink this Chantey. Sorcery Knacks may not be untacked.</text:p>
          </table:table-cell>
          <table:table-cell table:number-columns-repeated="999"/>
        </table:table-row>
        <table:table-row table:style-name="ro2">
          <table:table-cell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office:value-type="string" office:string-value="  &lt;card id=~653b97af-dd96-4949-9a73-0e813f5a142c~ name=~Soren &amp;quot;Painless&amp;quot; Halstea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3~ /&gt;&lt;property name=~Crew Max.~ value=~~ /&gt;&lt;property name=~Move Cost~ value=~~ /&gt;&lt;property name=~Faction~ value=~unaligned~ /&gt;&lt;property name=~Text~ value=~Heroic When hiring Soren, you may pay 5 Swashbuckling to reduce his Influence cost to 0.~ /&gt;&lt;/card&gt;">
            <text:p><text:s text:c="2"/>&lt;card id=~653b97af-dd96-4949-9a73-0e813f5a142c~ name=~Soren &amp;quot;Painless&amp;quot; Halstea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3~ /&gt;&lt;property name=~Crew Max.~ value=~~ /&gt;&lt;property name=~Move Cost~ value=~~ /&gt;&lt;property name=~Faction~ value=~unaligned~ /&gt;&lt;property name=~Text~ value=~Heroic When hiring Soren, you may pay 5 Swashbuckling to reduce his Influence cost to 0.~ /&gt;&lt;/card&gt;</text:p>
          </table:table-cell>
          <table:table-cell table:formula="of:=CONCATENATE(&quot; &lt;Relationship Target=~/cards/&quot;;[.D63];&quot;.jpg~ Id=~C&quot;;[.C63];&quot;~ Type=~http://schemas.octgn.org/picture~/&gt;&quot;)" office:value-type="string" office:string-value=" &lt;Relationship Target=~/cards/HE_sorenpainlesshalstead.jpg~ Id=~C653b97af-dd96-4949-9a73-0e813f5a142c~ Type=~http://schemas.octgn.org/picture~/&gt;">
            <text:p><text:s/>&lt;Relationship Target=~/cards/HE_sorenpainlesshalstead.jpg~ Id=~C653b97af-dd96-4949-9a73-0e813f5a142c~ Type=~http://schemas.octgn.org/picture~/&gt;</text:p>
          </table:table-cell>
          <table:table-cell office:value-type="string">
            <text:p>653b97af-dd96-4949-9a73-0e813f5a142c</text:p>
          </table:table-cell>
          <table:table-cell office:value-type="string">
            <text:p>HE_sorenpainlesshalstead</text:p>
          </table:table-cell>
          <table:table-cell office:value-type="string">
            <text:p>Soren &amp;quot;Painless&amp;quot; Halstead</text:p>
          </table:table-cell>
          <table:table-cell office:value-type="string">
            <text:p>C</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1">
            <text:p>1</text:p>
          </table:table-cell>
          <table:table-cell office:value-type="float" office:value="3">
            <text:p>3</text:p>
          </table:table-cell>
          <table:table-cell table:number-columns-repeated="2"/>
          <table:table-cell office:value-type="string">
            <text:p>unaligned</text:p>
          </table:table-cell>
          <table:table-cell office:value-type="string">
            <text:p>Heroic When hiring Soren, you may pay 5 Swashbuckling to reduce his Influence cost to 0.</text:p>
          </table:table-cell>
          <table:table-cell table:number-columns-repeated="999"/>
        </table:table-row>
        <table:table-row table:style-name="ro2">
          <table:table-cell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office:value-type="string" office:string-value="  &lt;card id=~b1a1230d-bf83-4d3e-bd61-4508de9e8cdc~ name=~Southern Trade Route~&gt;&lt;property name=~Rarity~ value=~C~ /&gt;&lt;property name=~Type~ value=~actions~ /&gt;&lt;property name=~Cost~ value=~M+0~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Mirror (moving through each Sea, one at a time).~ /&gt;&lt;/card&gt;">
            <text:p><text:s text:c="2"/>&lt;card id=~b1a1230d-bf83-4d3e-bd61-4508de9e8cdc~ name=~Southern Trade Route~&gt;&lt;property name=~Rarity~ value=~C~ /&gt;&lt;property name=~Type~ value=~actions~ /&gt;&lt;property name=~Cost~ value=~M+0~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Mirror (moving through each Sea, one at a time).~ /&gt;&lt;/card&gt;</text:p>
          </table:table-cell>
          <table:table-cell table:formula="of:=CONCATENATE(&quot; &lt;Relationship Target=~/cards/&quot;;[.D64];&quot;.jpg~ Id=~C&quot;;[.C64];&quot;~ Type=~http://schemas.octgn.org/picture~/&gt;&quot;)" office:value-type="string" office:string-value=" &lt;Relationship Target=~/cards/HE_southerntraderoute.jpg~ Id=~Cb1a1230d-bf83-4d3e-bd61-4508de9e8cdc~ Type=~http://schemas.octgn.org/picture~/&gt;">
            <text:p><text:s/>&lt;Relationship Target=~/cards/HE_southerntraderoute.jpg~ Id=~Cb1a1230d-bf83-4d3e-bd61-4508de9e8cdc~ Type=~http://schemas.octgn.org/picture~/&gt;</text:p>
          </table:table-cell>
          <table:table-cell office:value-type="string">
            <text:p>b1a1230d-bf83-4d3e-bd61-4508de9e8cdc</text:p>
          </table:table-cell>
          <table:table-cell office:value-type="string">
            <text:p>HE_southerntraderoute</text:p>
          </table:table-cell>
          <table:table-cell office:value-type="string">
            <text:p>Southern Trade Route</text:p>
          </table:table-cell>
          <table:table-cell office:value-type="string">
            <text:p>C</text:p>
          </table:table-cell>
          <table:table-cell office:value-type="string">
            <text:p>actions</text:p>
          </table:table-cell>
          <table:table-cell office:value-type="string">
            <text:p>M+0</text:p>
          </table:table-cell>
          <table:table-cell office:value-type="string">
            <text:p>Sa</text:p>
          </table:table-cell>
          <table:table-cell table:number-columns-repeated="3"/>
          <table:table-cell office:value-type="string">
            <text:p>D</text:p>
          </table:table-cell>
          <table:table-cell office:value-type="string">
            <text:p>p,t</text:p>
          </table:table-cell>
          <table:table-cell table:number-columns-repeated="8"/>
          <table:table-cell office:value-type="string">
            <text:p>Move your Ship 2 Seas towards The Mirror (moving through each Sea, one at a time).</text:p>
          </table:table-cell>
          <table:table-cell table:number-columns-repeated="999"/>
        </table:table-row>
        <table:table-row table:style-name="ro2">
          <table:table-cell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office:value-type="string" office:string-value="  &lt;card id=~4dbb45e1-6af6-4025-a9ef-905960e4a6e6~ name=~Sparrow Haw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Pyeryem 1 Knack React: Tack this card when another player plays or performs an action that would create a Duel involving one of your Crew. That action is canceled.~ /&gt;&lt;/card&gt;">
            <text:p><text:s text:c="2"/>&lt;card id=~4dbb45e1-6af6-4025-a9ef-905960e4a6e6~ name=~Sparrow Haw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Pyeryem 1 Knack React: Tack this card when another player plays or performs an action that would create a Duel involving one of your Crew. That action is canceled.~ /&gt;&lt;/card&gt;</text:p>
          </table:table-cell>
          <table:table-cell table:formula="of:=CONCATENATE(&quot; &lt;Relationship Target=~/cards/&quot;;[.D65];&quot;.jpg~ Id=~C&quot;;[.C65];&quot;~ Type=~http://schemas.octgn.org/picture~/&gt;&quot;)" office:value-type="string" office:string-value=" &lt;Relationship Target=~/cards/HE_sparrowhawk.jpg~ Id=~C4dbb45e1-6af6-4025-a9ef-905960e4a6e6~ Type=~http://schemas.octgn.org/picture~/&gt;">
            <text:p><text:s/>&lt;Relationship Target=~/cards/HE_sparrowhawk.jpg~ Id=~C4dbb45e1-6af6-4025-a9ef-905960e4a6e6~ Type=~http://schemas.octgn.org/picture~/&gt;</text:p>
          </table:table-cell>
          <table:table-cell office:value-type="string">
            <text:p>4dbb45e1-6af6-4025-a9ef-905960e4a6e6</text:p>
          </table:table-cell>
          <table:table-cell office:value-type="string">
            <text:p>HE_sparrowhawk</text:p>
          </table:table-cell>
          <table:table-cell office:value-type="string">
            <text:p>Sparrow Hawk</text:p>
          </table:table-cell>
          <table:table-cell office:value-type="string">
            <text:p>U</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Pyeryem 1 Knack React: Tack this card when another player plays or performs an action that would create a Duel involving one of your Crew. That action is canceled.</text:p>
          </table:table-cell>
          <table:table-cell table:number-columns-repeated="999"/>
        </table:table-row>
        <table:table-row table:style-name="ro2">
          <table:table-cell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office:value-type="string" office:string-value="  &lt;card id=~5a4312b1-a991-41cb-9395-a1f68240c3eb~ name=~Swelling Tides~&gt;&lt;property name=~Rarity~ value=~C~ /&gt;&lt;property name=~Type~ value=~actions~ /&gt;&lt;property name=~Cost~ value=~~ /&gt;&lt;property name=~Cost Type~ value=~~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in this Sea. Tack the target.~ /&gt;&lt;/card&gt;">
            <text:p><text:s text:c="2"/>&lt;card id=~5a4312b1-a991-41cb-9395-a1f68240c3eb~ name=~Swelling Tides~&gt;&lt;property name=~Rarity~ value=~C~ /&gt;&lt;property name=~Type~ value=~actions~ /&gt;&lt;property name=~Cost~ value=~~ /&gt;&lt;property name=~Cost Type~ value=~~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in this Sea. Tack the target.~ /&gt;&lt;/card&gt;</text:p>
          </table:table-cell>
          <table:table-cell table:formula="of:=CONCATENATE(&quot; &lt;Relationship Target=~/cards/&quot;;[.D66];&quot;.jpg~ Id=~C&quot;;[.C66];&quot;~ Type=~http://schemas.octgn.org/picture~/&gt;&quot;)" office:value-type="string" office:string-value=" &lt;Relationship Target=~/cards/HE_swellingtides.jpg~ Id=~C5a4312b1-a991-41cb-9395-a1f68240c3eb~ Type=~http://schemas.octgn.org/picture~/&gt;">
            <text:p><text:s/>&lt;Relationship Target=~/cards/HE_swellingtides.jpg~ Id=~C5a4312b1-a991-41cb-9395-a1f68240c3eb~ Type=~http://schemas.octgn.org/picture~/&gt;</text:p>
          </table:table-cell>
          <table:table-cell office:value-type="string">
            <text:p>5a4312b1-a991-41cb-9395-a1f68240c3eb</text:p>
          </table:table-cell>
          <table:table-cell office:value-type="string">
            <text:p>HE_swellingtides</text:p>
          </table:table-cell>
          <table:table-cell office:value-type="string">
            <text:p>Swelling Tides</text:p>
          </table:table-cell>
          <table:table-cell office:value-type="string">
            <text:p>C</text:p>
          </table:table-cell>
          <table:table-cell office:value-type="string">
            <text:p>actions</text:p>
          </table:table-cell>
          <table:table-cell table:number-columns-repeated="2"/>
          <table:table-cell office:value-type="float" office:value="2">
            <text:p>2</text:p>
          </table:table-cell>
          <table:table-cell office:value-type="string">
            <text:p>Sa</text:p>
          </table:table-cell>
          <table:table-cell/>
          <table:table-cell office:value-type="string">
            <text:p>S</text:p>
          </table:table-cell>
          <table:table-cell office:value-type="string">
            <text:p>d,p</text:p>
          </table:table-cell>
          <table:table-cell table:number-columns-repeated="8"/>
          <table:table-cell office:value-type="string">
            <text:p>Weather Target a Ship in this Sea. Tack the target.</text:p>
          </table:table-cell>
          <table:table-cell table:number-columns-repeated="999"/>
        </table:table-row>
        <table:table-row table:style-name="ro2">
          <table:table-cell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office:value-type="string" office:string-value="  &lt;card id=~759a3e4f-7d23-4306-bbe3-a9e63b90c0fd~ name=~Sylvia Etalon du Toill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Gosse's Gentlemen~ /&gt;&lt;property name=~Text~ value=~Heroic • Swordsman +2 (Sylvia inflicts 2 extra hits during Boarding Attacks) Sylvia may attach cards as if she were Montaigne • When Sylvia comes into play, you may search your deck for a card with the title: “Montaigne Puzzle Sword&amp;quot; and attach it to Sylvia at no cost.~ /&gt;&lt;/card&gt;">
            <text:p><text:s text:c="2"/>&lt;card id=~759a3e4f-7d23-4306-bbe3-a9e63b90c0fd~ name=~Sylvia Etalon du Toill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Gosse's Gentlemen~ /&gt;&lt;property name=~Text~ value=~Heroic • Swordsman +2 (Sylvia inflicts 2 extra hits during Boarding Attacks) Sylvia may attach cards as if she were Montaigne • When Sylvia comes into play, you may search your deck for a card with the title: “Montaigne Puzzle Sword&amp;quot; and attach it to Sylvia at no cost.~ /&gt;&lt;/card&gt;</text:p>
          </table:table-cell>
          <table:table-cell table:formula="of:=CONCATENATE(&quot; &lt;Relationship Target=~/cards/&quot;;[.D67];&quot;.jpg~ Id=~C&quot;;[.C67];&quot;~ Type=~http://schemas.octgn.org/picture~/&gt;&quot;)" office:value-type="string" office:string-value=" &lt;Relationship Target=~/cards/HE_sylviaetalondutoille.jpg~ Id=~C759a3e4f-7d23-4306-bbe3-a9e63b90c0fd~ Type=~http://schemas.octgn.org/picture~/&gt;">
            <text:p><text:s/>&lt;Relationship Target=~/cards/HE_sylviaetalondutoille.jpg~ Id=~C759a3e4f-7d23-4306-bbe3-a9e63b90c0fd~ Type=~http://schemas.octgn.org/picture~/&gt;</text:p>
          </table:table-cell>
          <table:table-cell office:value-type="string">
            <text:p>759a3e4f-7d23-4306-bbe3-a9e63b90c0fd</text:p>
          </table:table-cell>
          <table:table-cell office:value-type="string">
            <text:p>HE_sylviaetalondutoille</text:p>
          </table:table-cell>
          <table:table-cell office:value-type="string">
            <text:p>Sylvia Etalon du Toille</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2">
            <text:p>2</text:p>
          </table:table-cell>
          <table:table-cell office:value-type="float" office:value="3">
            <text:p>3</text:p>
          </table:table-cell>
          <table:table-cell table:number-columns-repeated="2"/>
          <table:table-cell office:value-type="string">
            <text:p>Gosse's Gentlemen</text:p>
          </table:table-cell>
          <table:table-cell office:value-type="string">
            <text:p>Heroic • Swordsman +2 (Sylvia inflicts 2 extra hits during Boarding Attacks) Sylvia may attach cards as if she were Montaigne • When Sylvia comes into play, you may search your deck for a card with the title: “Montaigne Puzzle Sword&amp;quot; and attach it to Sylvia at no cost.</text:p>
          </table:table-cell>
          <table:table-cell table:number-columns-repeated="999"/>
        </table:table-row>
        <table:table-row table:style-name="ro2">
          <table:table-cell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office:value-type="string" office:string-value="  &lt;card id=~2183eb63-1aff-49c9-9618-be49820a45b7~ name=~Syrneth Navigator~&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 Artifact • Hand (A Crew may not have more than 1 Hand Attachment) React: Tack this Crew when another player performs a React which cancels one of your Actions that will result in a Boarding. Cancel the React.~ /&gt;&lt;/card&gt;">
            <text:p><text:s text:c="2"/>&lt;card id=~2183eb63-1aff-49c9-9618-be49820a45b7~ name=~Syrneth Navigator~&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 Artifact • Hand (A Crew may not have more than 1 Hand Attachment) React: Tack this Crew when another player performs a React which cancels one of your Actions that will result in a Boarding. Cancel the React.~ /&gt;&lt;/card&gt;</text:p>
          </table:table-cell>
          <table:table-cell table:formula="of:=CONCATENATE(&quot; &lt;Relationship Target=~/cards/&quot;;[.D68];&quot;.jpg~ Id=~C&quot;;[.C68];&quot;~ Type=~http://schemas.octgn.org/picture~/&gt;&quot;)" office:value-type="string" office:string-value=" &lt;Relationship Target=~/cards/HE_syrnethnavigator.jpg~ Id=~C2183eb63-1aff-49c9-9618-be49820a45b7~ Type=~http://schemas.octgn.org/picture~/&gt;">
            <text:p><text:s/>&lt;Relationship Target=~/cards/HE_syrnethnavigator.jpg~ Id=~C2183eb63-1aff-49c9-9618-be49820a45b7~ Type=~http://schemas.octgn.org/picture~/&gt;</text:p>
          </table:table-cell>
          <table:table-cell office:value-type="string">
            <text:p>2183eb63-1aff-49c9-9618-be49820a45b7</text:p>
          </table:table-cell>
          <table:table-cell office:value-type="string">
            <text:p>HE_syrnethnavigator</text:p>
          </table:table-cell>
          <table:table-cell office:value-type="string">
            <text:p>Syrneth Navigator</text:p>
          </table:table-cell>
          <table:table-cell office:value-type="string">
            <text:p>U</text:p>
          </table:table-cell>
          <table:table-cell office:value-type="string">
            <text:p>attachments</text:p>
          </table:table-cell>
          <table:table-cell office:value-type="float" office:value="2">
            <text:p>2</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HEROIC CREW ATTACHMENT Artifact • Hand (A Crew may not have more than 1 Hand Attachment) React: Tack this Crew when another player performs a React which cancels one of your Actions that will result in a Boarding. Cancel the React.</text:p>
          </table:table-cell>
          <table:table-cell table:number-columns-repeated="999"/>
        </table:table-row>
        <table:table-row table:style-name="ro2">
          <table:table-cell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office:value-type="string" office:string-value="  &lt;card id=~779f0575-8689-4e11-bdf4-b7f586c39d8f~ name=~Talia del Emelia~&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0~ /&gt;&lt;property name=~Influence~ value=~0~ /&gt;&lt;property name=~Swashbuckling~ value=~2~ /&gt;&lt;property name=~Crew Max.~ value=~~ /&gt;&lt;property name=~Move Cost~ value=~~ /&gt;&lt;property name=~Faction~ value=~Brotherhood~ /&gt;&lt;property name=~Text~ value=~Unique • Gunner • Loyal When hiring Talia, you may pay an additional 3 Influence to give her the trait: Fate 1 and +2 Sailing until the end of the game.~ /&gt;&lt;/card&gt;">
            <text:p><text:s text:c="2"/>&lt;card id=~779f0575-8689-4e11-bdf4-b7f586c39d8f~ name=~Talia del Emelia~&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0~ /&gt;&lt;property name=~Influence~ value=~0~ /&gt;&lt;property name=~Swashbuckling~ value=~2~ /&gt;&lt;property name=~Crew Max.~ value=~~ /&gt;&lt;property name=~Move Cost~ value=~~ /&gt;&lt;property name=~Faction~ value=~Brotherhood~ /&gt;&lt;property name=~Text~ value=~Unique • Gunner • Loyal When hiring Talia, you may pay an additional 3 Influence to give her the trait: Fate 1 and +2 Sailing until the end of the game.~ /&gt;&lt;/card&gt;</text:p>
          </table:table-cell>
          <table:table-cell table:formula="of:=CONCATENATE(&quot; &lt;Relationship Target=~/cards/&quot;;[.D69];&quot;.jpg~ Id=~C&quot;;[.C69];&quot;~ Type=~http://schemas.octgn.org/picture~/&gt;&quot;)" office:value-type="string" office:string-value=" &lt;Relationship Target=~/cards/HE_taliadelemelia.jpg~ Id=~C779f0575-8689-4e11-bdf4-b7f586c39d8f~ Type=~http://schemas.octgn.org/picture~/&gt;">
            <text:p><text:s/>&lt;Relationship Target=~/cards/HE_taliadelemelia.jpg~ Id=~C779f0575-8689-4e11-bdf4-b7f586c39d8f~ Type=~http://schemas.octgn.org/picture~/&gt;</text:p>
          </table:table-cell>
          <table:table-cell office:value-type="string">
            <text:p>779f0575-8689-4e11-bdf4-b7f586c39d8f</text:p>
          </table:table-cell>
          <table:table-cell office:value-type="string">
            <text:p>HE_taliadelemelia</text:p>
          </table:table-cell>
          <table:table-cell office:value-type="string">
            <text:p>Talia del Emelia</text:p>
          </table:table-cell>
          <table:table-cell office:value-type="string">
            <text:p>R</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2"/>
          <table:table-cell office:value-type="string">
            <text:p>Brotherhood</text:p>
          </table:table-cell>
          <table:table-cell office:value-type="string">
            <text:p>Unique • Gunner • Loyal When hiring Talia, you may pay an additional 3 Influence to give her the trait: Fate 1 and +2 Sailing until the end of the game.</text:p>
          </table:table-cell>
          <table:table-cell table:number-columns-repeated="999"/>
        </table:table-row>
        <table:table-row table:style-name="ro2">
          <table:table-cell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office:value-type="string" office:string-value="  &lt;card id=~e85b2570-cd9e-46f9-a4c6-87e9bdd7fea3~ name=~Through the 7th Sea~&gt;&lt;property name=~Rarity~ value=~U~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6 Adventuring as an action. Players with a Ship in the Trade Sea may, as an action, pay their Ship’s Move Cost to move their Ship to The Mirror, and viceversa.~ /&gt;&lt;/card&gt;">
            <text:p><text:s text:c="2"/>&lt;card id=~e85b2570-cd9e-46f9-a4c6-87e9bdd7fea3~ name=~Through the 7th Sea~&gt;&lt;property name=~Rarity~ value=~U~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6 Adventuring as an action. Players with a Ship in the Trade Sea may, as an action, pay their Ship’s Move Cost to move their Ship to The Mirror, and viceversa.~ /&gt;&lt;/card&gt;</text:p>
          </table:table-cell>
          <table:table-cell table:formula="of:=CONCATENATE(&quot; &lt;Relationship Target=~/cards/&quot;;[.D70];&quot;.jpg~ Id=~C&quot;;[.C70];&quot;~ Type=~http://schemas.octgn.org/picture~/&gt;&quot;)" office:value-type="string" office:string-value=" &lt;Relationship Target=~/cards/HE_throughthe7thsea.jpg~ Id=~Ce85b2570-cd9e-46f9-a4c6-87e9bdd7fea3~ Type=~http://schemas.octgn.org/picture~/&gt;">
            <text:p><text:s/>&lt;Relationship Target=~/cards/HE_throughthe7thsea.jpg~ Id=~Ce85b2570-cd9e-46f9-a4c6-87e9bdd7fea3~ Type=~http://schemas.octgn.org/picture~/&gt;</text:p>
          </table:table-cell>
          <table:table-cell office:value-type="string">
            <text:p>e85b2570-cd9e-46f9-a4c6-87e9bdd7fea3</text:p>
          </table:table-cell>
          <table:table-cell office:value-type="string">
            <text:p>HE_throughthe7thsea</text:p>
          </table:table-cell>
          <table:table-cell office:value-type="string">
            <text:p>Through the 7th Sea</text:p>
          </table:table-cell>
          <table:table-cell office:value-type="string">
            <text:p>U</text:p>
          </table:table-cell>
          <table:table-cell office:value-type="string">
            <text:p>chanteys</text:p>
          </table:table-cell>
          <table:table-cell table:number-columns-repeated="5"/>
          <table:table-cell office:value-type="string">
            <text:p>D</text:p>
          </table:table-cell>
          <table:table-cell office:value-type="string">
            <text:p>p,t</text:p>
          </table:table-cell>
          <table:table-cell table:number-columns-repeated="8"/>
          <table:table-cell office:value-type="string">
            <text:p>Any player may sink this Chantey by paying 6 Adventuring as an action. Players with a Ship in the Trade Sea may, as an action, pay their Ship’s Move Cost to move their Ship to The Mirror, and viceversa.</text:p>
          </table:table-cell>
          <table:table-cell table:number-columns-repeated="999"/>
        </table:table-row>
        <table:table-row table:style-name="ro2">
          <table:table-cell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office:value-type="string" office:string-value="  &lt;card id=~0fe60494-ac93-426f-ba22-39f7f6220e05~ name=~Tungsinn (&amp;quot;Gloom&amp;qu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Lærdom 1 Knack React: Tack instead of performing a Boarding Attack. Target and tack a Crew on the other Ship with an Influence cost less than double this Crew’s Lærdom.~ /&gt;&lt;/card&gt;">
            <text:p><text:s text:c="2"/>&lt;card id=~0fe60494-ac93-426f-ba22-39f7f6220e05~ name=~Tungsinn (&amp;quot;Gloom&amp;qu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Lærdom 1 Knack React: Tack instead of performing a Boarding Attack. Target and tack a Crew on the other Ship with an Influence cost less than double this Crew’s Lærdom.~ /&gt;&lt;/card&gt;</text:p>
          </table:table-cell>
          <table:table-cell table:formula="of:=CONCATENATE(&quot; &lt;Relationship Target=~/cards/&quot;;[.D71];&quot;.jpg~ Id=~C&quot;;[.C71];&quot;~ Type=~http://schemas.octgn.org/picture~/&gt;&quot;)" office:value-type="string" office:string-value=" &lt;Relationship Target=~/cards/HE_tungsinngloom.jpg~ Id=~C0fe60494-ac93-426f-ba22-39f7f6220e05~ Type=~http://schemas.octgn.org/picture~/&gt;">
            <text:p><text:s/>&lt;Relationship Target=~/cards/HE_tungsinngloom.jpg~ Id=~C0fe60494-ac93-426f-ba22-39f7f6220e05~ Type=~http://schemas.octgn.org/picture~/&gt;</text:p>
          </table:table-cell>
          <table:table-cell office:value-type="string">
            <text:p>0fe60494-ac93-426f-ba22-39f7f6220e05</text:p>
          </table:table-cell>
          <table:table-cell office:value-type="string">
            <text:p>HE_tungsinngloom</text:p>
          </table:table-cell>
          <table:table-cell office:value-type="string">
            <text:p>Tungsinn (&amp;quot;Gloom&amp;quot;)</text:p>
          </table:table-cell>
          <table:table-cell office:value-type="string">
            <text:p>R</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 Unique • Lærdom 1 Knack React: Tack instead of performing a Boarding Attack. Target and tack a Crew on the other Ship with an Influence cost less than double this Crew’s Lærdom.</text:p>
          </table:table-cell>
          <table:table-cell table:number-columns-repeated="999"/>
        </table:table-row>
        <table:table-row table:style-name="ro2">
          <table:table-cell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office:value-type="string" office:string-value="  &lt;card id=~da8e2432-e9fe-42e4-b9c9-bda05aaeceda~ name=~Two Dagger Dir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Topman • Swordsman +2 (Dirk inflicts 2 extra hits during Boarding Attacks) React: Discard a card from your hand after Dirk has played a Boarding Attack. Change that Boarding Attack to a Slash.~ /&gt;&lt;/card&gt;">
            <text:p><text:s text:c="2"/>&lt;card id=~da8e2432-e9fe-42e4-b9c9-bda05aaeceda~ name=~Two Dagger Dir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Topman • Swordsman +2 (Dirk inflicts 2 extra hits during Boarding Attacks) React: Discard a card from your hand after Dirk has played a Boarding Attack. Change that Boarding Attack to a Slash.~ /&gt;&lt;/card&gt;</text:p>
          </table:table-cell>
          <table:table-cell table:formula="of:=CONCATENATE(&quot; &lt;Relationship Target=~/cards/&quot;;[.D72];&quot;.jpg~ Id=~C&quot;;[.C72];&quot;~ Type=~http://schemas.octgn.org/picture~/&gt;&quot;)" office:value-type="string" office:string-value=" &lt;Relationship Target=~/cards/HE_twodaggerdirk.jpg~ Id=~Cda8e2432-e9fe-42e4-b9c9-bda05aaeceda~ Type=~http://schemas.octgn.org/picture~/&gt;">
            <text:p><text:s/>&lt;Relationship Target=~/cards/HE_twodaggerdirk.jpg~ Id=~Cda8e2432-e9fe-42e4-b9c9-bda05aaeceda~ Type=~http://schemas.octgn.org/picture~/&gt;</text:p>
          </table:table-cell>
          <table:table-cell office:value-type="string">
            <text:p>da8e2432-e9fe-42e4-b9c9-bda05aaeceda</text:p>
          </table:table-cell>
          <table:table-cell office:value-type="string">
            <text:p>HE_twodaggerdirk</text:p>
          </table:table-cell>
          <table:table-cell office:value-type="string">
            <text:p>Two Dagger Dirk</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
          <table:table-cell office:value-type="string">
            <text:p>Gosse's Gentlemen</text:p>
          </table:table-cell>
          <table:table-cell office:value-type="string">
            <text:p>Topman • Swordsman +2 (Dirk inflicts 2 extra hits during Boarding Attacks) React: Discard a card from your hand after Dirk has played a Boarding Attack. Change that Boarding Attack to a Slash.</text:p>
          </table:table-cell>
          <table:table-cell table:number-columns-repeated="999"/>
        </table:table-row>
        <table:table-row table:style-name="ro2">
          <table:table-cell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office:value-type="string" office:string-value="  &lt;card id=~dfeee40b-ddfb-43a0-b5c9-a092490655bb~ name=~Valgard Skaardalnei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3~ /&gt;&lt;property name=~Crew Max.~ value=~~ /&gt;&lt;property name=~Move Cost~ value=~~ /&gt;&lt;property name=~Faction~ value=~Vesten~ /&gt;&lt;property name=~Text~ value=~Unique • Heroic • Loyal When hiring Valgard, you may pay an additional 3 Influence to give him the trait: Lærdom 1 and +2 Influence until the end of the game.~ /&gt;&lt;/card&gt;">
            <text:p><text:s text:c="2"/>&lt;card id=~dfeee40b-ddfb-43a0-b5c9-a092490655bb~ name=~Valgard Skaardalnei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3~ /&gt;&lt;property name=~Crew Max.~ value=~~ /&gt;&lt;property name=~Move Cost~ value=~~ /&gt;&lt;property name=~Faction~ value=~Vesten~ /&gt;&lt;property name=~Text~ value=~Unique • Heroic • Loyal When hiring Valgard, you may pay an additional 3 Influence to give him the trait: Lærdom 1 and +2 Influence until the end of the game.~ /&gt;&lt;/card&gt;</text:p>
          </table:table-cell>
          <table:table-cell table:formula="of:=CONCATENATE(&quot; &lt;Relationship Target=~/cards/&quot;;[.D73];&quot;.jpg~ Id=~C&quot;;[.C73];&quot;~ Type=~http://schemas.octgn.org/picture~/&gt;&quot;)" office:value-type="string" office:string-value=" &lt;Relationship Target=~/cards/HE_valgardskaardalneir.jpg~ Id=~Cdfeee40b-ddfb-43a0-b5c9-a092490655bb~ Type=~http://schemas.octgn.org/picture~/&gt;">
            <text:p><text:s/>&lt;Relationship Target=~/cards/HE_valgardskaardalneir.jpg~ Id=~Cdfeee40b-ddfb-43a0-b5c9-a092490655bb~ Type=~http://schemas.octgn.org/picture~/&gt;</text:p>
          </table:table-cell>
          <table:table-cell office:value-type="string">
            <text:p>dfeee40b-ddfb-43a0-b5c9-a092490655bb</text:p>
          </table:table-cell>
          <table:table-cell office:value-type="string">
            <text:p>HE_valgardskaardalneir</text:p>
          </table:table-cell>
          <table:table-cell office:value-type="string">
            <text:p>Valgard Skaardalneir</text:p>
          </table:table-cell>
          <table:table-cell office:value-type="string">
            <text:p>R</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office:value-type="float" office:value="2">
            <text:p>2</text:p>
          </table:table-cell>
          <table:table-cell office:value-type="float" office:value="3">
            <text:p>3</text:p>
          </table:table-cell>
          <table:table-cell table:number-columns-repeated="2"/>
          <table:table-cell office:value-type="string">
            <text:p>Vesten</text:p>
          </table:table-cell>
          <table:table-cell office:value-type="string">
            <text:p>Unique • Heroic • Loyal When hiring Valgard, you may pay an additional 3 Influence to give him the trait: Lærdom 1 and +2 Influence until the end of the game.</text:p>
          </table:table-cell>
          <table:table-cell table:number-columns-repeated="999"/>
        </table:table-row>
        <table:table-row table:style-name="ro2">
          <table:table-cell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office:value-type="string" office:string-value="  &lt;card id=~a1d37feb-0e1d-4739-b0c0-11c0741947eb~ name=~Volt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4~ /&gt;&lt;property name=~Crew Max.~ value=~~ /&gt;&lt;property name=~Move Cost~ value=~~ /&gt;&lt;property name=~Faction~ value=~Crimson Rogers~ /&gt;&lt;property name=~Text~ value=~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 /&gt;&lt;/card&gt;">
            <text:p><text:s text:c="2"/>&lt;card id=~a1d37feb-0e1d-4739-b0c0-11c0741947eb~ name=~Volt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4~ /&gt;&lt;property name=~Crew Max.~ value=~~ /&gt;&lt;property name=~Move Cost~ value=~~ /&gt;&lt;property name=~Faction~ value=~Crimson Rogers~ /&gt;&lt;property name=~Text~ value=~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 /&gt;&lt;/card&gt;</text:p>
          </table:table-cell>
          <table:table-cell table:formula="of:=CONCATENATE(&quot; &lt;Relationship Target=~/cards/&quot;;[.D74];&quot;.jpg~ Id=~C&quot;;[.C74];&quot;~ Type=~http://schemas.octgn.org/picture~/&gt;&quot;)" office:value-type="string" office:string-value=" &lt;Relationship Target=~/cards/HE_volta.jpg~ Id=~Ca1d37feb-0e1d-4739-b0c0-11c0741947eb~ Type=~http://schemas.octgn.org/picture~/&gt;">
            <text:p><text:s/>&lt;Relationship Target=~/cards/HE_volta.jpg~ Id=~Ca1d37feb-0e1d-4739-b0c0-11c0741947eb~ Type=~http://schemas.octgn.org/picture~/&gt;</text:p>
          </table:table-cell>
          <table:table-cell office:value-type="string">
            <text:p>a1d37feb-0e1d-4739-b0c0-11c0741947eb</text:p>
          </table:table-cell>
          <table:table-cell office:value-type="string">
            <text:p>HE_volta</text:p>
          </table:table-cell>
          <table:table-cell office:value-type="string">
            <text:p>Volta</text:p>
          </table:table-cell>
          <table:table-cell office:value-type="string">
            <text:p>R</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0">
            <text:p>0</text:p>
          </table:table-cell>
          <table:table-cell office:value-type="float" office:value="4">
            <text:p>4</text:p>
          </table:table-cell>
          <table:table-cell office:value-type="float" office:value="2">
            <text:p>2</text:p>
          </table:table-cell>
          <table:table-cell office:value-type="float" office:value="4">
            <text:p>4</text:p>
          </table:table-cell>
          <table:table-cell table:number-columns-repeated="2"/>
          <table:table-cell office:value-type="string">
            <text:p>Crimson Rogers</text:p>
          </table:table-cell>
          <table:table-cell office:value-type="string">
            <text:p>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text:p>
          </table:table-cell>
          <table:table-cell table:number-columns-repeated="999"/>
        </table:table-row>
        <table:table-row table:style-name="ro2">
          <table:table-cell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office:value-type="string" office:string-value="  &lt;card id=~da730d92-5e6e-48ce-8b75-1881c76dea46~ name=~We'll Get Him Bac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 /&gt;&lt;/card&gt;">
            <text:p><text:s text:c="2"/>&lt;card id=~da730d92-5e6e-48ce-8b75-1881c76dea46~ name=~We'll Get Him Bac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 /&gt;&lt;/card&gt;</text:p>
          </table:table-cell>
          <table:table-cell table:formula="of:=CONCATENATE(&quot; &lt;Relationship Target=~/cards/&quot;;[.D75];&quot;.jpg~ Id=~C&quot;;[.C75];&quot;~ Type=~http://schemas.octgn.org/picture~/&gt;&quot;)" office:value-type="string" office:string-value=" &lt;Relationship Target=~/cards/HE_wellgethimback.jpg~ Id=~Cda730d92-5e6e-48ce-8b75-1881c76dea46~ Type=~http://schemas.octgn.org/picture~/&gt;">
            <text:p><text:s/>&lt;Relationship Target=~/cards/HE_wellgethimback.jpg~ Id=~Cda730d92-5e6e-48ce-8b75-1881c76dea46~ Type=~http://schemas.octgn.org/picture~/&gt;</text:p>
          </table:table-cell>
          <table:table-cell office:value-type="string">
            <text:p>da730d92-5e6e-48ce-8b75-1881c76dea46</text:p>
          </table:table-cell>
          <table:table-cell office:value-type="string">
            <text:p>HE_wellgethimback</text:p>
          </table:table-cell>
          <table:table-cell office:value-type="string">
            <text:p>We'll Get Him Back!</text:p>
          </table:table-cell>
          <table:table-cell office:value-type="string">
            <text:p>U</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text:p>
          </table:table-cell>
          <table:table-cell table:number-columns-repeated="999"/>
        </table:table-row>
        <table:table-row table:style-name="ro2">
          <table:table-cell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office:value-type="string" office:string-value="  &lt;card id=~83d5ca4b-b495-4558-ac7b-604ae102a4cb~ name=~What Does Not Kill Us~&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ompleted Adventures that provide printed Skill bonuses of +4 or more provide an additional +2 to the appropriate Skill(s).~ /&gt;&lt;/card&gt;">
            <text:p><text:s text:c="2"/>&lt;card id=~83d5ca4b-b495-4558-ac7b-604ae102a4cb~ name=~What Does Not Kill Us~&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ompleted Adventures that provide printed Skill bonuses of +4 or more provide an additional +2 to the appropriate Skill(s).~ /&gt;&lt;/card&gt;</text:p>
          </table:table-cell>
          <table:table-cell table:formula="of:=CONCATENATE(&quot; &lt;Relationship Target=~/cards/&quot;;[.D76];&quot;.jpg~ Id=~C&quot;;[.C76];&quot;~ Type=~http://schemas.octgn.org/picture~/&gt;&quot;)" office:value-type="string" office:string-value=" &lt;Relationship Target=~/cards/HE_whatdoesnotkillus.jpg~ Id=~C83d5ca4b-b495-4558-ac7b-604ae102a4cb~ Type=~http://schemas.octgn.org/picture~/&gt;">
            <text:p><text:s/>&lt;Relationship Target=~/cards/HE_whatdoesnotkillus.jpg~ Id=~C83d5ca4b-b495-4558-ac7b-604ae102a4cb~ Type=~http://schemas.octgn.org/picture~/&gt;</text:p>
          </table:table-cell>
          <table:table-cell office:value-type="string">
            <text:p>83d5ca4b-b495-4558-ac7b-604ae102a4cb</text:p>
          </table:table-cell>
          <table:table-cell office:value-type="string">
            <text:p>HE_whatdoesnotkillus</text:p>
          </table:table-cell>
          <table:table-cell office:value-type="string">
            <text:p>What Does Not Kill Us</text:p>
          </table:table-cell>
          <table:table-cell office:value-type="string">
            <text:p>C</text:p>
          </table:table-cell>
          <table:table-cell office:value-type="string">
            <text:p>chanteys</text:p>
          </table:table-cell>
          <table:table-cell table:number-columns-repeated="5"/>
          <table:table-cell office:value-type="string">
            <text:p>D</text:p>
          </table:table-cell>
          <table:table-cell office:value-type="string">
            <text:p>p,t</text:p>
          </table:table-cell>
          <table:table-cell table:number-columns-repeated="8"/>
          <table:table-cell office:value-type="string">
            <text:p>All completed Adventures that provide printed Skill bonuses of +4 or more provide an additional +2 to the appropriate Skill(s).</text:p>
          </table:table-cell>
          <table:table-cell table:number-columns-repeated="999"/>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8P0" style:volatile="true">
      <number:number number: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1">01/02/2012</text:date>, <text:time>20:53: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nstantine </meta:initial-creator>
    <meta:creation-date>2011-06-24T23:48:29.34</meta:creation-date>
    <dc:date>2012-02-01T20:53:13.27</dc:date>
    <dc:creator>Konstantinos Thoukydidis</dc:creator>
    <meta:editing-duration>PT5H26M31S</meta:editing-duration>
    <meta:editing-cycles>12</meta:editing-cycles>
    <meta:generator>OpenOffice.org/3.3$Win32 OpenOffice.org_project/330m20$Build-9567</meta:generator>
    <meta:document-statistic meta:table-count="3" meta:cell-count="1746" meta:object-count="0"/>
    <meta:user-defined meta:name="Info 1"/>
    <meta:user-defined meta:name="Info 2"/>
    <meta:user-defined meta:name="Info 3"/>
    <meta:user-defined meta:name="Info 4"/>
  </office:meta>
</office:document-meta>
</file>